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38.75mm"/>
    </style:style>
    <style:style style:name="co3" style:family="table-column">
      <style:table-column-properties fo:break-before="auto" style:column-width="158.27mm"/>
    </style:style>
    <style:style style:name="co4" style:family="table-column">
      <style:table-column-properties fo:break-before="auto" style:column-width="28.89mm"/>
    </style:style>
    <style:style style:name="co5" style:family="table-column">
      <style:table-column-properties fo:break-before="auto" style:column-width="84.56mm"/>
    </style:style>
    <style:style style:name="co6" style:family="table-column">
      <style:table-column-properties fo:break-before="auto" style:column-width="157.53mm"/>
    </style:style>
    <style:style style:name="co7" style:family="table-column">
      <style:table-column-properties fo:break-before="auto" style:column-width="80.13mm"/>
    </style:style>
    <style:style style:name="co9" style:family="table-column">
      <style:table-column-properties fo:break-before="auto" style:column-width="22.58mm"/>
    </style:style>
    <style:style style:name="ro6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12.1mm" fo:break-before="auto" style:use-optimal-row-height="true"/>
    </style:style>
    <style:style style:name="ro7" style:family="table-row">
      <style:table-row-properties style:row-height="6.23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Tahoma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7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4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2:Foglio1.D1048488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3"/>
        <table:table-column table:style-name="co6" table:default-cell-style-name="ce3"/>
        <table:table-column table:style-name="co7" table:default-cell-style-name="ce3"/>
        <table:table-column table:style-name="co9" table:number-columns-repeated="1016" table:default-cell-style-name="ce3"/>
        <table:table-column table:style-name="co9" table:number-columns-repeated="2" table:default-cell-style-name="Default"/>
        <table:table-row table:style-name="ro2">
          <table:table-cell table:style-name="ce1" office:value-type="string" calcext:value-type="string">
            <text:p>NOMINATIVO</text:p>
          </table:table-cell>
          <table:table-cell table:style-name="ce1"/>
          <table:table-cell table:style-name="ce1" office:value-type="string" calcext:value-type="string">
            <text:p>TIPO</text:p>
          </table:table-cell>
          <table:table-cell table:style-name="ce9" office:value-type="string" calcext:value-type="string">
            <text:p>NUMERO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6"/>
          <table:table-cell table:style-name="ce17" table:number-columns-repeated="242"/>
          <table:table-cell table:style-name="ce18" table:number-columns-repeated="769"/>
          <table:table-cell table:style-name="ce19" table:number-columns-repeated="2"/>
        </table:table-row>
        <table:table-row table:style-name="ro3">
          <table:table-cell table:style-name="ce2" office:value-type="string" calcext:value-type="string">
            <text:p>ABISATI ALBERT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764529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BM SISTEMI (COMPUTE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177</text:p>
          </table:table-cell>
          <table:table-cell table:style-name="ce2" office:value-type="string" calcext:value-type="string">
            <text:p>COMPUTER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DRIA FRUT</text:p>
          </table:table-cell>
          <table:table-cell table:style-name="ce2" office:value-type="string" calcext:value-type="string">
            <text:p>MERCATO 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8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GANDI MASSIMO</text:p>
          </table:table-cell>
          <table:table-cell table:style-name="ce2" office:value-type="string" calcext:value-type="string">
            <text:p>CETRIOLI ZUCCHINE FAGIOLINI ETC...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58298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GE CONTROL – BANCA DATI (X VARIAZIO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6-39894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E CONTROL – DOTT.CONTI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47773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E CONTROL – ROM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6-3989423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ENZIA IMMOBILIARE GRIMALDI (ISOLA D/SCALA)</text:p>
          </table:table-cell>
          <table:table-cell table:style-name="ce2" office:value-type="string" calcext:value-type="string">
            <text:p>LORENZO PADOVANI (PER CASA FOGGIN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68069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GENZIA TRANS MERCURIO (NAPOLI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55353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GENZIA TRANS MERCURIO (NAPOLI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81-5187735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GENZIA TRANS MERCURIO (NAPOLI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55076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GRIMONDO</text:p>
          </table:table-cell>
          <table:table-cell table:style-name="ce2" office:value-type="string" calcext:value-type="string">
            <text:p>GIU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35331</text:p>
          </table:table-cell>
          <table:table-cell table:style-name="ce2" table:number-columns-repeated="2"/>
          <table:table-cell table:style-name="ce16" table:number-columns-repeated="5"/>
          <table:table-cell table:style-name="ce2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RIMONDO</text:p>
          </table:table-cell>
          <table:table-cell table:style-name="ce2" office:value-type="string" calcext:value-type="string">
            <text:p>SAR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500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GRIMPORT (BG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5-95833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RIMPORT (BG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95838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GRIVERDE (RICAMBI TRATTORI V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26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BERTO CANOVA (EX UNIFACTOR ORA GENERALI VR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1190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D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9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LEACOM (BG BERGAMO)</text:p>
          </table:table-cell>
          <table:table-cell table:style-name="ce2" office:value-type="string" calcext:value-type="string">
            <text:p>DITTA SERIA CHE PAGA 60 GG -DATO NUMERO BRESCIA</text:p>
          </table:table-cell>
          <table:table-cell table:style-name="ce2"/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FANO GERARDO</text:p>
          </table:table-cell>
          <table:table-cell table:style-name="ce2" office:value-type="string" calcext:value-type="string">
            <text:p>SALERNO X FINOCCH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767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FANO GERARDO</text:p>
          </table:table-cell>
          <table:table-cell table:style-name="ce2" office:value-type="string" calcext:value-type="string">
            <text:p>UFF.BARBARA O DOMENIC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014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FONSO PEPE (NAPOL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166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LITRANSPORT</text:p>
          </table:table-cell>
          <table:table-cell table:style-name="ce2" office:value-type="string" calcext:value-type="string">
            <text:p>AG.TRASP.ARCHIMED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5-5777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11-34938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 office:value-type="string" calcext:value-type="string">
            <text:p>MOHAMED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1236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 office:value-type="string" calcext:value-type="string">
            <text:p>MOHAMEDA 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949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 office:value-type="string" calcext:value-type="string">
            <text:p>VINC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533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4937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A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49376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AMBROSI (CASALEONE)</text:p>
          </table:table-cell>
          <table:table-cell office:value-type="string" calcext:value-type="string">
            <text:p>figlio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3-289810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(CASALEONE)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48-32003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FAX</text:p>
          </table:table-cell>
          <table:table-cell table:style-name="ce3" office:value-type="string" calcext:value-type="string">
            <text:p>0442-3326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TEL</text:p>
          </table:table-cell>
          <table:table-cell table:style-name="ce3" office:value-type="string" calcext:value-type="string">
            <text:p>0442-332673</text:p>
          </table:table-cell>
          <table:table-cell table:number-columns-repeated="2"/>
          <table:table-cell table:style-name="ce2" table:number-columns-repeated="247"/>
          <table:table-cell table:number-columns-repeated="771"/>
        </table:table-row>
        <table:table-row table:style-name="ro3">
          <table:table-cell table:style-name="ce2" office:value-type="string" calcext:value-type="string">
            <text:p>AMBROSI NERIN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48530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OSI NE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318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735-725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style-name="ce2" office:value-type="string" calcext:value-type="string">
            <text:p>MARZ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2333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style-name="ce2" office:value-type="string" calcext:value-type="string">
            <text:p>MARZ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571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style-name="ce2" office:value-type="string" calcext:value-type="string">
            <text:p>MARZ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1933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MBRUOSI MARZIANO E VISCARDI</text:p>
          </table:table-cell>
          <table:table-cell table:style-name="ce2" office:value-type="string" calcext:value-type="string">
            <text:p>MARZI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24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DREIS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7109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DREI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227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DRIOLO GINO</text:p>
          </table:table-cell>
          <table:table-cell table:style-name="ce2" office:value-type="string" calcext:value-type="string">
            <text:p>PER CETRIOL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640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GELUCCI SANDRO (natura crea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267693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ELUCCI SANDRO (natura cre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96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AUTI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8638230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AUTI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751590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02950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GIANLUCA (LO Z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5085015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NGIZIA (DI GIAMBERARDINO FRANCESCO)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741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NAPAO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97799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TOLINI TRASPORTI E SPEDIZIONI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7014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NTONACCI VINCENZO (APRICEN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48604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BIZANI MAUR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214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BIZANI MAU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7222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CHIMEDE (DI GIUSEPPE GIULIAN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931-722276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RCHIMEDE (DI GIUSEPPE GIULIANO)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79029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RCHIMEDE (DI GIUSEPPE GIULI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1-722376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RENA FRUIT SRL (RADICCHIO EXPORT)</text:p>
          </table:table-cell>
          <table:table-cell table:style-name="ce2" office:value-type="string" calcext:value-type="string">
            <text:p>S. MARIA DI ZEVIO VR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322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ENA FRUIT SRL (RADICCHIO EXPORT)</text:p>
          </table:table-cell>
          <table:table-cell table:style-name="ce2" office:value-type="string" calcext:value-type="string">
            <text:p>S. MARIA DI ZEVIO VR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384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ENA FRUIT SRL (RADICCHIO EXPORT)</text:p>
          </table:table-cell>
          <table:table-cell table:style-name="ce2" office:value-type="string" calcext:value-type="string">
            <text:p>S. MARIA DI ZEVIO VR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7303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ENA FRUTT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257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PAV</text:p>
          </table:table-cell>
          <table:table-cell table:style-name="ce2" office:value-type="string" calcext:value-type="string">
            <text:p>SIG.PEGORARO (PER ANALISI TERREN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463659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RTEC PROGETTI</text:p>
          </table:table-cell>
          <table:table-cell table:style-name="ce2" office:value-type="string" calcext:value-type="string">
            <text:p>GARIS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704656</text:p>
          </table:table-cell>
          <table:table-cell table:style-name="ce2" office:value-type="string" calcext:value-type="string">
            <text:p>STUDI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RTEC PROGET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120</text:p>
          </table:table-cell>
          <table:table-cell table:style-name="ce2" office:value-type="string" calcext:value-type="string">
            <text:p>STUDIO</text:p>
          </table:table-cell>
          <table:table-cell table:style-name="ce2" office:value-type="string" calcext:value-type="string">
            <text:p>AUTO</text:p>
          </table:table-cell>
          <table:table-cell table:style-name="ce2" table:number-columns-repeated="5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CIONE SRL</text:p>
          </table:table-cell>
          <table:table-cell table:style-name="ce2" office:value-type="string" calcext:value-type="string">
            <text:p>POSTEGGIO MIL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990134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CIONE SRL</text:p>
          </table:table-cell>
          <table:table-cell table:style-name="ce2" office:value-type="string" calcext:value-type="string">
            <text:p>POSTEGGIO MILANO – F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2-5501760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PARAGO D'ORO (COOP.ARCORE)</text:p>
          </table:table-cell>
          <table:table-cell table:style-name="ce2" office:value-type="string" calcext:value-type="string">
            <text:p>PIERO (PER RADICCHIO VERON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355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ICOM</text:p>
          </table:table-cell>
          <table:table-cell table:style-name="ce2" office:value-type="string" calcext:value-type="string">
            <text:p>NUOVO AGENTE MAGRINI MAUR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2-9615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ICOM</text:p>
          </table:table-cell>
          <table:table-cell table:style-name="ce2" office:value-type="string" calcext:value-type="string">
            <text:p>NUOVO AGENTE MAGRINI MAUR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96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ICOM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968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SITALIA</text:p>
          </table:table-cell>
          <table:table-cell table:style-name="ce2" office:value-type="string" calcext:value-type="string">
            <text:p>CELLULARE REPERIBILE SIG.RIGOLD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54315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ITALIA</text:p>
          </table:table-cell>
          <table:table-cell table:style-name="ce2" office:value-type="string" calcext:value-type="string">
            <text:p>CERE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0114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SITALI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31611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ASSITAL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3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O INFORMATICA (ALFONSO TECNICO PC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2045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SSO INFORMATICA (ALFON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5129</text:p>
          </table:table-cell>
          <table:table-cell table:style-name="ce2" office:value-type="string" calcext:value-type="string">
            <text:p>COMPUTER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234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233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3-5657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 office:value-type="string" calcext:value-type="string">
            <text:p>NICO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234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 (AGENZIA TRASPORTI RIUNIT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83-5655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TRI (NOGA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7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RORA COOP.MELONI PACHINO</text:p>
          </table:table-cell>
          <table:table-cell table:style-name="ce2" office:value-type="string" calcext:value-type="string">
            <text:p>CINZ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78843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RORA COOP.MELONI PACH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1-5943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BOVOLONE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02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CENTER</text:p>
          </table:table-cell>
          <table:table-cell table:style-name="ce2" office:value-type="string" calcext:value-type="string">
            <text:p>RENATO BELL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4530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CENTE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5881 / 2 / 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. ARMATRUDO DOMENICO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399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. ARMATRUDO DOMENICO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3990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..AUTUORI GROUP S.R.L.</text:p>
          </table:table-cell>
          <table:table-cell table:style-name="ce2" office:value-type="string" calcext:value-type="string">
            <text:p>SALERNO (TIT. GENNARO AUTUORI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9-3846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..AUTUORI GROUP S.R.L.</text:p>
          </table:table-cell>
          <table:table-cell table:style-name="ce2" office:value-type="string" calcext:value-type="string">
            <text:p>SALERNO (TIT. GENNARO AUTUOR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3845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GIANELLI (BARI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21250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FRAN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7471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60017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2136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9845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LA ROSA</text:p>
          </table:table-cell>
          <table:table-cell table:style-name="ce2" office:value-type="string" calcext:value-type="string">
            <text:p>SALER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9845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REANI D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8185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CARABELLO ANDRIA</text:p>
          </table:table-cell>
          <table:table-cell table:style-name="ce2" office:value-type="string" calcext:value-type="string">
            <text:p>(PER FARETR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3-5665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ERENA E STIRPE</text:p>
          </table:table-cell>
          <table:table-cell table:style-name="ce2" office:value-type="string" calcext:value-type="string">
            <text:p>AVEZZ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223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ERENA E STIRPE</text:p>
          </table:table-cell>
          <table:table-cell table:style-name="ce2" office:value-type="string" calcext:value-type="string">
            <text:p>SIG.MONACEL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829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I.FO.</text:p>
          </table:table-cell>
          <table:table-cell table:style-name="ce2" office:value-type="string" calcext:value-type="string">
            <text:p>ADRIA (BA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83-5436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I.FO.</text:p>
          </table:table-cell>
          <table:table-cell table:style-name="ce2" office:value-type="string" calcext:value-type="string">
            <text:p>ADRIA (B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3-5436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TRASPORTI SORGENT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3846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UTOZETA DI ZANDA</text:p>
          </table:table-cell>
          <table:table-cell table:style-name="ce2" office:value-type="string" calcext:value-type="string">
            <text:p>CENTRO REVISI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8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ESANI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53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MICHELE CAMP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047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ELENA PUSCEDDU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vv.pusceddu@lpn3.it" xlink:type="simple">avv.pusceddu@lpn3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FRANCESCO SANSEGOL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vv.sansegolo@lpn3.it" xlink:type="simple">avv.sansegolo@lpn3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GIOVANNA BIANCH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vv.bianchi@lpn3.it" xlink:type="simple">avv.bianchi@lpn3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SANSEG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7090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 office:value-type="string" calcext:value-type="string">
            <text:p>SEGRETERI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segreteria.civile@lpn3.it" xlink:type="simple">segreteria.civile@lpn3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5-04003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.TO STUDIO SANSEGOLO PUSCEDDU &amp; ASSOCIATI (CUCCH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04003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SANDRINI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005223</text:p>
          </table:table-cell>
          <table:table-cell table:style-name="ce2" office:value-type="string" calcext:value-type="string">
            <text:p>AVVOCAT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SANDRI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91047</text:p>
          </table:table-cell>
          <table:table-cell table:style-name="ce2" office:value-type="string" calcext:value-type="string">
            <text:p>AVVOCAT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VENTURI ROBERTO</text:p>
          </table:table-cell>
          <table:table-cell table:style-name="ce2" office:value-type="string" calcext:value-type="string">
            <text:p>STUDIO ISO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3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VENTURI ROBERTO</text:p>
          </table:table-cell>
          <table:table-cell table:style-name="ce2" office:value-type="string" calcext:value-type="string">
            <text:p>UFICIO 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031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VENTURI RO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68821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VVOCATO VENTURI ROBERT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92731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XA (ISOLA D. SCALA)</text:p>
          </table:table-cell>
          <table:table-cell table:style-name="ce2" office:value-type="string" calcext:value-type="string">
            <text:p>PER FIDEJUSSIONI JESSIC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6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AXA (ISOLA D. SCALA)</text:p>
          </table:table-cell>
          <table:table-cell table:style-name="ce2" office:value-type="string" calcext:value-type="string">
            <text:p>PER FIDEJUSSIONI JESSI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2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LD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4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ANDREA SARTOR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.sartori@bancopopolare.it" xlink:type="simple">a.sartori@bancopopolare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FILIALE ISOLA: MAR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9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FILIALE TREVENZU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3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GESTORE IMPRESE (SEGRETERIA): BONIZZATO SIMONETT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simonetta.bonizzato@bancopopolare.it" xlink:type="simple">simonetta.bonizzato@bancopopolare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GESTORE IMPRESE (SEGRETERIA): BONIZZATO SIMONET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912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GESTORE IMPRESE: GLORIA PAVAN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12899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GESTORE IMPRESE: GLORIA PAVAN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5801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GESTORE IMPRESE: GLORIA PAVAN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gloria.pavan@bancopopolare.it" xlink:type="simple">gloria.pavan@bancopopolare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ERONA</text:p>
          </table:table-cell>
          <table:table-cell table:style-name="ce2" office:value-type="string" calcext:value-type="string">
            <text:p>GESTORE IMPRESE: GLORIA PAVAN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912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ALESSANDRO AMBROSO (CAPOAREA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77339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DIRETTORE: EDOARDO DELL'O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106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GESTORE IMPRESE 2015 – EMANUELE SIMEONI DIRE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99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GESTORE IMPRESE 2015 – EMANUELE SIMEONI DIRET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9322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GESTORE IMPRESE 2015 – EMANUELE SIMEONI DIRETT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emanuele.simeoni@popvi.it" xlink:type="simple">emanuele.simeoni@popvi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 office:value-type="string" calcext:value-type="string">
            <text:p>GESTORE IMPRESE 2015 – EMANUELE SIMEONI DIRE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22275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1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POPOLARE DI VICENZA (FIL.ISO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0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</text:p>
          </table:table-cell>
          <table:table-cell table:style-name="ce2" office:value-type="string" calcext:value-type="string">
            <text:p>DIRETTORE MARCO MALGHER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9825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 (DIRETT.MARCO MALGHERINI)</text:p>
          </table:table-cell>
          <table:table-cell table:style-name="ce2" office:value-type="string" calcext:value-type="string">
            <text:p>BOVOL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2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 (DIRETT.MARCO MALGHERINI)</text:p>
          </table:table-cell>
          <table:table-cell table:style-name="ce2" office:value-type="string" calcext:value-type="string">
            <text:p>BOVOLONE F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15-24331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 (DIRETT.MARCO MALGHERINI)</text:p>
          </table:table-cell>
          <table:table-cell table:style-name="ce2" office:value-type="string" calcext:value-type="string">
            <text:p>FERRARINI FAUS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0853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NCA SELLA (DIRETT.MARCO MALGHERINI)</text:p>
          </table:table-cell>
          <table:table-cell table:style-name="ce2" office:value-type="string" calcext:value-type="string">
            <text:p>LEGNAG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0016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40-84421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5-7383738</text:p>
          </table:table-cell>
          <table:table-cell table:number-columns-repeated="2"/>
          <table:table-cell table:style-name="ce2" table:number-columns-repeated="247"/>
          <table:table-cell table:number-columns-repeated="771"/>
        </table:table-row>
        <table:table-row table:style-name="ro3">
          <table:table-cell table:style-name="ce2" office:value-type="string" calcext:value-type="string">
            <text:p>BANCALI USATI</text:p>
          </table:table-cell>
          <table:table-cell table:style-name="ce2" office:value-type="string" calcext:value-type="string">
            <text:p>SOLO PALLET – BERGA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88042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ATELLA (PRIMO MATTINO) (STEFAN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11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ATELLA (PRIMO MATTINO) (STEF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3488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ATELLA (PRIMO MATTINO) (STEF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606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ATELLA (PRIMO MATTINO) (STEFANO)</text:p>
          </table:table-cell>
          <table:table-cell table:style-name="Default"/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BIERI NASTRI TRASPORTATORI</text:p>
          </table:table-cell>
          <table:table-cell table:style-name="ce2" office:value-type="string" calcext:value-type="string">
            <text:p>RAPPRESENTANTE COMMERCIA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1604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BIERI NASTRI TRASPORTATOR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5108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RBIERI NASTRI TRASPORTATOR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108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SILI PRI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568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SILI PRIM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658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SSO (ANTONIO) (SEMINA RADICCHI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5869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2248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1700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CELLULARE MOGLIE LAUR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1701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FIGLIO 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2678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SSO WALTER</text:p>
          </table:table-cell>
          <table:table-cell table:style-name="ce2" office:value-type="string" calcext:value-type="string">
            <text:p>SERRA – 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4166</text:p>
          </table:table-cell>
          <table:table-cell table:style-name="ce2" office:value-type="string" calcext:value-type="string">
            <text:p>SEMI SEMEN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AZZAN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AZZAN DAN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978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7099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 office:value-type="string" calcext:value-type="string">
            <text:p>MAGDA PER PAGAMENTI</text:p>
          </table:table-cell>
          <table:table-cell table:style-name="ce2" office:value-type="string" calcext:value-type="string">
            <text:p>MAIL</text:p>
          </table:table-cell>
          <table:table-cell table:style-name="ce11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1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 office:value-type="string" calcext:value-type="string">
            <text:p>VENDITORE OSCAR NAZZ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897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2-6030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215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FRUTTA (POSTEGGIO UDI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6028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LINI (AUTOCENTE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5881</text:p>
          </table:table-cell>
          <table:table-cell table:style-name="ce2" office:value-type="string" calcext:value-type="string">
            <text:p>MANUTENZIONI RIPARAZIONI AUTOVETTU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LLINI MASSIMO</text:p>
          </table:table-cell>
          <table:table-cell table:style-name="ce2" office:value-type="string" calcext:value-type="string">
            <text:p>FRAN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242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LINI MASSI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7659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LLINI ORTO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342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ATTI LEILA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27648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ATTI LEI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172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AZZI</text:p>
          </table:table-cell>
          <table:table-cell table:style-name="ce2" office:value-type="string" calcext:value-type="string">
            <text:p>NIPOTE AL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2765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AZZ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3-7191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ETTI LUIGI (LUSIA) (ORTO DEI PAND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2561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ETTI LUIGI (LUSIA) (ORTO DEI PAND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2162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ETTI LUIGI (LUSIA) (ORTO DEI PAND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6075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ETTI LUIGI (LUSIA) (ORTO DEI PAND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11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ENFATTI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0459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NINCASA ENRI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2960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RGAMI (NASTRO LAVORAZIO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631792</text:p>
          </table:table-cell>
          <table:table-cell table:style-name="ce2" office:value-type="string" calcext:value-type="string">
            <text:p>MANUTENZIONI RIPARAZIONI NASTRI TRASPORT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RGAMI (NASTRO LAVORAZIO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633708</text:p>
          </table:table-cell>
          <table:table-cell table:style-name="ce2" office:value-type="string" calcext:value-type="string">
            <text:p>MANUTENZIONI RIPARAZIONI NASTRI TRASPORT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RSANI LUCA</text:p>
          </table:table-cell>
          <table:table-cell table:style-name="ce2" office:value-type="string" calcext:value-type="string">
            <text:p>PER VERZ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7863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RSANI MARCO</text:p>
          </table:table-cell>
          <table:table-cell table:style-name="ce2" office:value-type="string" calcext:value-type="string">
            <text:p>PER VERZ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36541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RTO GIULIO</text:p>
          </table:table-cell>
          <table:table-cell table:style-name="ce2" office:value-type="string" calcext:value-type="string">
            <text:p>(DATO SETTEMBRE 2012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23488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ALFON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0885425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GIO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29529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GUID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0-80620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GUI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443234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MART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7-815934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MART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188458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EVERE MART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641040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ANCHI ARMANDO S.R.L. (VR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699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ANCHI ARMANDO S.R.L. (V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8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ANCHI ELVI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9419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ANCOFIORE GIA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42849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LANCIAI (GUALTIERI)</text:p>
          </table:table-cell>
          <table:table-cell table:style-name="ce2" office:value-type="string" calcext:value-type="string">
            <text:p>DIRETTO (ULTIMO VALIDO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9-893612</text:p>
          </table:table-cell>
          <table:table-cell table:style-name="ce2" office:value-type="string" calcext:value-type="string">
            <text:p>MANUTENZIONI RIPARAZIONI PES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LANCIAI (GUALTIERI)</text:p>
          </table:table-cell>
          <table:table-cell table:style-name="ce2" office:value-type="string" calcext:value-type="string">
            <text:p>RAPP.TE LUCA RAU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1567031 (1)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LANCIAI (GUALTIER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9-5270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LANCIAI (GUALTIERI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cb@coopbilanciai.it" xlink:type="simple">cb@coopbilanciai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ABITAZIONE GIACOM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9373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ABITAZIONE LUCI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9297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ABITAZIONE ROBER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9087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863-72790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GIACO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52632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LUCIA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664829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2128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43034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CA (AVEZZ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53812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IOCHIMICA SIRACU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2-9916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 office:value-type="string" calcext:value-type="string">
            <text:p>FIGLIO EMANU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4285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 office:value-type="string" calcext:value-type="string">
            <text:p>SUO COMMERCIALIST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89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 office:value-type="string" calcext:value-type="string">
            <text:p>SUO COMMERCIALIS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10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9-46481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CLAUD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91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GABRIELE</text:p>
          </table:table-cell>
          <table:table-cell table:style-name="ce2" office:value-type="string" calcext:value-type="string">
            <text:p>AUTISTA GIU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50006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GABR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844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GABRIE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0016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LORENZ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1339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MIRK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71431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SSOLO TARCIS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2893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IXIO CLAUDIO</text:p>
          </table:table-cell>
          <table:table-cell table:style-name="ce2" office:value-type="string" calcext:value-type="string">
            <text:p>PER CONFEZIONI NATALIZI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140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AMMINISTR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9615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AUTISTA CAMIKAZ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56123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AUTISTA 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7151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BARCAR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0583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61-9661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9602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MAGAZZINO CHIAMRE PER VIAGG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9503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MATTIA (FIGLIO BAGGIA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3446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LUE CITY (TRASPORTI PER ORTOMERCATO)</text:p>
          </table:table-cell>
          <table:table-cell table:style-name="ce2" office:value-type="string" calcext:value-type="string">
            <text:p>TITOLARE CARLO CHIAMARE PER VIAG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1116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ARIN MICH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1173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CCA – TIOZZO CAENAZZO ROBERTO</text:p>
          </table:table-cell>
          <table:table-cell table:style-name="ce2" office:value-type="string" calcext:value-type="string">
            <text:p>MEDIATORE CHIOGG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95960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CCA – TIOZZO CAENAZZO ROBERTO</text:p>
          </table:table-cell>
          <table:table-cell table:style-name="ce2" office:value-type="string" calcext:value-type="string">
            <text:p>MEDIATORE CHIOGGI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1-55431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CCA – TIOZZO CAENAZZO ROBERTO</text:p>
          </table:table-cell>
          <table:table-cell table:style-name="ce2" office:value-type="string" calcext:value-type="string">
            <text:p>MEDIATORE CHIOGGI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caenazzo.bocca@yahoo.it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DIN GIUSEPPE</text:p>
          </table:table-cell>
          <table:table-cell table:style-name="ce2" office:value-type="string" calcext:value-type="string">
            <text:p>LUI ACQUISTA MOTORI CELLE USA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9452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LLA FERDIN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2027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LLA FERDINAN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120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ATO GIANNINA</text:p>
          </table:table-cell>
          <table:table-cell table:style-name="ce2" office:value-type="string" calcext:value-type="string">
            <text:p>GIANNINA (M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8176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ATO GIANNINA</text:p>
          </table:table-cell>
          <table:table-cell table:style-name="ce2" office:value-type="string" calcext:value-type="string">
            <text:p>NICOLA (FIGL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4382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FANTE MAR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5515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FANTE MARZ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209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ONIARDI FRANCESCO</text:p>
          </table:table-cell>
          <table:table-cell table:style-name="ce2" office:value-type="string" calcext:value-type="string">
            <text:p>SECONDO NUMERO (DATO IL 23/12/14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58000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ONIARDI FRANCES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0231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INSEGNA GIAMBATTISTA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4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INSEGNA GIAMBATTISTA</text:p>
          </table:table-cell>
          <table:table-cell table:style-name="ce2" office:value-type="string" calcext:value-type="string">
            <text:p>GIAMBATTI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51845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3" office:value-type="string" calcext:value-type="string">
            <text:p>340-8597116</text:p>
          </table:table-cell>
          <table:table-cell table:number-columns-repeated="2"/>
          <table:table-cell table:style-name="ce2" table:number-columns-repeated="247"/>
          <table:table-cell table:number-columns-repeated="771"/>
        </table:table-row>
        <table:table-row table:style-name="ro3">
          <table:table-cell table:style-name="ce2" office:value-type="string" calcext:value-type="string">
            <text:p>BONINSEGNA MAR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2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NINSEGNA MARIO</text:p>
          </table:table-cell>
          <table:table-cell table:style-name="ce2" office:value-type="string" calcext:value-type="string">
            <text:p>ERM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5868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ELLI BRU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2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ELLI G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0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ELLI OSVAL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4369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ELLI OSVAL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1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RIN (SPAZZATRICE 6400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65505</text:p>
          </table:table-cell>
          <table:table-cell table:style-name="ce2" office:value-type="string" calcext:value-type="string">
            <text:p>MANUTENZIONI RIPARAZIONI SPAZZATRIC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OSCOLO ROBER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3101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OTTONI (SCOPE BLU USO ALIMENTA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7021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A FRUTTA – VERONA</text:p>
          </table:table-cell>
          <table:table-cell table:style-name="ce2" office:value-type="string" calcext:value-type="string">
            <text:p>PAOLO PER ORD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67620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A FRUTTA – VERON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268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AGANTINI (VR)</text:p>
          </table:table-cell>
          <table:table-cell table:style-name="ce2" office:value-type="string" calcext:value-type="string">
            <text:p>PER CELLE FRIGORIFER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25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ESSAN FAB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006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ESSAN FAB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78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RESSANONE PRODUTTORE</text:p>
          </table:table-cell>
          <table:table-cell table:style-name="ce2" office:value-type="string" calcext:value-type="string">
            <text:p>INS. RAD. PDZ LUGLIO -&gt; OTTOB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96865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EVIGLIERI (MACCHINE AGRICOL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713061</text:p>
          </table:table-cell>
          <table:table-cell table:style-name="ce2" office:value-type="string" calcext:value-type="string">
            <text:p>MANUTENZIONI RIPARAZIONI TRATTO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REVIGLIERI (MACCHINE AGRICO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7401</text:p>
          </table:table-cell>
          <table:table-cell table:style-name="ce2" office:value-type="string" calcext:value-type="string">
            <text:p>MANUTENZIONI RIPARAZIONI TRATTORE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9-8923436</text:p>
          </table:table-cell>
          <table:table-cell table:number-columns-repeated="2"/>
          <table:table-cell table:style-name="ce2" table:number-columns-repeated="247"/>
          <table:table-cell table:number-columns-repeated="771"/>
        </table:table-row>
        <table:table-row table:style-name="ro3">
          <table:table-cell table:style-name="ce2" office:value-type="string" calcext:value-type="string">
            <text:p>BRIGATI (AZ.AGR.LE VERDURE)</text:p>
          </table:table-cell>
          <table:table-cell table:style-name="ce2" office:value-type="string" calcext:value-type="string">
            <text:p>GIORGIO – FIG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4-77170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OGATTO (WITT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0755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M DEBOR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3465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ARMAN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107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73303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107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0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ORN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107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LMINO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107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E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2391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IMM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9562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IO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83062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GIO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6632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MARIS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02895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 MARI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88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BRUN TIZIAN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4590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ELLI AGENZIA PRATICHE AUTOVEICO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5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</text:p>
          </table:table-cell>
          <table:table-cell table:style-name="ce2" office:value-type="string" calcext:value-type="string">
            <text:p>FIGLIO CI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7470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 (POSTEGGIO VERONA)</text:p>
          </table:table-cell>
          <table:table-cell table:style-name="ce2" office:value-type="string" calcext:value-type="string">
            <text:p>PADRE E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63848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 (POSTEGGIO VERON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6490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 (POSTEGGIO VERONA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brunoelio.com" xlink:type="simple">info@brunoelio.com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RUNO ELIO (POSTEGGIO VERO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61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TR</text:p>
          </table:table-cell>
          <table:table-cell table:style-name="ce2" office:value-type="string" calcext:value-type="string">
            <text:p>MAU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46994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T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3-3706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LGARON GIANCARL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620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LGARON GIANCAR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6940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RATTI</text:p>
          </table:table-cell>
          <table:table-cell table:style-name="ce2" office:value-type="string" calcext:value-type="string">
            <text:p>AUTISTA 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7231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RATTI</text:p>
          </table:table-cell>
          <table:table-cell table:style-name="ce2" office:value-type="string" calcext:value-type="string">
            <text:p>LEONAR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23552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RATT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7644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RATTI</text:p>
          </table:table-cell>
          <table:table-cell table:style-name="ce2" office:value-type="string" calcext:value-type="string">
            <text:p>SIMON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508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SANA (CINZIA RAFFAELLA)</text:p>
          </table:table-cell>
          <table:table-cell table:style-name="ce2" office:value-type="string" calcext:value-type="string">
            <text:p>CINZ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750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SANA (CINZIA RAFFAELLA)</text:p>
          </table:table-cell>
          <table:table-cell table:style-name="ce2" office:value-type="string" calcext:value-type="string">
            <text:p>RAFFA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8920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SANA (CINZIA RAFFAELL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6752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BUSATO SRL</text:p>
          </table:table-cell>
          <table:table-cell table:style-name="ce2" office:value-type="string" calcext:value-type="string">
            <text:p>MANUEL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432642</text:p>
          </table:table-cell>
          <table:table-cell table:style-name="ce2" office:value-type="string" calcext:value-type="string">
            <text:p>POSTEGGIO BERGAM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BUSATO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2990</text:p>
          </table:table-cell>
          <table:table-cell table:style-name="ce2" office:value-type="string" calcext:value-type="string">
            <text:p>POSTEGGIO BERGAM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.A.P.O.</text:p>
          </table:table-cell>
          <table:table-cell table:style-name="ce2" office:value-type="string" calcext:value-type="string">
            <text:p>BROND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05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.A.P.O.</text:p>
          </table:table-cell>
          <table:table-cell table:style-name="ce2" office:value-type="string" calcext:value-type="string">
            <text:p>CONCH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58452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.A.P.O.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3677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.OR.MA SOC. COOP. A R.L.</text:p>
          </table:table-cell>
          <table:table-cell table:style-name="ce2" office:value-type="string" calcext:value-type="string">
            <text:p>CELLE FRIGO x DEPOSI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86-7573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(ORTICOLA MARCHIGIANA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3-67652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EURO (ORTICOLA MARCHIGIANA)</text:p>
          </table:table-cell>
          <table:table-cell table:style-name="ce2" office:value-type="string" calcext:value-type="string">
            <text:p>SOCIO 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04837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EURO (ORTICOLA MARCHIGIANA)</text:p>
          </table:table-cell>
          <table:table-cell table:style-name="ce2" office:value-type="string" calcext:value-type="string">
            <text:p>STUDIO MACERATINI UFFICIO <text:span text:style-name="T1">PER PAGAMENTI</text:span>: MARA (2015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1-982054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EURO (ORTICOLA MARCHIGIANA)</text:p>
          </table:table-cell>
          <table:table-cell table:style-name="ce2" office:value-type="string" calcext:value-type="string">
            <text:p>UFFICIO: FRANCES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1-7574415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CCHIARELLI EURO (ORTICOLA MARCHIGIAN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6919457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GNETTI (PER PEDANE LEG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132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ILOTTO SILVIO</text:p>
          </table:table-cell>
          <table:table-cell table:style-name="ce2" office:value-type="string" calcext:value-type="string">
            <text:p>DIRETTO OFFICI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421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AILOTTO SILVI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62261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AILOTTO SILVIO</text:p>
          </table:table-cell>
          <table:table-cell table:style-name="ce2" office:value-type="string" calcext:value-type="string">
            <text:p>FAX PER RINNOVO ATP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6242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DARELLA VINCENZO (FOGGIA)</text:p>
          </table:table-cell>
          <table:table-cell table:style-name="ce2" office:value-type="string" calcext:value-type="string">
            <text:p>SILV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250646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LDARELLA VINCENZO (FOGGIA)</text:p>
          </table:table-cell>
          <table:table-cell table:style-name="ce2" office:value-type="string" calcext:value-type="string">
            <text:p>VINC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15645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LIARI (SALIZZO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09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IMERO ORTOFRUTTA (MERCATO PADOVA)</text:p>
          </table:table-cell>
          <table:table-cell table:style-name="ce2" office:value-type="string" calcext:value-type="string">
            <text:p>VENDITORE SIG.PERON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5438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IMERO ORTOFRUTTA (MERCATO PADOV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7019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IMERO ORTOFRUTTA (MERCATO 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LIMERO ORTOFRUTTA (MERCATO 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29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ARELLA (MERCATO VERONA)</text:p>
          </table:table-cell>
          <table:table-cell table:style-name="ce2" office:value-type="string" calcext:value-type="string">
            <text:p>PER CARTA POLITENATA O CELOFAN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19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ARELLA (MERCATO VERONA)</text:p>
          </table:table-cell>
          <table:table-cell table:style-name="ce2" office:value-type="string" calcext:value-type="string">
            <text:p>SOLEFRUTTA – KAT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47016 (1)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ARELLA (MERCATO VERONA)</text:p>
          </table:table-cell>
          <table:table-cell table:style-name="ce2" office:value-type="string" calcext:value-type="string">
            <text:p>TITOLARE 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595370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BISE TRASAC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93680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MPAGNARO GIOVANNI (MEST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3109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PAGNARO GIOVANNI (MEST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3109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T</text:p>
          </table:table-cell>
          <table:table-cell table:style-name="ce2" office:value-type="string" calcext:value-type="string">
            <text:p>MERCATO BOLOGN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1-28611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MT</text:p>
          </table:table-cell>
          <table:table-cell table:style-name="ce2" office:value-type="string" calcext:value-type="string">
            <text:p>MERCATO BOLOG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1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NTARELLA FRANCESCO</text:p>
          </table:table-cell>
          <table:table-cell table:style-name="ce2" office:value-type="string" calcext:value-type="string">
            <text:p>NEGOZIO ORTOF. ISOLA DELLA SCA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311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NTARELLA FRANCESCO</text:p>
          </table:table-cell>
          <table:table-cell table:style-name="ce2" office:value-type="string" calcext:value-type="string">
            <text:p>NEGOZIO ORTOF. ISOLA DELLA SCA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0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NTARELLA GERM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6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ASSO (ORTOF.CAPASSO SRL)</text:p>
          </table:table-cell>
          <table:table-cell table:style-name="ce2" office:value-type="string" calcext:value-type="string">
            <text:p>PER PAGAMENTI SIG.RA “LAURA”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573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ASSO (ORTOF.CAPASSO SRL)</text:p>
          </table:table-cell>
          <table:table-cell table:style-name="ce2" office:value-type="string" calcext:value-type="string">
            <text:p>TITOLARE: 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215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ASSO (ORTOF.CAPASSO SRL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21-4910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ASSO (ORTOF.CAPASSO SRL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ASSO (ORTOF.CAPASSO SRL)</text:p>
          </table:table-cell>
          <table:table-cell table:style-name="ce2"/>
          <table:table-cell table:style-name="ce2" office:value-type="string" calcext:value-type="string">
            <text:p>MAIL PEC</text:p>
          </table:table-cell>
          <table:table-cell table:style-name="ce10" office:value-type="string" calcext:value-type="string">
            <text:p><text:a xlink:href="mailto:ortocapasso@pec.it" xlink:type="simple">ortocapasso@pec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PELETTO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91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PELETTO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91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PELETTO</text:p>
          </table:table-cell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36140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PELETTO</text:p>
          </table:table-cell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90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PRIOTTI FILIPP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2713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PRIOTTI FILIPPO</text:p>
          </table:table-cell>
          <table:table-cell table:style-name="ce2" office:value-type="string" calcext:value-type="string">
            <text:p>VALE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32745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PRIOTTI FILIPPO</text:p>
          </table:table-cell>
          <table:table-cell table:style-name="ce2" office:value-type="string" calcext:value-type="string">
            <text:p>VALER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215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PRIOTTI FILIPP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0-71988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RDIA (SARDEGN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70-2822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DIA (SARDEGNA)</text:p>
          </table:table-cell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6430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DIA (SARDEGNA)</text:p>
          </table:table-cell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3402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DIA (SARDEGNA)</text:p>
          </table:table-cell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0-2822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DUCCI LAURO (AZ.AGR.)</text:p>
          </table:table-cell>
          <table:table-cell table:style-name="ce2" office:value-type="string" calcext:value-type="string">
            <text:p>INSALATA MARCH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52757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RLINI GIORGIO (VILLAFRANCA)</text:p>
          </table:table-cell>
          <table:table-cell table:style-name="ce2" office:value-type="string" calcext:value-type="string">
            <text:p>FIGLIO AL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2095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LINI GIORGIO (VILLAFRANCA)</text:p>
          </table:table-cell>
          <table:table-cell table:style-name="ce2" office:value-type="string" calcext:value-type="string">
            <text:p>GIO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6285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LINI GIORGIO (VILLAFRANC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9717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LINI SALIZZO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8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MELA NAPOL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5615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ROZZIERE QUAGLIATO BENI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334712</text:p>
          </table:table-cell>
          <table:table-cell table:style-name="ce2" office:value-type="string" calcext:value-type="string">
            <text:p>MANUTENZIONI RIPARAZIONI CARROZZI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RTOPLASTICA</text:p>
          </table:table-cell>
          <table:table-cell table:style-name="ce2" office:value-type="string" calcext:value-type="string">
            <text:p>SILVESTRIN SANT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987087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ARTOPLASTIC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2-6907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RTOPLASTIC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6907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LIN GIUSEPP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4268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LIN GIUSEPP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2027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LIN GIUSEPP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51863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ROTTI F.LLI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1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AROTTI F.LLI</text:p>
          </table:table-cell>
          <table:table-cell table:style-name="ce2" office:value-type="string" calcext:value-type="string">
            <text:p>GIO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4268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CONE</text:p>
          </table:table-cell>
          <table:table-cell table:style-name="ce2" office:value-type="string" calcext:value-type="string">
            <text:p>RAGUSA – SICIL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792073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GESTORE IMPRESE 2015 – STEFANO BERTANI DIRE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1221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GESTORE IMPRESE 2015 – STEFANO BERTANI DIRET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5840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GESTORE IMPRESE 2015 – STEFANO BERTANI DIRETT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stefano.bertani@crveneto.it" xlink:type="simple">stefano.bertani@crveneto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GESTORE IMPRESE 2015 – STEFANO BERTANI DIRE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873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</text:p>
          </table:table-cell>
          <table:table-cell table:style-name="ce2" office:value-type="string" calcext:value-type="string">
            <text:p>SIGNORA GIRARDI DIRE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873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 (FIL ISOL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13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ASSA DI RISPARMIO DEL VENETO (FIL ISO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088</text:p>
          </table:table-cell>
          <table:table-cell table:style-name="ce2" office:value-type="string" calcext:value-type="string">
            <text:p>BAN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STIGLIA SALVATOR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2326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TIGLIA SALVATOR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4442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STIGLIONI GIANFRANCO (COMPUTEK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992355</text:p>
          </table:table-cell>
          <table:table-cell table:style-name="ce2" office:value-type="string" calcext:value-type="string">
            <text:p>ASSISTENZA COMPUTER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STIGLIONI GIANFRANCO (COMPUTEK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92322</text:p>
          </table:table-cell>
          <table:table-cell table:style-name="ce2" office:value-type="string" calcext:value-type="string">
            <text:p>ASSISTENZA COMPUTER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ATALI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575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TALI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6592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AUCCHILI STEFANO</text:p>
          </table:table-cell>
          <table:table-cell table:style-name="ce2" office:value-type="string" calcext:value-type="string">
            <text:p>PRODUTTORE VILLA FONTA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4300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NTRO DEL PNEUMATICO COLTRO</text:p>
          </table:table-cell>
          <table:table-cell table:style-name="ce2" office:value-type="string" calcext:value-type="string">
            <text:p>CERE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08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NTRO DEL PNEUMATICO COLTRO</text:p>
          </table:table-cell>
          <table:table-cell table:style-name="ce2" office:value-type="string" calcext:value-type="string">
            <text:p>NOGAR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732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3" office:value-type="string" calcext:value-type="string">
            <text:p>331-3447091</text:p>
          </table:table-cell>
          <table:table-cell table:number-columns-repeated="2"/>
          <table:table-cell table:style-name="ce2" table:number-columns-repeated="247"/>
          <table:table-cell table:number-columns-repeated="771"/>
        </table:table-row>
        <table:table-row table:style-name="ro3">
          <table:table-cell table:style-name="ce2" office:value-type="string" calcext:value-type="string">
            <text:p>CENTROUFFIC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850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NTROUFFIC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8514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 office:value-type="string" calcext:value-type="string">
            <text:p>DIRETTORE FIORENZO LUCCH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1606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 office:value-type="string" calcext:value-type="string">
            <text:p>DIRETTORE FIORENZO LUCCHI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<text:a xlink:href="mailto:fiorenzo.lucchi@cereabanca1897.it" xlink:type="simple">fiorenzo.lucchi@cereabanca1897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1626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8020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REA BANCA 1987 (FIL. TREVENZUOL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802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ESAB</text:p>
          </table:table-cell>
          <table:table-cell table:style-name="ce2" office:value-type="string" calcext:value-type="string">
            <text:p>ANGE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2290511</text:p>
          </table:table-cell>
          <table:table-cell table:style-name="ce2" office:value-type="string" calcext:value-type="string">
            <text:p>MANUTENZIONI RIPARAZIONI CARRELLI ELEV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ESAB</text:p>
          </table:table-cell>
          <table:table-cell table:style-name="ce2" office:value-type="string" calcext:value-type="string">
            <text:p>MASSIMO DE CARLI VENDI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2290510</text:p>
          </table:table-cell>
          <table:table-cell table:style-name="ce2" office:value-type="string" calcext:value-type="string">
            <text:p>MANUTENZIONI RIPARAZIONI CARRELLI ELEV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ESAB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0924</text:p>
          </table:table-cell>
          <table:table-cell table:style-name="ce2" office:value-type="string" calcext:value-type="string">
            <text:p>MANUTENZIONI RIPARAZIONI CARRELLI ELEV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ESAB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0926</text:p>
          </table:table-cell>
          <table:table-cell table:style-name="ce2" office:value-type="string" calcext:value-type="string">
            <text:p>MANUTENZIONI RIPARAZIONI CARRELLI ELEVATOR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HECCH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2997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ELAB</text:p>
          </table:table-cell>
          <table:table-cell table:style-name="ce2" office:value-type="string" calcext:value-type="string">
            <text:p>DOTTOR NIC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111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ELAB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3-7150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ELAB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3-71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IARAVALLE ANGELO</text:p>
          </table:table-cell>
          <table:table-cell table:style-name="ce2" office:value-type="string" calcext:value-type="string">
            <text:p>GERRY RAGIONIE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567260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3" office:value-type="string" calcext:value-type="string">
            <text:p>0863-444271</text:p>
          </table:table-cell>
          <table:table-cell table:style-name="ce2" office:value-type="string" calcext:value-type="string">
            <text:p>PRODOTTI AVEZZANO</text:p>
          </table:table-cell>
          <table:table-cell/>
          <table:table-cell table:style-name="ce2" table:number-columns-repeated="247"/>
          <table:table-cell table:number-columns-repeated="771"/>
        </table:table-row>
        <table:table-row table:style-name="ro3">
          <table:table-cell table:style-name="ce2" office:value-type="string" calcext:value-type="string">
            <text:p>CHIARAVALLE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91986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office:value-type="string" calcext:value-type="string">
            <text:p>CHIARAVALLE ANGELO</text:p>
          </table:table-cell>
          <table:table-cell/>
          <table:table-cell office:value-type="string" calcext:value-type="string">
            <text:p>FAX</text:p>
          </table:table-cell>
          <table:table-cell table:style-name="ce3" office:value-type="string" calcext:value-type="string">
            <text:p>0863-444271</text:p>
          </table:table-cell>
          <table:table-cell table:style-name="ce2" office:value-type="string" calcext:value-type="string">
            <text:p>PRODOTTI AVEZZANO</text:p>
          </table:table-cell>
          <table:table-cell/>
          <table:table-cell table:style-name="ce2" table:number-columns-repeated="247"/>
          <table:table-cell table:number-columns-repeated="771"/>
        </table:table-row>
        <table:table-row table:style-name="ro3">
          <table:table-cell table:style-name="ce2" office:value-type="string" calcext:value-type="string">
            <text:p>CHIARAVALLE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410253</text:p>
          </table:table-cell>
          <table:table-cell table:style-name="ce2" office:value-type="string" calcext:value-type="string">
            <text:p>PRODOTTI AVEZZANO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CHIEREGATO PIER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427065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CHIEREGATO PIE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675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IODIN ERMAN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007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IODIN ERMAN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RISTIAN SULSER GMBH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17220741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RISTIAN SULSER GMBH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9-7782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HRISTIAN SULSER GMBH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767069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AVARELLA MICH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02487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CONE ARMANDO (MEDIATORE FOND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9244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CONE ARMANDO (MEDIATORE FOND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71-5039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ESSE PAPER (CARTONI)</text:p>
          </table:table-cell>
          <table:table-cell table:style-name="ce2" office:value-type="string" calcext:value-type="string">
            <text:p>FABRIZIO GOV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39839</text:p>
          </table:table-cell>
          <table:table-cell table:style-name="ce2" office:value-type="string" calcext:value-type="string">
            <text:p>IMBALLAGGI CASSETTE CARTON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IESSE PAPER (CARTONI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522-976837</text:p>
          </table:table-cell>
          <table:table-cell table:style-name="ce2" office:value-type="string" calcext:value-type="string">
            <text:p>IMBALLAGGI CASSETTE CARTON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IESSE PAPER (CARTONI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22-976761</text:p>
          </table:table-cell>
          <table:table-cell table:style-name="ce2" office:value-type="string" calcext:value-type="string">
            <text:p>IMBALLAGGI CASSETTE CARTON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ILLA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436371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IOCCI</text:p>
          </table:table-cell>
          <table:table-cell table:style-name="ce2" office:value-type="string" calcext:value-type="string">
            <text:p>BRU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60571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OCCI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9602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OCCI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4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RELLI MICHELE (ZUCCHE) BORGOFORTE (MN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84220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IT CENTRO IMBALLAGGIO TECNIC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6362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LA</text:p>
          </table:table-cell>
          <table:table-cell table:style-name="ce2" office:value-type="string" calcext:value-type="string">
            <text:p>GUGLIELMO BAG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351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165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LESSIDRA RISTORANT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7370170</text:p>
          </table:table-cell>
          <table:table-cell table:style-name="ce2" office:value-type="string" calcext:value-type="string">
            <text:p>RISTORANT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.SVA (PER SEDANO)</text:p>
          </table:table-cell>
          <table:table-cell table:style-name="ce2" office:value-type="string" calcext:value-type="string">
            <text:p>RIGA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998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.SVA (PER SEDANO)</text:p>
          </table:table-cell>
          <table:table-cell table:style-name="ce2" office:value-type="string" calcext:value-type="string">
            <text:p>SEVER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4894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.SVA (PER SED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3830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F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6584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F</text:p>
          </table:table-cell>
          <table:table-cell table:style-name="ce2" office:value-type="string" calcext:value-type="string">
            <text:p>DANILO E GRAZ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366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F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9660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GEM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1-55433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GEM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5434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OMBIN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85915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OMB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54636-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OMB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650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T.OR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863-803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T.OR</text:p>
          </table:table-cell>
          <table:table-cell table:style-name="ce2" office:value-type="string" calcext:value-type="string">
            <text:p>TON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8195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LT.O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02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MINATO MICH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41236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MPARINI RICCAR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49653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MPARINI RICCAR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451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MUNELLO GIULIO SPA</text:p>
          </table:table-cell>
          <table:table-cell table:style-name="ce2" office:value-type="string" calcext:value-type="string">
            <text:p>VICENZ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4555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MUNELLO GIULIO SP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4-58235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MUNELLO GIULIO SP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4-58235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NCA DEL FUCIN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5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CA DEL FUC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005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CA DEL FUC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71702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. AGR. LOMBARDO VENETO TREVENZUOLO</text:p>
          </table:table-cell>
          <table:table-cell table:style-name="ce2" office:value-type="string" calcext:value-type="string">
            <text:p>GIAMPAOLO AVANZ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8088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. AGR. LOMBARDO VENETO TREVENZUOL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833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. AGR. LOMBARDO VENETO TREVENZU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1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SORZIO PICCOLI FRUTTI</text:p>
          </table:table-cell>
          <table:table-cell table:style-name="ce2" office:value-type="string" calcext:value-type="string">
            <text:p>MAGAZZINIERE 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3717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NTINI MILANO</text:p>
          </table:table-cell>
          <table:table-cell table:style-name="ce2" office:value-type="string" calcext:value-type="string">
            <text:p>LUCA AMBROSET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1847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NTINI MIL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8194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OP. CANCA (AVEZZANO)</text:p>
          </table:table-cell>
          <table:table-cell table:style-name="ce2" office:value-type="string" calcext:value-type="string">
            <text:p>SALVATOR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8-717025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. CANCA (AVEZZANO)</text:p>
          </table:table-cell>
          <table:table-cell table:style-name="ce2" office:value-type="string" calcext:value-type="string">
            <text:p>VINCENZ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8-717022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. FACCHINI (VERONA)</text:p>
          </table:table-cell>
          <table:table-cell table:style-name="ce2" office:value-type="string" calcext:value-type="string">
            <text:p>ROBERTO PER BANCALI EU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201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FACCHINI (VERONA)</text:p>
          </table:table-cell>
          <table:table-cell table:style-name="ce2" office:value-type="string" calcext:value-type="string">
            <text:p>SERGIO (MASSALONG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3078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FACCHINI (VERON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FACCHINI (VERON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5015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IL MELONE (ERBE' BISS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0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LUSCIANESE (PER MELONI)</text:p>
          </table:table-cell>
          <table:table-cell table:style-name="ce2" office:value-type="string" calcext:value-type="string">
            <text:p>GIOVANNI GRIMALD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122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LUSCIANESE (PER MELO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50366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 ORTICOLA DI CONTRADA BAGNI SRL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217420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COOP.FACCHINI (VERONA)</text:p>
          </table:table-cell>
          <table:table-cell table:style-name="ce2" office:value-type="string" calcext:value-type="string">
            <text:p>PIATTAFORMA LOGISTICA – 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75317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.FUCINO SEMENTI (AVEZZANO)</text:p>
          </table:table-cell>
          <table:table-cell table:style-name="ce2" office:value-type="string" calcext:value-type="string">
            <text:p>FELIC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3507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.FUCINO SEMENTI (AVEZZANO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19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.FUCINO SEMENTI (AVEZZ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04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OPERATIVA CAMAGRE</text:p>
          </table:table-cell>
          <table:table-cell table:style-name="ce2" office:value-type="string" calcext:value-type="string">
            <text:p>OLGA (CONTABILITA'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ERATIVA CAMAGRE</text:p>
          </table:table-cell>
          <table:table-cell table:style-name="ce2" office:value-type="string" calcext:value-type="string">
            <text:p>TESINI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4189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OPERATIVA CAMAGRE</text:p>
          </table:table-cell>
          <table:table-cell table:style-name="ce2" office:value-type="string" calcext:value-type="string">
            <text:p>TESINI ANTON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6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 office:value-type="string" calcext:value-type="string">
            <text:p>ABITAZION ELI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-4580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 office:value-type="string" calcext:value-type="string">
            <text:p>ELIS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78257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 office:value-type="string" calcext:value-type="string">
            <text:p>TITOLARE: ULDE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709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568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EX (NOVA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4914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882-55414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style-name="ce2" office:value-type="string" calcext:value-type="string">
            <text:p>ULTIMO 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357803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3810660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890255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ROPOLI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55306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CORSI TRASPORTI (TRASP.ESTERO V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15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I VITTOR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1737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I VITTORI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604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I VITTOR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3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O WALTER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SO WALTER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8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E VECIA AZIENDA AGRICOLA</text:p>
          </table:table-cell>
          <table:table-cell table:style-name="ce2" office:value-type="string" calcext:value-type="string">
            <text:p>ANTONIO MARIOTTO (PADRE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60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E VECIA AZIENDA AGRICOLA</text:p>
          </table:table-cell>
          <table:table-cell table:style-name="ce2" office:value-type="string" calcext:value-type="string">
            <text:p>MASSIMO MARIOTTO (FIGLIO) (EX PECANA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6062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E VECIA AZIENDA AGRICO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363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INOVIS WALTER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5183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RTINOVIS WALTE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2995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S – COOP.ORTOLANI SOTTOMARINA</text:p>
          </table:table-cell>
          <table:table-cell table:style-name="ce2" office:value-type="string" calcext:value-type="string">
            <text:p>MARCO (CHIAMARE LUI PER CARICHI IN MAGAZZIN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3697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S – COOP.ORTOLANI SOTTOMARINA</text:p>
          </table:table-cell>
          <table:table-cell table:style-name="ce2" office:value-type="string" calcext:value-type="string">
            <text:p>R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3264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16219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 office:value-type="string" calcext:value-type="string">
            <text:p>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1752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 office:value-type="string" calcext:value-type="string">
            <text:p>MART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36295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 office:value-type="string" calcext:value-type="string">
            <text:p>RAFFA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9686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OVER 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60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REDEM BANCA (SEDE VILLAFRANCA)</text:p>
          </table:table-cell>
          <table:table-cell table:style-name="ce2" office:value-type="string" calcext:value-type="string">
            <text:p>DIRETTORE SIG.POLI 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11693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REDEM BANCA (SEDE VILLAFRANCA)</text:p>
          </table:table-cell>
          <table:table-cell table:style-name="ce2" office:value-type="string" calcext:value-type="string">
            <text:p>DIRETTORE SIG.POLI FRANCESC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9034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REDEM BANCA (SEDE VILLAFRANCA)</text:p>
          </table:table-cell>
          <table:table-cell table:style-name="ce2" office:value-type="string" calcext:value-type="string">
            <text:p>DIRETTORE SIG.POLI FRANCESC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francesco.poli@credem.it" xlink:type="simple">francesco.poli@credem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REDEM BANCA (SEDE VILLAFRANCA)</text:p>
          </table:table-cell>
          <table:table-cell table:style-name="ce2" office:value-type="string" calcext:value-type="string">
            <text:p>DIRETTORE SIG.POLI FRANCESC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358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RISTOFOLI TOMAS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85057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CUCCHI ALFRE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64872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.TA. VISION SNC (ALLARME BRUN GELMINO)</text:p>
          </table:table-cell>
          <table:table-cell table:style-name="ce2" office:value-type="string" calcext:value-type="string">
            <text:p>AMMINISTRAZION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5539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.TA. VISION SNC (ALLARME BRUN GELMINO)</text:p>
          </table:table-cell>
          <table:table-cell table:style-name="ce2" office:value-type="string" calcext:value-type="string">
            <text:p>REPERIBILE TON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1379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DDON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8355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DONE ANTON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92531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DONE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9943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DONE MASSIMIL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9539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DONE MASSIMIL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99317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DAINESE</text:p>
          </table:table-cell>
          <table:table-cell table:style-name="ce2" office:value-type="string" calcext:value-type="string">
            <text:p>PER PORTA SALISCEND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9398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DAINESE</text:p>
          </table:table-cell>
          <table:table-cell table:style-name="ce2" office:value-type="string" calcext:value-type="string">
            <text:p>PER PORTA SALISCEND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65674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DAINESE</text:p>
          </table:table-cell>
          <table:table-cell table:style-name="ce2" office:value-type="string" calcext:value-type="string">
            <text:p>PER PORTA SALISCEND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6567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ARCO FAUS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0-6949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ARCO FAUS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95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 office:value-type="string" calcext:value-type="string">
            <text:p>GIU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15402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15402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60901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237</text:p>
          </table:table-cell>
          <table:table-cell table:style-name="ce2" office:value-type="string" calcext:value-type="string">
            <text:p>POSEGGIO PADOV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AL BELLO (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2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OSCO ORL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710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 BOSCO PRIM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1750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LL'OCA (ERBE')</text:p>
          </table:table-cell>
          <table:table-cell table:style-name="ce2" office:value-type="string" calcext:value-type="string">
            <text:p>BASILICO IN VASE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7689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N FRUTTA</text:p>
          </table:table-cell>
          <table:table-cell table:style-name="ce2" office:value-type="string" calcext:value-type="string">
            <text:p>POSTEGGIO PADOV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8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NIELI</text:p>
          </table:table-cell>
          <table:table-cell table:style-name="ce2" office:value-type="string" calcext:value-type="string">
            <text:p>GIUL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441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NIEL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9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NIELI</text:p>
          </table:table-cell>
          <table:table-cell table:style-name="ce2" office:value-type="string" calcext:value-type="string">
            <text:p>MI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096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RIO ALFONS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632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THEO SRL</text:p>
          </table:table-cell>
          <table:table-cell table:style-name="ce2" office:value-type="string" calcext:value-type="string">
            <text:p>GALIMBERTI FERDINAN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1151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THEO SRL</text:p>
          </table:table-cell>
          <table:table-cell table:style-name="ce2" office:value-type="string" calcext:value-type="string">
            <text:p>POSTEGGIO MIL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8465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THEO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2-8465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TURI ENRI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23-8631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AVIDE OLIVETT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6912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ANGELIS</text:p>
          </table:table-cell>
          <table:table-cell table:style-name="ce2" office:value-type="string" calcext:value-type="string">
            <text:p>UFFICIO XPAG:FRANCESCO XRICAVI:ROBER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2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ANGELIS</text:p>
          </table:table-cell>
          <table:table-cell table:style-name="ce2" office:value-type="string" calcext:value-type="string">
            <text:p>VENDITORE MELONI –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5733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ANGELIS</text:p>
          </table:table-cell>
          <table:table-cell table:style-name="ce2" office:value-type="string" calcext:value-type="string">
            <text:p>VENDITORE U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643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CARLI (X MELONI BIONDE)</text:p>
          </table:table-cell>
          <table:table-cell table:style-name="ce2" office:value-type="string" calcext:value-type="string">
            <text:p>ANDREA FIG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9084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CARLI (X MELONI BIONDE)</text:p>
          </table:table-cell>
          <table:table-cell table:style-name="ce2" office:value-type="string" calcext:value-type="string">
            <text:p>CARLO (ZIO O P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1214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CRISTOFARO ALFON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1867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CRISTOFARO ALFONS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5522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IORIS MAR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30741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STEFA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3982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STEFA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 VINCENZI BRU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4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CUZZI ROCCO (MAG. TORIN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11-00147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CUZZI ROCCO (MAG. TORI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00147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RAIZZAZIONE 3D SERVIC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30697</text:p>
          </table:table-cell>
          <table:table-cell table:style-name="ce2" office:value-type="string" calcext:value-type="string">
            <text:p>DERATTIZZAZION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ESPAR</text:p>
          </table:table-cell>
          <table:table-cell table:style-name="ce2" office:value-type="string" calcext:value-type="string">
            <text:p>DR. FIG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6369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SPAR</text:p>
          </table:table-cell>
          <table:table-cell table:style-name="ce2" office:value-type="string" calcext:value-type="string">
            <text:p>DR. FIGI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2-5205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SPAR </text:p>
          </table:table-cell>
          <table:table-cell table:style-name="ce2" office:value-type="string" calcext:value-type="string">
            <text:p>CENTRAL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2-53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ESPAR 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62-5205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 MARIA PIERLUIGI</text:p>
          </table:table-cell>
          <table:table-cell table:style-name="ce2" office:value-type="string" calcext:value-type="string">
            <text:p>NOTAIO NOGAR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5111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 NATURA FELICE</text:p>
          </table:table-cell>
          <table:table-cell table:style-name="ce2" office:value-type="string" calcext:value-type="string">
            <text:p>COOPERATIV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64258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 NATURA FELIC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17992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 NATURA FELIC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837952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 NATURA FELIC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64655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 ROCCO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3514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DICO (CAZZAGO BS) (TAGLIATOR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11742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CO (CAZZAGO BS) (TAGLIATOR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12021300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CO (CAZZAGO BS) (TAGLIATO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77514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ISCONZI LUC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731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ORO LINO</text:p>
          </table:table-cell>
          <table:table-cell table:style-name="ce2" office:value-type="string" calcext:value-type="string">
            <text:p>ALESSAND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2639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ORO MICHELE</text:p>
          </table:table-cell>
          <table:table-cell table:style-name="ce2" office:value-type="string" calcext:value-type="string">
            <text:p>PRIM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5230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ORO MICHELE</text:p>
          </table:table-cell>
          <table:table-cell table:style-name="ce2" office:value-type="string" calcext:value-type="string">
            <text:p>SECOND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10589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OS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2344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AGO SCAVI SAS – CAPRARA ANTONIO</text:p>
          </table:table-cell>
          <table:table-cell table:style-name="ce2" office:value-type="string" calcext:value-type="string">
            <text:p>PELLEGRIN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303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AGO SCAVI SAS – CAPRARA ANTONIO</text:p>
          </table:table-cell>
          <table:table-cell table:style-name="ce2" office:value-type="string" calcext:value-type="string">
            <text:p>PELLEGRI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IVING COMPETITION</text:p>
          </table:table-cell>
          <table:table-cell table:style-name="ce2" office:value-type="string" calcext:value-type="string">
            <text:p>(CICCION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944258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IVING COMPETITION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6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RIVING COMPETITION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3126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UE ERRE (POSTEGGIO PADOVA)</text:p>
          </table:table-cell>
          <table:table-cell table:style-name="ce2" office:value-type="string" calcext:value-type="string">
            <text:p>POSTEGGI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76284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UE ERRE (POSTEGGIO PADOV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762847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DUE ERRE (POSTEGGIO 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5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LECTRONIC SERVICE ITALIA</text:p>
          </table:table-cell>
          <table:table-cell table:style-name="ce2" office:value-type="string" calcext:value-type="string">
            <text:p>PER STAMPANTE Z4M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4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LETTRAUTO LANZ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117</text:p>
          </table:table-cell>
          <table:table-cell table:style-name="ce2" office:value-type="string" calcext:value-type="string">
            <text:p>MANUTENZIONI RIPARAZION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LETTRICISTA (GHIRIGATO DORIANO)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621</text:p>
          </table:table-cell>
          <table:table-cell table:style-name="ce2" office:value-type="string" calcext:value-type="string">
            <text:p>MANUTENZIONI RIPARAZIONI ELETTRAUT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LETTRICISTA (GHIRIGATO DORI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4213879</text:p>
          </table:table-cell>
          <table:table-cell table:style-name="ce2" office:value-type="string" calcext:value-type="string">
            <text:p>MANUTENZIONI RIPARAZIONI ELETTRICIST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LVANIS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9556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LVANI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6033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LVANI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6119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NEL DI LEGNAG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019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NEL VERONA</text:p>
          </table:table-cell>
          <table:table-cell table:style-name="ce2" office:value-type="string" calcext:value-type="string">
            <text:p>SIG.PARISATO ALESSAND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95382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NEL VERON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711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RRANI (AGEN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5-9003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SPOSITO PASQUALE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91179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SPOSITO PASQUALE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137347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SPOSITO PASQUALE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91272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SPOSITO PASQUALE</text:p>
          </table:table-cell>
          <table:table-cell table:style-name="ce2" office:value-type="string" calcext:value-type="string">
            <text:p>ROM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34624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TTORE PETRAZAN</text:p>
          </table:table-cell>
          <table:table-cell table:style-name="ce2" office:value-type="string" calcext:value-type="string">
            <text:p>APO SIG.PE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10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TTORE PETRAZAN</text:p>
          </table:table-cell>
          <table:table-cell table:style-name="ce2" office:value-type="string" calcext:value-type="string">
            <text:p>ET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4345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TTORE PETRAZAN</text:p>
          </table:table-cell>
          <table:table-cell table:style-name="ce2" office:value-type="string" calcext:value-type="string">
            <text:p>LOR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0597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ARICCI</text:p>
          </table:table-cell>
          <table:table-cell table:style-name="ce2" office:value-type="string" calcext:value-type="string">
            <text:p>GIORD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03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ARICCI</text:p>
          </table:table-cell>
          <table:table-cell table:style-name="ce2" office:value-type="string" calcext:value-type="string">
            <text:p>GIORGIO-GIORD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03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ARICCI</text:p>
          </table:table-cell>
          <table:table-cell table:style-name="ce2" office:value-type="string" calcext:value-type="string">
            <text:p>MAGAZZINO (X MELONI ELEN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24100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ARICCI</text:p>
          </table:table-cell>
          <table:table-cell table:style-name="ce2" office:value-type="string" calcext:value-type="string">
            <text:p>POSTEG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35428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CARGO (EX CARVIPER?) - ISOLA DELLA SCA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12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POOOL</text:p>
          </table:table-cell>
          <table:table-cell table:style-name="ce2" office:value-type="string" calcext:value-type="string">
            <text:p>EUGENIO DE NARD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71772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POOOL</text:p>
          </table:table-cell>
          <table:table-cell table:style-name="ce2" office:value-type="string" calcext:value-type="string">
            <text:p>EUGENIO DE NARD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2-26949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VERDE (BS)</text:p>
          </table:table-cell>
          <table:table-cell table:style-name="ce2" office:value-type="string" calcext:value-type="string">
            <text:p>TECNICO SIG.ADR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0531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EUROVERDE (BS)</text:p>
          </table:table-cell>
          <table:table-cell table:style-name="ce2" office:value-type="string" calcext:value-type="string">
            <text:p>TIT. FABRIZIO E BRIGNA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747113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EUROVERDE (BS)</text:p>
          </table:table-cell>
          <table:table-cell table:style-name="ce2" office:value-type="string" calcext:value-type="string">
            <text:p>TITOLARE ZIL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293921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EUROVERDE (MERCATO VERONA)</text:p>
          </table:table-cell>
          <table:table-cell table:style-name="ce2" office:value-type="string" calcext:value-type="string">
            <text:p>VENDITORE LUC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83647</text:p>
          </table:table-cell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EVERGREEN (AVEZZANO)</text:p>
          </table:table-cell>
          <table:table-cell table:style-name="ce2" office:value-type="string" calcext:value-type="string">
            <text:p>ATTILIO TITO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020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EVERGREEN (AVEZZ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784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.LLI ANNOVI (PER SPANDILETAME)</text:p>
          </table:table-cell>
          <table:table-cell table:style-name="ce2" office:value-type="string" calcext:value-type="string">
            <text:p>TITOLARE SIG. ANNOVI (FIGL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819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ANNOVI (PER SPANDILETAME)</text:p>
          </table:table-cell>
          <table:table-cell table:style-name="ce2" office:value-type="string" calcext:value-type="string">
            <text:p>TITOLARE SIG. ANNOVI (P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749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ANNOVI (PER SPANDILETAM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9-5735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ANNOVI (PER SPANDILETAM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9-55808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5-1206816</text:p>
          </table:table-cell>
          <table:table-cell table:number-columns-repeated="2"/>
          <table:table-cell table:style-name="ce2" table:number-columns-repeated="247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3" office:value-type="string" calcext:value-type="string">
            <text:p>0426-993818</text:p>
          </table:table-cell>
          <table:table-cell table:number-columns-repeated="2"/>
          <table:table-cell table:style-name="ce2" table:number-columns-repeated="247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3" office:value-type="string" calcext:value-type="string">
            <text:p>0426-43297</text:p>
          </table:table-cell>
          <table:table-cell table:number-columns-repeated="2"/>
          <table:table-cell table:style-name="ce2" table:number-columns-repeated="247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1" office:value-type="string" calcext:value-type="string">
            <text:p>* CORRA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26607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33181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9776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IERE GIAMPIET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6949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841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O CENTRALI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9830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O RICEVIMENTO MERCE LOGISTICA ORDIN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9841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 office:value-type="string" calcext:value-type="string">
            <text:p>MAGAZZINO 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61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BRUNO (MAGAZZINO VERONA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brunosrl.net" xlink:type="simple">info@brunosrl.ne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RO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42-4280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9408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 office:value-type="string" calcext:value-type="string">
            <text:p>ANDREA (VENDITO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94028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 office:value-type="string" calcext:value-type="string">
            <text:p>ROBERTO (VENDITO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03259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5-4126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155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2218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.LLI TESI (POSTEGGIO FIRENZ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2225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BBRI MARIO (RIMINI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3315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BBRI MARIO (RIMIN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6490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BBRI MARIO (RIMI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3302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DONATO (BS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2640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E C. S.S. (BRESCI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0-2640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E C. S.S. (BRESCIA)</text:p>
          </table:table-cell>
          <table:table-cell table:style-name="ce2" office:value-type="string" calcext:value-type="string">
            <text:p>RESP.QUALIT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facchininatura.com" xlink:type="simple">info@facchininatura.com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E C. S.S. (BRESCIA)</text:p>
          </table:table-cell>
          <table:table-cell table:style-name="ce2" office:value-type="string" calcext:value-type="string">
            <text:p>SARTOR ANDREA PER ORD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39218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HINI E C. S.S. (BRESC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26405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INI GIA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7231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INI NAND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540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INI N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1454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CCIOLI VI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14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GIONI (PEDANE LEGNO USAT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069038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LAVIGNA ARDUINO (MONTALT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2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ARETRA DOMENICO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3630610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RETRA DOMENICO</text:p>
          </table:table-cell>
          <table:table-cell table:style-name="ce2" office:value-type="string" calcext:value-type="string">
            <text:p>FAX CAS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85-783153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RETRA DOMENICO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631781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RETRA DOMENICO</text:p>
          </table:table-cell>
          <table:table-cell table:style-name="ce2" office:value-type="string" calcext:value-type="string">
            <text:p>MOGLI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36825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AZION VIANEL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835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NDO – POSTEGGIO GENOV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84467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NDO – POSTEGGIO GENOV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10-74567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NDO – POSTEGGIO GENOV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0-74567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RA MARIO</text:p>
          </table:table-cell>
          <table:table-cell table:style-name="ce2" office:value-type="string" calcext:value-type="string">
            <text:p>METAPON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78491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RI E FRANCESCHETTI</text:p>
          </table:table-cell>
          <table:table-cell table:style-name="ce2" office:value-type="string" calcext:value-type="string">
            <text:p>SEDANO E SOTTACE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00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RI LUIGI DOTTOR</text:p>
          </table:table-cell>
          <table:table-cell table:style-name="ce2" office:value-type="string" calcext:value-type="string">
            <text:p>PER FAGIOLI BORLOTTI TACCOLE ETC...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9953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ARI LUIGI DOTTO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02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ERRO (PER RADICCHIO ISOLA DELLA SCALA)(RANCAN LUCIANA)</text:p>
          </table:table-cell>
          <table:table-cell table:style-name="ce2" office:value-type="string" calcext:value-type="string">
            <text:p>DISCARICA/ISOLA ECOLOGICA ISOLA DELLA SCA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11189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DANZA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6827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IDANZA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35157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IDANZA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9340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ILIPPI X FOGNATUURE (DETTO: GIGI MERD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97648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LIPPINI (GENTILE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4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LIPPINI (GENTILE)</text:p>
          </table:table-cell>
          <table:table-cell table:style-name="ce2" office:value-type="string" calcext:value-type="string">
            <text:p>ALESSANDRA (FIGLIA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69322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LIPPINI (GENTILE)</text:p>
          </table:table-cell>
          <table:table-cell table:style-name="ce2" office:value-type="string" calcext:value-type="string">
            <text:p>FABIO (P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5847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LIPPINI ROBERTO – VIGAS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52087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MEZ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25471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ORINO NATALIN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5003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FIORINO NATAL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53709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FITO</text:p>
          </table:table-cell>
          <table:table-cell table:style-name="ce2" office:value-type="string" calcext:value-type="string">
            <text:p>ZAFFARA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971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769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I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769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GGINI</text:p>
          </table:table-cell>
          <table:table-cell table:style-name="ce2" office:value-type="string" calcext:value-type="string">
            <text:p>CARMINE – MURA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1926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NDIARIA SAI ASSICURAZIONE</text:p>
          </table:table-cell>
          <table:table-cell table:style-name="ce2" office:value-type="string" calcext:value-type="string">
            <text:p>FONDIARIA SA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844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NDIARIA SAI ASSICURAZIONE</text:p>
          </table:table-cell>
          <table:table-cell table:style-name="ce2" office:value-type="string" calcext:value-type="string">
            <text:p>FONDIARIA SAI (SIG.BERTONCIN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4110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 (4) COMPANY SRL</text:p>
          </table:table-cell>
          <table:table-cell table:style-name="ce2" office:value-type="string" calcext:value-type="string">
            <text:p>ZUSI VALER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81288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 (4) COMPANY SRL</text:p>
          </table:table-cell>
          <table:table-cell table:style-name="ce2" office:value-type="string" calcext:value-type="string">
            <text:p>ZUSI VALERI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zusi@4company.it" xlink:type="simple">zusi@4company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 (4) MY SELECTION UG</text:p>
          </table:table-cell>
          <table:table-cell table:style-name="ce2" office:value-type="string" calcext:value-type="string">
            <text:p>SIG. PHILIP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7-71531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MAGLIO LUCIANO E C. SNC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450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MAGLIO LUCIANO E C. SNC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246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MAGLIO ORTOF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42-920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MIGAR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18258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</text:p>
          </table:table-cell>
          <table:table-cell table:style-name="ce2" office:value-type="string" calcext:value-type="string">
            <text:p>AD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42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</text:p>
          </table:table-cell>
          <table:table-cell table:style-name="ce2" office:value-type="string" calcext:value-type="string">
            <text:p>AD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42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</text:p>
          </table:table-cell>
          <table:table-cell table:style-name="ce2" office:value-type="string" calcext:value-type="string">
            <text:p>AUTISTA 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6020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</text:p>
          </table:table-cell>
          <table:table-cell table:style-name="ce2" office:value-type="string" calcext:value-type="string">
            <text:p>PAOLO (ORGANIZZA AUTIST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667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CLAUDIO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754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CLAUDIO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7237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style-name="ce2" office:value-type="string" calcext:value-type="string">
            <text:p>ABITAZIONE GIUSEPP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7209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style-name="ce2" office:value-type="string" calcext:value-type="string">
            <text:p>DAM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42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76-7140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style-name="ce2" office:value-type="string" calcext:value-type="string">
            <text:p>GIU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42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RNARI GIUSEPPE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765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OSCHI MATTEO AZ.AGR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89676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ACASSO ENZO E BRUNO</text:p>
          </table:table-cell>
          <table:table-cell table:style-name="ce2" office:value-type="string" calcext:value-type="string">
            <text:p>PER BILANC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5109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ACASSO ENZO E BRUNO</text:p>
          </table:table-cell>
          <table:table-cell table:style-name="ce2" office:value-type="string" calcext:value-type="string">
            <text:p>PER BILANC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894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ACCA (PER TRATTORE)=&gt; VEDI SOFFIATI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ACCAROLI RO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519581</text:p>
          </table:table-cell>
          <table:table-cell table:style-name="ce2" office:value-type="string" calcext:value-type="string">
            <text:p>MURATO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ANCESCHETTI </text:p>
          </table:table-cell>
          <table:table-cell table:style-name="ce2" office:value-type="string" calcext:value-type="string">
            <text:p>MACCACARI - RAD.CHIOGG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606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IGENTI GIOVANNI (NAPOLI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55668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ENTI GIOVANNI (NAPOL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93399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ENTI GIOVANNI (NAPOL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53795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VENETA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42-659011</text:p>
          </table:table-cell>
          <table:table-cell table:style-name="ce2" office:value-type="string" calcext:value-type="string">
            <text:p>MANUTENZIONI RIPARAZIONI FRIGO CELLE FRIGORIF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VENETA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367048</text:p>
          </table:table-cell>
          <table:table-cell table:style-name="ce2" office:value-type="string" calcext:value-type="string">
            <text:p>MANUTENZIONI RIPARAZIONI FRIGO CELLE FRIGORIF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VENETA</text:p>
          </table:table-cell>
          <table:table-cell table:style-name="ce2" office:value-type="string" calcext:value-type="string">
            <text:p>TECNICO DI TURNO NEI FESTIV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367036</text:p>
          </table:table-cell>
          <table:table-cell table:style-name="ce2" office:value-type="string" calcext:value-type="string">
            <text:p>MANUTENZIONI RIPARAZIONI FRIGO CELLE FRIGORIF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GOVENETA</text:p>
          </table:table-cell>
          <table:table-cell table:style-name="ce2" office:value-type="string" calcext:value-type="string">
            <text:p>UFFICIO X INTERVEN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59030</text:p>
          </table:table-cell>
          <table:table-cell table:style-name="ce2" office:value-type="string" calcext:value-type="string">
            <text:p>MANUTENZIONI RIPARAZIONI FRIGO CELLE FRIGORIFER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IULCOM GIACOMO RONZAT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32-6122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IULCOM GIACOMO RONZAT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205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IULCOM GIACOMO RONZAT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0-4354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.VER</text:p>
          </table:table-cell>
          <table:table-cell table:style-name="ce2" office:value-type="string" calcext:value-type="string">
            <text:p>GIO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41514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.VER</text:p>
          </table:table-cell>
          <table:table-cell table:style-name="ce2" office:value-type="string" calcext:value-type="string">
            <text:p>NICOLETTA DONATEL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83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IT SERVICE DI FERRI GIAMPIETR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5-83545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IT SERVICE DI FERRI GIAMPIETRO</text:p>
          </table:table-cell>
          <table:table-cell table:style-name="ce2" office:value-type="string" calcext:value-type="string">
            <text:p>LUBR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8649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IT SERVICE DI FERRI GIAMPIET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3545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IT SERVICE DI FERRI GIAMPIET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3545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MA SRL (BOLZANO)</text:p>
          </table:table-cell>
          <table:table-cell table:style-name="ce2" office:value-type="string" calcext:value-type="string">
            <text:p>GIUSEPPE (PER ORDIN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1-06409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MA SRL (BOLZANO)</text:p>
          </table:table-cell>
          <table:table-cell table:style-name="ce2" office:value-type="string" calcext:value-type="string">
            <text:p>HELMUT (PER ORDIN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1-0640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MA SRL (BOLZANO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1-06408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MA SRL (BOLZAN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71-0640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 EXPORT</text:p>
          </table:table-cell>
          <table:table-cell table:style-name="ce2" office:value-type="string" calcext:value-type="string">
            <text:p>MERCATO VERONA – 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72592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EXPORT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456</text:p>
          </table:table-cell>
          <table:table-cell table:style-name="ce2" office:value-type="string" calcext:value-type="string">
            <text:p>POSTEGGIO BOLOGN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</text:p>
          </table:table-cell>
          <table:table-cell table:style-name="ce2" office:value-type="string" calcext:value-type="string">
            <text:p>MICHELE (MURARI) (NUMERO NUOVO 2015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6-19409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 (POSTEGGIO ROMA)</text:p>
          </table:table-cell>
          <table:table-cell table:style-name="ce2" office:value-type="string" calcext:value-type="string">
            <text:p>ANGELO ROCCHI (VENDITO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2727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 (POSTEGGIO ROM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6-412942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 BOLOGNA</text:p>
          </table:table-cell>
          <table:table-cell table:style-name="ce2" office:value-type="string" calcext:value-type="string">
            <text:p>PAOLO BONAZZ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2727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TTITAL MILANO</text:p>
          </table:table-cell>
          <table:table-cell table:style-name="ce2" office:value-type="string" calcext:value-type="string">
            <text:p>MAURIZIO CASTELNOV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2722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VEX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647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VEX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536-9680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RUVEX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6-9682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UMAGALLI (ANTONIO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1-9470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UMAGALLI (ANTONI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1-9471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UMAGALLI (ANTONI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626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FUNTAMARA CERESANI DOMENICO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6126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UNTAMARA CERESANI DOMENICO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42295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UNTAMARA CERESANI DOMENICO</text:p>
          </table:table-cell>
          <table:table-cell table:style-name="ce2" office:value-type="string" calcext:value-type="string">
            <text:p>GIAM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25741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UNTAMARA CERESANI DOMENIC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57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FURIANI RODOLF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097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ETANO CARU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0-6546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ANO PATRI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685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EAZZO PAOLO S.R.L. (PADOV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EAZZO PAOLO S.R.L. (PADOV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76448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EAZZO PAOLO S.R.L. (PADOV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7021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LLETTO ANTON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7020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MBARETTO MASSIMO (RADICCHI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30999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GAMBIRASIO</text:p>
          </table:table-cell>
          <table:table-cell table:style-name="ce2" office:value-type="string" calcext:value-type="string">
            <text:p>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022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GAMMA FRUTTA</text:p>
          </table:table-cell>
          <table:table-cell table:style-name="ce2" office:value-type="string" calcext:value-type="string">
            <text:p>MERCATO PADOVA – 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1771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GAMMA FRUTTA</text:p>
          </table:table-cell>
          <table:table-cell table:style-name="ce2" office:value-type="string" calcext:value-type="string">
            <text:p>MERCATO PADOVA – ANDRE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28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RDEN FRUTTA SRL (RENZ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20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ROFOLO GIORGI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326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ROFOLO GIO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2197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SPARRONI G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758678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ASPARRONI G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2" office:value-type="string" calcext:value-type="string">
            <text:p>0734-640037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ASTRONOMICA FRESSCOTT SRL</text:p>
          </table:table-cell>
          <table:table-cell table:style-name="ce2" office:value-type="string" calcext:value-type="string">
            <text:p>ZOIA 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107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STRONOMICA FRESSCOTT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9-59832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STRONOMICA FRESSCOTT SRL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fresscot@alice.it" xlink:type="simple">fresscot@alice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ASTRONOMICA FRESSCOTT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9-99037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TTI MA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682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ATTI PAOLO (CIPOLLIN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660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CCHELE</text:p>
          </table:table-cell>
          <table:table-cell table:style-name="ce2" office:value-type="string" calcext:value-type="string">
            <text:p>MIRK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150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CCHELE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4109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CCHELE</text:p>
          </table:table-cell>
          <table:table-cell table:style-name="ce2" office:value-type="string" calcext:value-type="string">
            <text:p>VAL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952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CCHELE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41228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MMO (CARROZZERIA)</text:p>
          </table:table-cell>
          <table:table-cell table:style-name="ce2" office:value-type="string" calcext:value-type="string">
            <text:p>ADOLFO GEM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68729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MMO (CARROZZERI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42-5387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MMO (CARROZZERI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38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NERALI ASSICURAZIONI BOVOLONE</text:p>
          </table:table-cell>
          <table:table-cell table:style-name="ce2" office:value-type="string" calcext:value-type="string">
            <text:p>MICCO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17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NTALIA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5381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NTALIA LUI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551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OFUR SOC.COOP.AGRICO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414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OFUR SOC.COOP.AGRICO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937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OFUR SOC.COOP.AGRICO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13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OMETRA FERDINANDO FOGGI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9428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ARDO (TREVISO NAPOL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034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ARDO DE VITO (SCAFAT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85095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GATI TERE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32-2837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MANIA – CLIENTE RADICCHIO: DAVID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4917377771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MANIA – REBHORN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049-(0)89767011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MANIA – SULSER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049-(0)897782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ERMANIA – VEDI TRI FRUTTA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LARDI (POSTEGGIO BERGAMO)</text:p>
          </table:table-cell>
          <table:table-cell table:style-name="ce2" office:value-type="string" calcext:value-type="string">
            <text:p>EN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22972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LARDI (POSTEGGIO BERGAM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2994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RIGATO ROBERTO</text:p>
          </table:table-cell>
          <table:table-cell table:style-name="ce2" office:value-type="string" calcext:value-type="string">
            <text:p>NEGOZ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901328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HIRLANDA ANTONIO (IMBALLAGGIO)</text:p>
          </table:table-cell>
          <table:table-cell table:style-name="ce2" office:value-type="string" calcext:value-type="string">
            <text:p>MENEGHELLO PER CARICO CASS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306053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HIRLANDA ANTONIO (IMBALLAGGI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21955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HIROTTO SERG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73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HIROTTO SE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05743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BBE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6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BBE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8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BB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0264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BBE LUC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75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COVELLI (BAR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0-931112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AMMARCO (PRIMIZIE DI ORT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745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ANELLO CARLO (FRATELLO DI GABRIE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701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NELLO FABIAN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072707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NELLO FLAV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3174</text:p>
          </table:table-cell>
          <table:table-cell table:style-name="ce2" office:value-type="string" calcext:value-type="string">
            <text:p>ACQUIST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ANELLO GABR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60325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NNI RO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77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ROLA GRISOSTAMO</text:p>
          </table:table-cell>
          <table:table-cell table:style-name="ce2" office:value-type="string" calcext:value-type="string">
            <text:p>ROVERCHIAR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7395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AROLA GRISOSTAMO</text:p>
          </table:table-cell>
          <table:table-cell table:style-name="ce2" office:value-type="string" calcext:value-type="string">
            <text:p>ROVERCHIAR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85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ANGELO</text:p>
          </table:table-cell>
          <table:table-cell table:style-name="ce2" office:value-type="string" calcext:value-type="string">
            <text:p>FIGLIA: VEDI AGRI Più</text:p>
          </table:table-cell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2-50957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3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OLIVIA (AGRIPIU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02562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OLIVIA (AGRIPIU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028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OLIVIA (AGRIPIU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1" office:value-type="string" calcext:value-type="string">
            <text:p>agripiu.<text:a xlink:href="mailto:studio@gmail.com" xlink:type="simple">studio@gmail.com</text:a></text:p>
          </table:table-cell>
          <table:table-cell table:style-name="ce11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LIOLI OLIVIA (AGRIPIU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028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NELLI ROBERTO</text:p>
          </table:table-cell>
          <table:table-cell table:style-name="ce2" office:value-type="string" calcext:value-type="string">
            <text:p>GOLDEN GROPU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76-6615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NELLI ROBERTO</text:p>
          </table:table-cell>
          <table:table-cell table:style-name="ce2" office:value-type="string" calcext:value-type="string">
            <text:p>GOLDEN GROUP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178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NELLI ROBERT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612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NELLI RO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32578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OIA DEI MARS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05783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ORDANO NAPOL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3316461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ORDANO NAPO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1-943706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IOTTO FRUIT S.R.L. (FIRENZE) (CONAD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306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OTTO FRUIT S.R.L. (FIRENZE) (CONAD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5-43930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RONDA (ECO SANITAS)</text:p>
          </table:table-cell>
          <table:table-cell table:style-name="ce2" office:value-type="string" calcext:value-type="string">
            <text:p>PER RIFIUTI CONTENITORI FITOFARMAC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205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IRONDA (ECO SANITAS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4407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OBBETTI (PER FUNGH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5848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OZZI SIMON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ASSI FRANCESCO (MERCE LAVORAT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8940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REEN FRUIT</text:p>
          </table:table-cell>
          <table:table-cell table:style-name="ce2" office:value-type="string" calcext:value-type="string">
            <text:p>VEDI TOSATTO</text:p>
          </table:table-cell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OSS MARKET (VERON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250186</text:p>
          </table:table-cell>
          <table:table-cell table:style-name="ce2" office:value-type="string" calcext:value-type="string">
            <text:p>MATERIALE DI CONSUM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ROSS MARKET (VERO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50235</text:p>
          </table:table-cell>
          <table:table-cell table:style-name="ce2" office:value-type="string" calcext:value-type="string">
            <text:p>MATERIALE DI CONSUM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MAURO SAVOIA</text:p>
          </table:table-cell>
          <table:table-cell table:style-name="ce2" office:value-type="string" calcext:value-type="string">
            <text:p>RACCOLTA LEG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8002315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MAU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611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ROVEREDO-ARCOR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1440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ROVEREDO-ARCOR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4600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ROVEREDO-ARCORE – PAO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1440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RUPPO NAPOLEON</text:p>
          </table:table-cell>
          <table:table-cell table:style-name="ce2" office:value-type="string" calcext:value-type="string">
            <text:p>VERONA – GIORGIO X CONTAB.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6919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ARNIERI TENDE (SALIZZO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53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ERALDO ROBERTO (LUSIA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5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ERALDO ROBERTO (LUSIA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76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ERALDO ROBERTO (LUSIA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8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ERRA (MELONI VILIMPENT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175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 office:value-type="string" calcext:value-type="string">
            <text:p>FILIPP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2580009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 office:value-type="string" calcext:value-type="string">
            <text:p>RIPORTELLA FILIPP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990610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 office:value-type="string" calcext:value-type="string">
            <text:p>RIPORTELLA FILIPP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25-81872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2-997511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47433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DO GRASS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32-801126</text:p>
          </table:table-cell>
          <table:table-cell table:style-name="ce2" office:value-type="string" calcext:value-type="string">
            <text:p>PRODOTTI SICI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GUIZZARDI DAVIDE</text:p>
          </table:table-cell>
          <table:table-cell table:style-name="ce2" office:value-type="string" calcext:value-type="string">
            <text:p>(CAPUCCI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92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IZZARDI DAVIDE</text:p>
          </table:table-cell>
          <table:table-cell table:style-name="ce2" office:value-type="string" calcext:value-type="string">
            <text:p>(CAPUCC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92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IZZARDI DAVIDE</text:p>
          </table:table-cell>
          <table:table-cell table:style-name="ce2" office:value-type="string" calcext:value-type="string">
            <text:p>CAVOLO CAPUCCIO (CASTAGNAR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56182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LIZZI SALVATORE (FERRARA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2-7504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LIZZI SALVATORE (FERRAR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532-7504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GULIZZI SALVATORE (FERRAR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6721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NOVUS COMMERCIUM SRL</text:p>
          </table:table-cell>
          <table:table-cell table:style-name="ce2" office:value-type="string" calcext:value-type="string">
            <text:p>SIG.CAPATO MATT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8945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NOVUS COMMERCIUM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60007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NOVUS COMMERCIUM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19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TRADE (MARCHE)</text:p>
          </table:table-cell>
          <table:table-cell table:style-name="ce2" office:value-type="string" calcext:value-type="string">
            <text:p>(IND.IN FATTURA... NON USARE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733-8651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TRADE (MARCHE)</text:p>
          </table:table-cell>
          <table:table-cell table:style-name="ce2" office:value-type="string" calcext:value-type="string">
            <text:p>SIG.MORE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430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ORTUS TRADE (MARCH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733-2844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HYPO ALPE ADRIA BANK</text:p>
          </table:table-cell>
          <table:table-cell table:style-name="ce2" office:value-type="string" calcext:value-type="string">
            <text:p>MAURIZIO FERRARI PER LEASING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4309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ORETO (FUCINO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2543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ORETO (FUCINO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53248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ORETO (FUCINO)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007960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IAMPIERI LORETO (FUCINO)</text:p>
          </table:table-cell>
          <table:table-cell table:style-name="ce2" office:value-type="string" calcext:value-type="string">
            <text:p>FUC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532</text:p>
          </table:table-cell>
          <table:table-cell table:style-name="ce2" office:value-type="string" calcext:value-type="string">
            <text:p>PRODOTTI AVEZZANO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IAMPIERI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91412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AMPIERI LUI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2588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CA S.N.C.</text:p>
          </table:table-cell>
          <table:table-cell table:style-name="ce2" office:value-type="string" calcext:value-type="string">
            <text:p>RAFFAE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9-21603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CE VERONA</text:p>
          </table:table-cell>
          <table:table-cell table:style-name="ce2" office:value-type="string" calcext:value-type="string">
            <text:p>UFFICIO INFORMAZI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939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CE VERONA</text:p>
          </table:table-cell>
          <table:table-cell table:style-name="ce2" office:value-type="string" calcext:value-type="string">
            <text:p>UFFICIO INFORMAZI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939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COPLASTIC (VANGELIST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22220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</text:p>
          </table:table-cell>
          <table:table-cell table:style-name="ce2" office:value-type="string" calcext:value-type="string">
            <text:p>FABIOLA RISMENI (PER SIST FT E CASSE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</text:p>
          </table:table-cell>
          <table:table-cell table:style-name="ce2" office:value-type="string" calcext:value-type="string">
            <text:p>FEDERICA PEDRON PER ORDINI BLOCCA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</text:p>
          </table:table-cell>
          <table:table-cell table:style-name="ce2" office:value-type="string" calcext:value-type="string">
            <text:p>PER ORD.IMBALL. SIG.RA MANUELA // WALTER TRIPOD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PER ORDINI IMBALLAGGIO (TRIPODI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5384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PER PROB.PORTALE VIRGINIA 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53840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RAPP.GIORGIO BETT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1288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FCO SYSTEMS</text:p>
          </table:table-cell>
          <table:table-cell table:style-name="ce2" office:value-type="string" calcext:value-type="string">
            <text:p>RAPP.GIORGIO BETTELLA</text:p>
          </table:table-cell>
          <table:table-cell table:style-name="ce2" office:value-type="string" calcext:value-type="string">
            <text:p>MAIL</text:p>
          </table:table-cell>
          <table:table-cell table:style-name="ce11" office:value-type="string" calcext:value-type="string">
            <text:p><text:a xlink:href="mailto:giorgio.betella@ifco.de" xlink:type="simple">giorgio.betella@ifco.de</text:a></text:p>
          </table:table-cell>
          <table:table-cell table:style-name="ce11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L BETTOLINO SCARL</text:p>
          </table:table-cell>
          <table:table-cell table:style-name="ce2" office:value-type="string" calcext:value-type="string">
            <text:p>SIG.DICARRA GIANLUCA RESP.ACQUIS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50605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LMAPAK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102044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MBALL NORD</text:p>
          </table:table-cell>
          <table:table-cell table:style-name="ce2" office:value-type="string" calcext:value-type="string">
            <text:p>AGENTE DAMIA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92335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MBALL NORD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800857</text:p>
          </table:table-cell>
          <table:table-cell table:style-name="ce2" office:value-type="string" calcext:value-type="string">
            <text:p>IMBALLAGG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IMBALLAGGI USATI ZANFRETTA SAS</text:p>
          </table:table-cell>
          <table:table-cell table:style-name="ce2" office:value-type="string" calcext:value-type="string">
            <text:p>IMBALLI E PALLET USA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49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MBALLAGGI USATI ZANFRETTA SAS</text:p>
          </table:table-cell>
          <table:table-cell table:style-name="ce2" office:value-type="string" calcext:value-type="string">
            <text:p>IMBALLI E PALLET USATI 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3838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MPIANTO DI ALLARME-&gt; VEDI VSD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3-4702691</text:p>
          </table:table-cell>
          <table:table-cell table:number-columns-repeated="2"/>
          <table:table-cell table:style-name="ce2" table:number-columns-repeated="247"/>
          <table:table-cell table:number-columns-repeated="771"/>
        </table:table-row>
        <table:table-row table:style-name="ro3">
          <table:table-cell table:style-name="ce2" office:value-type="string" calcext:value-type="string">
            <text:p>INDIANI GIMMI PER CAMPI</text:p>
          </table:table-cell>
          <table:table-cell table:style-name="ce6" office:value-type="string" calcext:value-type="string">
            <text:p><text:s/>(FACCIONI TECNICO DI MORATEL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50497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NDIANI GIMMI PER CAMPI</text:p>
          </table:table-cell>
          <table:table-cell table:style-name="ce2" office:value-type="string" calcext:value-type="string">
            <text:p>JESS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19122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NDIANI GIMMI PER CAMPI</text:p>
          </table:table-cell>
          <table:table-cell table:style-name="ce2" office:value-type="string" calcext:value-type="string">
            <text:p>JESSI 2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51-04678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NDIANI GIMMI PER CAMPI</text:p>
          </table:table-cell>
          <table:table-cell table:style-name="ce2" office:value-type="string" calcext:value-type="string">
            <text:p>TO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7-31666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NDIANO (PER CAMPI GIMM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58883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R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71569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ISOLA BLU</text:p>
          </table:table-cell>
          <table:table-cell table:style-name="ce2" office:value-type="string" calcext:value-type="string">
            <text:p>ACI ISOLA DELLA SCA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8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SOLA BLU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022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TALIA BELT</text:p>
          </table:table-cell>
          <table:table-cell table:style-name="ce2" office:value-type="string" calcext:value-type="string">
            <text:p>UFFICIO (SIG.LUC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738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TALPRODUTTIVA</text:p>
          </table:table-cell>
          <table:table-cell table:style-name="ce2" office:value-type="string" calcext:value-type="string">
            <text:p>ANTONIO O LORE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3491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IVECO/BRENNERO (CAMION)</text:p>
          </table:table-cell>
          <table:table-cell table:style-name="ce2" office:value-type="string" calcext:value-type="string">
            <text:p>RAPPRESENTANTE GUERRA 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9351304</text:p>
          </table:table-cell>
          <table:table-cell table:style-name="ce2" office:value-type="string" calcext:value-type="string">
            <text:p>CAMION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 – SIG.AVOSSA RAFFAELE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35-48251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2" office:value-type="string" calcext:value-type="string">
            <text:p>VENDITORE – SIG.TARALLO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8598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3921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JCOPLASTIC – BATTIPAGL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3921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JOSEPH (DEL TRENTINO)</text:p>
          </table:table-cell>
          <table:table-cell table:style-name="ce2" office:value-type="string" calcext:value-type="string">
            <text:p>A COLTIVA ANCHE A TREVENZU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16951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KILINC GMBH – GERMANIA</text:p>
          </table:table-cell>
          <table:table-cell table:style-name="ce2" office:value-type="string" calcext:value-type="string">
            <text:p>ROMANO PAROLINI “MEDIATORE A VR”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69109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KILINC GMBH – GERMANIA</text:p>
          </table:table-cell>
          <table:table-cell table:style-name="ce2" office:value-type="string" calcext:value-type="string">
            <text:p>ROMANO PAROLINI “MEDIATORE A VR”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62135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KILINC GMBH – GERMANIA</text:p>
          </table:table-cell>
          <table:table-cell table:style-name="ce2" office:value-type="string" calcext:value-type="string">
            <text:p>ROMANO PAROLINI “MEDIATORE A VR”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romano13@hotmail.it" xlink:type="simple">romano13@hotmail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ECONOMICA PAGLIARE SCARL (MARCHE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5-804158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'ECONOMICA PAGLIARE SCARL (MARCHE)</text:p>
          </table:table-cell>
          <table:table-cell table:number-columns-repeated="2"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grieconomica1@libero.it" xlink:type="simple">agrieconomica1@libero.it</text:a></text:p>
          </table:table-cell>
          <table:table-cell table:style-name="ce2" office:value-type="string" calcext:value-type="string">
            <text:p>PRODOTTI MARCHE</text:p>
          </table:table-cell>
          <table:table-cell table:style-name="ce10"/>
          <table:table-cell table:style-name="ce2" table:number-columns-repeated="247"/>
          <table:table-cell table:number-columns-repeated="771"/>
        </table:table-row>
        <table:table-row table:style-name="ro3">
          <table:table-cell table:style-name="ce2" office:value-type="string" calcext:value-type="string">
            <text:p>L'ECONOMICA PAGLIARE SCARL (MARCHE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5-804161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'ECONOMICA PAGLIARE SCARL (MARCH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5-804161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'ORTOCONF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537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CONF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57000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A DI PESCE GERARD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3450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A DI PESCE GERARDO</text:p>
          </table:table-cell>
          <table:table-cell table:style-name="ce2" office:value-type="string" calcext:value-type="string">
            <text:p>CELL. PAD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8189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A DI PESCE GERARDO</text:p>
          </table:table-cell>
          <table:table-cell table:style-name="ce2" office:value-type="string" calcext:value-type="string">
            <text:p>POSTEGGIO SI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2624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A DI PESCE GERARDO</text:p>
          </table:table-cell>
          <table:table-cell table:style-name="ce2" office:value-type="string" calcext:value-type="string">
            <text:p>POSTEGGIO TREVIS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4334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O (VOLANTI – RIMINI)</text:p>
          </table:table-cell>
          <table:table-cell table:style-name="ce2" office:value-type="string" calcext:value-type="string">
            <text:p>MASSIMO VOLAN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829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ORTOLANO (VOLANTI – RIMI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73410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5-84582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 office:value-type="string" calcext:value-type="string">
            <text:p>TITOLARE SIG.ANGE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16368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 office:value-type="string" calcext:value-type="string">
            <text:p>UFFIC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5-84945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unicasrl@lunica.it" xlink:type="simple">lunicasrl@lunica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84553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'UNICA ORTOF.DEL MUGEL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845537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CASTAGNARESE SOC.AGR.</text:p>
          </table:table-cell>
          <table:table-cell table:style-name="ce2" office:value-type="string" calcext:value-type="string">
            <text:p>CASTAGNARO (VR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752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CASTAGNARESE SOC.AGR.</text:p>
          </table:table-cell>
          <table:table-cell table:style-name="ce2" office:value-type="string" calcext:value-type="string">
            <text:p>CASTAGNARO (VR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9201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CASTAGNARESE SOC.AGR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4517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0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DAMIANO (FIGL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4517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1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MAU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86996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DELIZIA (DORO)</text:p>
          </table:table-cell>
          <table:table-cell table:style-name="ce2" office:value-type="string" calcext:value-type="string">
            <text:p>PAOLO (PAD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86996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MEDIGLIA FRUTTA</text:p>
          </table:table-cell>
          <table:table-cell table:style-name="ce2" office:value-type="string" calcext:value-type="string">
            <text:p>AGRONOMO BERALDI SIM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7792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MEDIGLIA FRUTTA</text:p>
          </table:table-cell>
          <table:table-cell table:style-name="ce2" office:value-type="string" calcext:value-type="string">
            <text:p>LUI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524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MEDIGLIA FRUTTA</text:p>
          </table:table-cell>
          <table:table-cell table:style-name="ce2" office:value-type="string" calcext:value-type="string">
            <text:p>SALV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3693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MEDIGLIA FRUTTA</text:p>
          </table:table-cell>
          <table:table-cell table:style-name="ce2" office:value-type="string" calcext:value-type="string">
            <text:p>UFFICIO (PER PAG.SIN.RA SILVI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82603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POLIGNANESE</text:p>
          </table:table-cell>
          <table:table-cell table:style-name="ce2" office:value-type="string" calcext:value-type="string">
            <text:p>LISCO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5360008</text:p>
          </table:table-cell>
          <table:table-cell table:style-name="ce2" office:value-type="string" calcext:value-type="string">
            <text:p>POSTEGGIO MIL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A ROCCA SOC.COOP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9-7634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SCINTIL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2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SORGENTE (POSTEGGIO MILANO)</text:p>
          </table:table-cell>
          <table:table-cell table:style-name="ce2" office:value-type="string" calcext:value-type="string">
            <text:p>LUIGI (EX VENDITORE CONTIN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59059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 TORRE (AUTOTRASP. PER FABBRI RIMI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3411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IO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01131903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I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862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I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967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IO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971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NZA BRUNO</text:p>
          </table:table-cell>
          <table:table-cell table:style-name="ce2" office:value-type="string" calcext:value-type="string">
            <text:p>DEPOSI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80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NZA BRU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744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RBI BADOU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2217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TONIERE PER CANALI - GIUSEPPE</text:p>
          </table:table-cell>
          <table:table-cell table:style-name="ce7" office:value-type="string" calcext:value-type="string">
            <text:p>CHAMATO GIMMI IL 29/01/2015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1885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VAGNINI FERDIN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4484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ZZARINI FRANCO E C. (POSTEGGIO UDINE)</text:p>
          </table:table-cell>
          <table:table-cell table:style-name="ce2" office:value-type="string" calcext:value-type="string">
            <text:p>FEDE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462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ZZARINI FRANCO E C. (POSTEGGIO UDINE)</text:p>
          </table:table-cell>
          <table:table-cell table:style-name="ce2" office:value-type="string" calcext:value-type="string">
            <text:p>MAR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063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ZZARINI FRANCO E C. (POSTEGGIO UDINE)</text:p>
          </table:table-cell>
          <table:table-cell table:style-name="ce2" office:value-type="string" calcext:value-type="string">
            <text:p>SEDE TRIESTE PER PAG.SIG.CINZ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0-3036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AZZARINI FRANCO E C. (POSTEGGIO UDI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6017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 CHIESOLE (LORA GIANN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204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 CHIESOLE (LORA GIANN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840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 CHIESOLE (LORA GIAN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40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ARDI MAR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00343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CINI CLAUDIO (GEOLOGO)</text:p>
          </table:table-cell>
          <table:table-cell table:style-name="ce2" office:value-type="string" calcext:value-type="string">
            <text:p><text:a xlink:href="mailto:LEONCINI@PSVSRL.COM" xlink:type="simple">LEONCINI@PSVSRL.COM</text:a>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102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CINI CLAUDIO (GEOLOGO)</text:p>
          </table:table-cell>
          <table:table-cell table:style-name="ce2" office:value-type="string" calcext:value-type="string">
            <text:p>SIG.SARTORETTI GIORD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2140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CINI CLAUDIO (GEOLOG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900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NCINI CLAUDIO (GEOLOG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5105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PARDI</text:p>
          </table:table-cell>
          <table:table-cell table:style-name="ce2" office:value-type="string" calcext:value-type="string">
            <text:p>AD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400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PARDI</text:p>
          </table:table-cell>
          <table:table-cell table:style-name="ce2" office:value-type="string" calcext:value-type="string">
            <text:p>ALESSAND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363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PARDI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460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EOPARDI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710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CE</text:p>
          </table:table-cell>
          <table:table-cell table:style-name="ce2" office:value-type="string" calcext:value-type="string">
            <text:p>ANDREA CEOLET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6907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C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112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CARLO BIGNAM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4892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CARLO BIGNAMI 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7188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CARLO BIGNAMI UFFICIO F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0-97188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CENTRAL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3736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DARIO ALB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09120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DOMEN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1372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GIU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4124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GIUSEPPE ESTE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64558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3305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NEA VERDE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90311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IUZZI FABRIZIO</text:p>
          </table:table-cell>
          <table:table-cell table:style-name="ce2" office:value-type="string" calcext:value-type="string">
            <text:p>PUGLIE PER INSALA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505023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IUZZI FABRIZIO</text:p>
          </table:table-cell>
          <table:table-cell table:style-name="ce2" office:value-type="string" calcext:value-type="string">
            <text:p>PUGLIE PER INSALA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552827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O IACONO TRASPORTI</text:p>
          </table:table-cell>
          <table:table-cell table:style-name="ce2" office:value-type="string" calcext:value-type="string">
            <text:p>TITO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48451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O IACONO TRASPOR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7612</text:p>
          </table:table-cell>
          <table:table-cell table:style-name="ce2" office:value-type="string" calcext:value-type="string">
            <text:p>TRASPORT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OFFREDO STELLA SRL</text:p>
          </table:table-cell>
          <table:table-cell table:style-name="ce2" office:value-type="string" calcext:value-type="string">
            <text:p>BATTISTI L.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6217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FFREDO STELLA SRL</text:p>
          </table:table-cell>
          <table:table-cell table:style-name="ce2" office:value-type="string" calcext:value-type="string">
            <text:p>DOTT.ST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2331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LOFFREDO STELLA SRL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68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LOFFREDO STELLA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1-286170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NGA MIL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8316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LONGO PATRIZ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8726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 office:value-type="string" calcext:value-type="string">
            <text:p>mail certificat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oraluca.srl@legalmail.it" xlink:type="simple">loraluca.srl@legalmail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 office:value-type="string" calcext:value-type="string">
            <text:p>mail certificat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ucalora@libero.it" xlink:type="simple">lucalora@libero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5-819322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46914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LORA LUCA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46914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LUCCHI</text:p>
          </table:table-cell>
          <table:table-cell table:style-name="ce2" office:value-type="string" calcext:value-type="string">
            <text:p>ELETTRICISTA GIMM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54858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 office:value-type="string" calcext:value-type="string">
            <text:p>AGROTECNICO ROCCO FAI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742570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 office:value-type="string" calcext:value-type="string">
            <text:p>AGROTECNICO ROCCO FAIELL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1-95594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 office:value-type="string" calcext:value-type="string">
            <text:p>MACEROLA MARCELL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5-266624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100122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CCI GREGORIO (AVEZZAN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63-2392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LUSENT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73090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EN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930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ENTI MARCO</text:p>
          </table:table-cell>
          <table:table-cell table:style-name="ce2" office:value-type="string" calcext:value-type="string">
            <text:p>SUO COMMERCIALISTA 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53126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ENTI MAR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482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IA COOP.ORTOLANI</text:p>
          </table:table-cell>
          <table:table-cell table:style-name="ce2" office:value-type="string" calcext:value-type="string">
            <text:p>ITA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229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IA COOP.ORTOLANI</text:p>
          </table:table-cell>
          <table:table-cell table:style-name="ce2" office:value-type="string" calcext:value-type="string">
            <text:p>ITA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8055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LUSIA COOP.ORTOLA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69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.G.P. SRL</text:p>
          </table:table-cell>
          <table:table-cell table:style-name="ce2" office:value-type="string" calcext:value-type="string">
            <text:p>NER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61659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.G.P. SRL</text:p>
          </table:table-cell>
          <table:table-cell table:style-name="ce2" office:value-type="string" calcext:value-type="string">
            <text:p>OMA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72115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.G.P.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5581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.G.P.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503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.MU.SA. SRL</text:p>
          </table:table-cell>
          <table:table-cell table:style-name="ce2" office:value-type="string" calcext:value-type="string">
            <text:p>CAGLIAR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0-232604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.MU.SA. SRL</text:p>
          </table:table-cell>
          <table:table-cell table:style-name="ce2" office:value-type="string" calcext:value-type="string">
            <text:p>CAR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28822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.PA TRASPOR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3475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ESTRI ORTOFRUTTA (POSTEGGIO PARMA)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0350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4" office:value-type="string" calcext:value-type="string">
            <text:p>MAESTRI ORTOFRUTTA (POSTEGGIO PARMA)</text:p>
          </table:table-cell>
          <table:table-cell table:style-name="ce2" office:value-type="string" calcext:value-type="string">
            <text:p>POTEGGIO PARM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21-99279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GGIO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GNANI DANILO E EGIDIO OSTIGLI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6-4361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IOLI CRISTIAN PROD.ORTOFRUTT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8239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IOLI CRISTIAN PROD.ORTOFRUTT.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1-9326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IOLI CRISTIAN PROD.ORTOFRUTT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93200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LAGNINI OSVAL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4416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LAMAN COSTANT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787763</text:p>
          </table:table-cell>
          <table:table-cell table:style-name="ce2" office:value-type="string" calcext:value-type="string">
            <text:p>VENDIT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LINI FLAVIO (INOXTECNICA VERONESE)</text:p>
          </table:table-cell>
          <table:table-cell table:style-name="ce2" office:value-type="string" calcext:value-type="string">
            <text:p>MANUTENZIONE NASTRI (EURO 35 ORAR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6033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LINI FLAVIO (INOXTECNICA VERONESE)</text:p>
          </table:table-cell>
          <table:table-cell table:style-name="ce2" office:value-type="string" calcext:value-type="string">
            <text:p>MANUTENZIONE NASTRI (EURO 35 ORAR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944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LINI S.A.S. DI MALINI MARIO</text:p>
          </table:table-cell>
          <table:table-cell table:style-name="ce2" office:value-type="string" calcext:value-type="string">
            <text:p>SOTTACETI VILLAFONT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8500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CINI MARIA SRL (POSTEGGIO FORLI'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3-7012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CINI MARIA SRL (POSTEGGIO FORLI'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3-326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CINI MARIA SRL (POSTEGGIO FORLI'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3-344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CINI MARIA SRL (POSTEGGIO FORLI')</text:p>
          </table:table-cell>
          <table:table-cell table:style-name="ce2" office:value-type="string" calcext:value-type="string">
            <text:p>VENDI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107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CINI MARIA SRL (POSTEGGIO FORLI'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mancinimaria@pec.buffetti.it" xlink:type="simple">mancinimaria@pec.buffetti.it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CINI MARIA SRL (POSTEGGIO FORLI')</text:p>
          </table:table-cell>
          <table:table-cell table:style-name="ce2"/>
          <table:table-cell table:style-name="ce2" office:value-type="string" calcext:value-type="string">
            <text:p>PEC</text:p>
          </table:table-cell>
          <table:table-cell table:style-name="ce10" office:value-type="string" calcext:value-type="string">
            <text:p><text:a xlink:href="mailto:mancini.mariasrl@gmail.com" xlink:type="simple">mancini.mariasrl@gmail.com</text:a>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FRIN LORENZO AZ.AGR. (ROSOLIN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9017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FRIN LORENZO AZ.AGR. (ROSOLIN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6-3403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FRIN LORENZO AZ.AGR. (ROSOLINA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gricola.manfrin@alice.it" xlink:type="simple">agricola.manfrin@alice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NFRIN LORENZO AZ.AGR. (ROSOLI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3403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AN BRUNO TRASPORTI CHIOGGIA (EX NARCISO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30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AN BRUNO TRASPORTI CHIOGGIA (EX NARCI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5093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ELLI FERDINAND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2024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ELLI LUC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620174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ELLI MARIO ATTREZZI AGRICOLI</text:p>
          </table:table-cell>
          <table:table-cell table:style-name="ce2" office:value-type="string" calcext:value-type="string">
            <text:p>ISAC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584991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ELLI PIER GIORGIO</text:p>
          </table:table-cell>
          <table:table-cell table:style-name="ce2" office:value-type="string" calcext:value-type="string">
            <text:p>SALIZZOLE VALMORSELZ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273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I GIULIANO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0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NTOVANI GIUL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2093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ANESI SERG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0-88180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ANTONI F.L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213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HIELLA RIN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590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ON ROMEO</text:p>
          </table:table-cell>
          <table:table-cell table:style-name="ce2" office:value-type="string" calcext:value-type="string">
            <text:p>PER ROSSO VR A ROVEREDO DE GUA'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05747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ONCINI (COMPRA VERON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0684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ONCINI MARIAN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2015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CONCINI MAR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6583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ANO PATRI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261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ANO PATRIZ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6410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ELLA (SORELLA GIUSEPP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255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NO ALBERGO RIST.BUTTAPIETR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04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IOTTI CLAUDIO (DETTO MAGR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10337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AMMINISTRAZ. → MAGAZZ.ALESSIO</text:p>
          </table:table-cell>
          <table:table-cell table:style-name="ce2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AMMINISTRAZIONE F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3002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COMPRATORE MARCO FERRAR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94407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FAX FERRARI CAS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80124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RTINELLI SUPERMERCATI</text:p>
          </table:table-cell>
          <table:table-cell table:style-name="ce2" office:value-type="string" calcext:value-type="string">
            <text:p>FAX MAGAZZINO SCARIC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97966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SAGGIA (IDRAULIC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97932</text:p>
          </table:table-cell>
          <table:table-cell table:style-name="ce2" office:value-type="string" calcext:value-type="string">
            <text:p>MANUTENZIONI RIPARAZION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SAGGIA (IDRAULIC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88947</text:p>
          </table:table-cell>
          <table:table-cell table:style-name="ce2" office:value-type="string" calcext:value-type="string">
            <text:p>MANUTENZIONI RIPARAZIONI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STRANDREA AZ.AGR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757030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STRANDREA AZ.AGR.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871217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3">
          <table:table-cell table:style-name="ce2" office:value-type="string" calcext:value-type="string">
            <text:p>MASTRANDREA AZ.AGR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871104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ATTIOLI (CANARIN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6779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TTIOLI (CANARIN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350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UR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20835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XI FRUTTA</text:p>
          </table:table-cell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76096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XI FRUTT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9-77208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AXI 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7737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CCANICO TRATTORE (BORAS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10897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GONI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3-56425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EGO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3-564132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EGO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49605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ELOTTI MORE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92227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LOTTI MORE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35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LOTTO ENRI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8140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ETALLI (RACCOLTA METALLI) IVAN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26086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CHELETTI LUC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2024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ELE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70017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ELE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334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GIOVAN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34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MASSIMO PERUS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7106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 office:value-type="string" calcext:value-type="string">
            <text:p>RICCARDO RENZI (RESP.PIATT. VR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6-634534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62305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GROSS (MION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5159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LANI E FRAGOR GROUP SPA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8672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LANI E FRAGOR GROUP SP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28671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LANI E FRAGOR GROUP SP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867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NCHIELLO POMPEO (PUGLI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462590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INOZZI BRUNO (BONFERRARO)</text:p>
          </table:table-cell>
          <table:table-cell table:style-name="ce2" office:value-type="string" calcext:value-type="string">
            <text:p>PER TERRA IN AFFITTO ISOLA DELLA SCA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5535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NUTILLI GABRIELLA GILBERTO</text:p>
          </table:table-cell>
          <table:table-cell table:style-name="ce2" office:value-type="string" calcext:value-type="string">
            <text:p>TERRACINA LATINA PER INSALA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268312</text:p>
          </table:table-cell>
          <table:table-cell table:style-name="ce2" office:value-type="string" calcext:value-type="string">
            <text:p>PRODOTTI SARDEGN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INUTILLI GABRIELLA GILBERTO</text:p>
          </table:table-cell>
          <table:table-cell table:style-name="ce2" office:value-type="string" calcext:value-type="string">
            <text:p>TERRACINA LATINA PER INSALAT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73-772234</text:p>
          </table:table-cell>
          <table:table-cell table:style-name="ce2" office:value-type="string" calcext:value-type="string">
            <text:p>PRODOTTI SARDEGN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IOLA QUINTO (ASCOL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630021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IOSO GIOVA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8976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OZZI ANGIOLINO (SCAVATOR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72045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RANDOLA CRISTIAN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1808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RANDOLA IDO E GABRIELE</text:p>
          </table:table-cell>
          <table:table-cell table:style-name="ce2" office:value-type="string" calcext:value-type="string">
            <text:p>PRODUTTORI BONFERA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69001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RANDOLA MAURIZ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2811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RONE G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63859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IRONE GI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31-2701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NEW FRUIT (MERCATO VERONA)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9291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CCALDI RAFFA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86073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CCALDI RAFFAE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73315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CCALDI RAFFAE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75315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DENFRUIT SPA</text:p>
          </table:table-cell>
          <table:table-cell table:style-name="ce2" office:value-type="string" calcext:value-type="string">
            <text:p>GIUSEPPE PICA SOST.MIREL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5-5912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DENFRUIT SPA</text:p>
          </table:table-cell>
          <table:table-cell table:style-name="ce2" office:value-type="string" calcext:value-type="string">
            <text:p>MIRELLA RESP.ACQUIS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16116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DENFRUIT SP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35-411224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DENFRUIT SP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35-5905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LINARI CLAUD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90669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LINARI CLAUD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2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LINARI DANI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2146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NTEDORO (PUGLI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3389175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3">
          <table:table-cell table:style-name="ce2" office:value-type="string" calcext:value-type="string">
            <text:p>MONTEDORO (PUGL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5146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NTRESOR (SOMMACAMPAG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15326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I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6811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I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3286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O</text:p>
          </table:table-cell>
          <table:table-cell table:style-name="ce2" office:value-type="string" calcext:value-type="string">
            <text:p>CERE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75388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O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1882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O (MARCO)</text:p>
          </table:table-cell>
          <table:table-cell table:style-name="ce2" office:value-type="string" calcext:value-type="string">
            <text:p>PRONTISSIMA 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043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NDO (MARC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06375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TELLO ENRICO (AZ.AGR.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16467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ATELLO ENRICO (AZ.AGR.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29030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ELATO GIOVAN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2522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ELATO VANNI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328307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ELATO VAN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42876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INI (X MELONI)</text:p>
          </table:table-cell>
          <table:table-cell table:style-name="ce2" office:value-type="string" calcext:value-type="string">
            <text:p>ANGELA PER PAGAMEN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083673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INI (X MELONI)</text:p>
          </table:table-cell>
          <table:table-cell table:style-name="ce2" office:value-type="string" calcext:value-type="string">
            <text:p>GIAN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939913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INI (X MELON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75-83122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INI (X MELO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5-78025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ROSATO SABRIN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3314562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SE' (CRESPI RENAT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55001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OSE' (CRESPI RENAT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550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MUNARIN GIUSEPP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156989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APOLI (ALESSANDRO DALL'ORT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10737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APOLI TRANS</text:p>
          </table:table-cell>
          <table:table-cell table:style-name="ce2" office:value-type="string" calcext:value-type="string">
            <text:p>CRISTIAN PER CONSEGNE E NUMERI AUTIS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185558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APOLI TRANS</text:p>
          </table:table-cell>
          <table:table-cell table:style-name="ce2" office:value-type="string" calcext:value-type="string">
            <text:p>PER ZONA FOGG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186655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APOLI TRANS</text:p>
          </table:table-cell>
          <table:table-cell table:style-name="ce2" office:value-type="string" calcext:value-type="string">
            <text:p>UFFICIO: PER RICHIEDERE FATTURE MONICA/LORED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9-95622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APOLI TRAN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184246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ATURA (LA NATUR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1-495090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ATURA E' (FABEN)</text:p>
          </table:table-cell>
          <table:table-cell table:style-name="ce2" office:value-type="string" calcext:value-type="string">
            <text:p>PER PAGAMENTI SIG.SILV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3510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ATURA NOSTRA (ALFONS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96513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ATURA.COM</text:p>
          </table:table-cell>
          <table:table-cell table:style-name="ce2" office:value-type="string" calcext:value-type="string">
            <text:p>RESPONSABILE CARICO/SCARICO EMANUE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35453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ATURA.COM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35454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AZARIO DAN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326786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NAZARIO DANIEL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64393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AURIZIO VENDITORE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maurizio.mantegoli@tin.it" xlink:type="simple">maurizio.mantegoli@tin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AUZIO VENDI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3627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7-3120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nemafrut.mercato@alice.it" xlink:type="simple">nemafrut.mercato@alice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7-312077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SEDE LEGALE</text:p>
          </table:table-cell>
          <table:table-cell table:style-name="ce2" office:value-type="string" calcext:value-type="string">
            <text:p>PEC</text:p>
          </table:table-cell>
          <table:table-cell table:style-name="ce10" office:value-type="string" calcext:value-type="string">
            <text:p><text:a xlink:href="mailto:nemafrutsrl@pec.it" xlink:type="simple">nemafrutsrl@pec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UFFICIO SEDE LEGAL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7-63153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.MA FRUT SRL (CESENA)</text:p>
          </table:table-cell>
          <table:table-cell table:style-name="ce2" office:value-type="string" calcext:value-type="string">
            <text:p>UFFICIO SEDE LEGA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7-38420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0-651907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72030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927360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MANILA PER PAGAMEN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12365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ELLO NIZZO</text:p>
          </table:table-cell>
          <table:table-cell table:style-name="ce2" office:value-type="string" calcext:value-type="string">
            <text:p>MERCATO (PER PAGAMENTI MANIL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0-50007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OTAIO LUCIO LOMBARD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86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OTAIO LUCIO LOMBARD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48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UOVA ANNAFRUTTA (PER MELONI) UDINE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3079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UOVA ANNAFRUTTA (PER MELONI) UDINE</text:p>
          </table:table-cell>
          <table:table-cell table:style-name="ce2" office:value-type="string" calcext:value-type="string">
            <text:p>MARCO PERES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3080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UOVA ANNAFRUTTA (PER MELONI) UDINE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2-61259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NUOVA ANNAFRUTTA (PER MELONI) UDINE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annafrutta.it" xlink:type="simple">info@annafrutta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UOVA ANNAFRUTTA (PER MELONI) UDIN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7415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NUOVO CAM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348</text:p>
          </table:table-cell>
          <table:table-cell table:style-name="ce2" office:value-type="string" calcext:value-type="string">
            <text:p>RISTORANT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OIGNATANO PUGLI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1718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OLICASA (SIG. OLIBON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23381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LICASA (SIG. OLIBO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338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LIVER DI SIGNORINI LUCIANO (MACCHINE AGRICOLE)</text:p>
          </table:table-cell>
          <table:table-cell table:style-name="ce2" office:value-type="string" calcext:value-type="string">
            <text:p>LUC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41842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M (ZAPPOLLA PAOL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3910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M (ZAPPOLLA PAOL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7304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LANDIN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83508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OFRUIT</text:p>
          </table:table-cell>
          <table:table-cell table:style-name="ce2" office:value-type="string" calcext:value-type="string">
            <text:p>MERCATO VICENZ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56459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OFRUIT</text:p>
          </table:table-cell>
          <table:table-cell table:style-name="ce2" office:value-type="string" calcext:value-type="string">
            <text:p>ZANON MAURIZIO TITO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44451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SI E FABBRI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89488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SI E FABBRI</text:p>
          </table:table-cell>
          <table:table-cell table:style-name="ce2" office:value-type="string" calcext:value-type="string">
            <text:p>O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40315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SI E FABBRI</text:p>
          </table:table-cell>
          <table:table-cell table:style-name="ce2" office:value-type="string" calcext:value-type="string">
            <text:p>TON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1728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SI E FABBRI</text:p>
          </table:table-cell>
          <table:table-cell table:style-name="ce2" office:value-type="string" calcext:value-type="string">
            <text:p>TON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55109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SI E FABBR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1-286183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SI E FABBR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1-286178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ICOLA MARCHIGIANA=&gt; VEDI CACCHIARELLI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 DEI PANDA → VEDI BENETTI LUIGI</text:p>
          </table:table-cell>
          <table:table-cell table:style-name="ce2"/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 RO. MI. </text:p>
          </table:table-cell>
          <table:table-cell table:style-name="ce2" office:value-type="string" calcext:value-type="string">
            <text:p>CRISTIANO DETRATTI X NUOVO MAG.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97437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 RO. MI. STABILIMENTO 3</text:p>
          </table:table-cell>
          <table:table-cell table:style-name="ce2" office:value-type="string" calcext:value-type="string">
            <text:p>ALESS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664627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 RO. MI. STABILIMENTO 3</text:p>
          </table:table-cell>
          <table:table-cell table:style-name="ce2" office:value-type="string" calcext:value-type="string">
            <text:p>GIANFRAN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75505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 RO. MI. STABILIMENTO 3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35577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 RO. MI. STABILIMENTO 3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935926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.CAV.2000 (POSTEGGIO MILANO)</text:p>
          </table:table-cell>
          <table:table-cell table:style-name="ce2" office:value-type="string" calcext:value-type="string">
            <text:p>TITOLARE CAMIL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7467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.CAV.2000 (POSTEGGIO MIL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412286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.CAV.2000 (POSTEGGIO MIL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412287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ORTO.FRUT S.A.S.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2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ORTO.FRUT S.A.S.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35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ORTO.FRUT S.A.S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60452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.STE.MI – BASSANI (LUSIA) [ANCHE RADICCHIANDO]</text:p>
          </table:table-cell>
          <table:table-cell table:style-name="ce2" office:value-type="string" calcext:value-type="string">
            <text:p>BASSANI DICE DI PARLARE QUI PER I PAGAMEN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193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.STE.MI – BASSANI (LUSIA) [ANCHE RADICCHIANDO]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25-60754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.STE.MI – BASSANI (LUSIA) [ANCHE RADICCHIANDO]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20341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BELL</text:p>
          </table:table-cell>
          <table:table-cell table:style-name="ce2" office:value-type="string" calcext:value-type="string">
            <text:p>ANGELO NICCOLI RESP.CASSE SAN PAOLOD'ARGON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425246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CENTRAL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425241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4603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FEDERICA FULLIN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1010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FEDERICA FULLIN (ASSIST.ACQUISTI) (M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1651922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FEDERICA FULLIN DIRE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035-425245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95286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7257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PESCHIERA BORROMEO (MILANO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165190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S.PAOLO D'ARGON (BG) (SEDE AMM.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425242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BELL S.R.L.</text:p>
          </table:table-cell>
          <table:table-cell table:style-name="ce2" office:value-type="string" calcext:value-type="string">
            <text:p>S.PAOLO D'ARGON (BG) (SEDE AMM.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95288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BERMAR (GIAMMARC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25993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ORTOBERMAR (GIAMMARC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867806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ORTOF.CASTELLO SRL</text:p>
          </table:table-cell>
          <table:table-cell table:style-name="ce2" office:value-type="string" calcext:value-type="string">
            <text:p>AMMINISTRAZION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95879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.CASTELLO SRL</text:p>
          </table:table-cell>
          <table:table-cell table:style-name="ce2" office:value-type="string" calcext:value-type="string">
            <text:p>CASTELLO PIERLUI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3483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.CASTELLO SRL</text:p>
          </table:table-cell>
          <table:table-cell table:style-name="ce2" office:value-type="string" calcext:value-type="string">
            <text:p>CASTELLO 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2241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.CASTELLO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45986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.CASTELLO SRL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ortofruttacastello.com" xlink:type="simple">info@ortofruttacastello.com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ORTOF.CASTELLO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95875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IMA</text:p>
          </table:table-cell>
          <table:table-cell table:style-name="ce2" office:value-type="string" calcext:value-type="string">
            <text:p>CESI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79634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ORTOFIMA</text:p>
          </table:table-cell>
          <table:table-cell table:style-name="ce2" office:value-type="string" calcext:value-type="string">
            <text:p>TELEFONO E FAX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97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ORTOFIN</text:p>
          </table:table-cell>
          <table:table-cell table:style-name="ce2" office:value-type="string" calcext:value-type="string">
            <text:p>LILLO PERRONE PER ORD.INS RICCIA/SCAROLA /PDZ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9323613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ORTOFIN</text:p>
          </table:table-cell>
          <table:table-cell table:style-name="ce2" office:value-type="string" calcext:value-type="string">
            <text:p>LILLO PERRONE PER ORD.INS RICCIA/SCAROLA /PDZ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illo.perrone@ortofin.it" xlink:type="simple">lillo.perrone@ortofin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IN</text:p>
          </table:table-cell>
          <table:table-cell table:style-name="ce2" office:value-type="string" calcext:value-type="string">
            <text:p>LORENA X ORDINI MEL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535220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IN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1488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IN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53552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RUTTA (FIRENZE)</text:p>
          </table:table-cell>
          <table:table-cell table:style-name="ce2" office:value-type="string" calcext:value-type="string">
            <text:p>PASTORELLI FAB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886552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RUTTA (FIRENZE)</text:p>
          </table:table-cell>
          <table:table-cell table:style-name="ce2" office:value-type="string" calcext:value-type="string">
            <text:p>PASTORELLI FABRIZ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5-41619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FRUTTICOLA BASSO ADIGE</text:p>
          </table:table-cell>
          <table:table-cell table:style-name="ce2" office:value-type="string" calcext:value-type="string">
            <text:p>TIZI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9702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GREEN DI GASTALDELLO</text:p>
          </table:table-cell>
          <table:table-cell table:style-name="ce2" office:value-type="string" calcext:value-type="string">
            <text:p>ARNALD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51589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GREEN DI GASTALDELLO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51590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GREEN DI GASTALDEL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18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LANI E TREVENZUO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84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MAR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1803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ORTOMERCATO (SEVEN SPA)</text:p>
          </table:table-cell>
          <table:table-cell table:style-name="ce2" office:value-type="string" calcext:value-type="string">
            <text:p>BAGG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1686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MERCATO (SEVEN SPA)</text:p>
          </table:table-cell>
          <table:table-cell table:style-name="ce2" office:value-type="string" calcext:value-type="string">
            <text:p>DIRETTO ALESANDRA ALDRIGHET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40022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MERCATO (SEVEN SP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61-24168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PADOVA SAS</text:p>
          </table:table-cell>
          <table:table-cell table:style-name="ce2" office:value-type="string" calcext:value-type="string">
            <text:p>PAOLO CAMPANA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662237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PADOVA SAS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70576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PADOVA SAS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547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PIU' (GIUS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95948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ROSA</text:p>
          </table:table-cell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7709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ROS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7709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ROS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5-40182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RO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93015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VERDE (POSTEGGIO PADOVA)</text:p>
          </table:table-cell>
          <table:table-cell table:style-name="ce2" office:value-type="string" calcext:value-type="string">
            <text:p>GIANPIET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683976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VERDE (POSTEGGIO PADOV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297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VERDE (POSTEGGIO PADOVA)</text:p>
          </table:table-cell>
          <table:table-cell table:style-name="ce2" office:value-type="string" calcext:value-type="string">
            <text:p>VENDITORE: NAZ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629206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VERDE (TAGLIATORE LODI)</text:p>
          </table:table-cell>
          <table:table-cell table:style-name="ce2" office:value-type="string" calcext:value-type="string">
            <text:p>MARCO TAGLIAFERRI (COMPRATO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949700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RTOVERDE (TAGLIATORE LODI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7-92371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VEG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73-73970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OVEG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3-73993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OVEG (ALPE DOTTOR LADUR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76735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OVEG (ALPE DOTTOR LADU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3-62616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CKMA</text:p>
          </table:table-cell>
          <table:table-cell table:style-name="ce8" office:value-type="string" calcext:value-type="string">
            <text:p>PER MACCHINA AVVOLGITRICE ROTOPLAST 1515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576152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ACKMA</text:p>
          </table:table-cell>
          <table:table-cell table:style-name="ce8" office:value-type="string" calcext:value-type="string">
            <text:p>PER MACCHINA AVVOLGITRICE ROTOPLAST 1515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576153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LBOX (BINS NUOVI € 52,00 ANNO 2010)</text:p>
          </table:table-cell>
          <table:table-cell table:style-name="ce2" office:value-type="string" calcext:value-type="string">
            <text:p>PARTENZA BOLZA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71-82001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LBOX (BINS NUOVI € 52,00 ANNO 2010)</text:p>
          </table:table-cell>
          <table:table-cell table:style-name="ce2" office:value-type="string" calcext:value-type="string">
            <text:p>PARTENZA BOLZ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1-81231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LERMO STEFANIA AZ.AGRICO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66876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LMA</text:p>
          </table:table-cell>
          <table:table-cell table:style-name="ce2" office:value-type="string" calcext:value-type="string">
            <text:p>NUNZ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514592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LM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001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LUMBO GIACO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74152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LUMBO GIACOM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64-933613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M</text:p>
          </table:table-cell>
          <table:table-cell table:style-name="ce2" office:value-type="string" calcext:value-type="string">
            <text:p>FAB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19764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PAM</text:p>
          </table:table-cell>
          <table:table-cell table:style-name="ce2" office:value-type="string" calcext:value-type="string">
            <text:p>RESP.ACQUISTI SIG.VERZEL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290004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M</text:p>
          </table:table-cell>
          <table:table-cell table:style-name="ce2" office:value-type="string" calcext:value-type="string">
            <text:p>RESP.ACQUISTI SIG.VERZEL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500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M</text:p>
          </table:table-cell>
          <table:table-cell table:style-name="ce2" office:value-type="string" calcext:value-type="string">
            <text:p>RESP.ACQUISTI SIG.VERZEL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511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M (ASMAGHI-CAMPANALE FABI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2-4884017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M (ASMAGHI-CAMPANALE FABIO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884094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M (BERTOLO UFF.ZIGARIN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570641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M (PER IMBALLAGGIO)</text:p>
          </table:table-cell>
          <table:table-cell table:style-name="ce2" office:value-type="string" calcext:value-type="string">
            <text:p>PARLARE CON DAVID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571213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M (UFF. AMMINISTRATIVO)</text:p>
          </table:table-cell>
          <table:table-cell table:style-name="ce2" office:value-type="string" calcext:value-type="string">
            <text:p>PARLARE CON BUFF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576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M (UFF. CONTABILITA'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1-549584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M (UFF. CONTABILITA')</text:p>
          </table:table-cell>
          <table:table-cell table:style-name="ce2" office:value-type="string" calcext:value-type="string">
            <text:p>PARLARE CON ELISABETTA (FT.NOLEGGI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583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M (VENE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1376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M (VENE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1131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M (VENE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1193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M (VENEZ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49611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M (ZIGARNI RESP. GENERAL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445284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NDOLI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742715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DOLI LUIG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63-5931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DOLI LUI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931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51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 office:value-type="string" calcext:value-type="string">
            <text:p>CES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67100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09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 office:value-type="string" calcext:value-type="string">
            <text:p>WAL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08469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NNEL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546639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RCO DELGARGANO</text:p>
          </table:table-cell>
          <table:table-cell table:style-name="ce2" office:value-type="string" calcext:value-type="string">
            <text:p>RAGIONIERE GIOVAN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475619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ASETTO EGIDIO (MEDIATORE MELON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302570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SETTO EGIDIO (MEDIATORE MELON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10238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SETTO GAET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0731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SINI FRANCES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429161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SOT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6464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SOTTO ESTE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83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SSALONGO (BANCALI USAT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284302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STA GIOIOSA (RODIGO MN)</text:p>
          </table:table-cell>
          <table:table-cell table:style-name="ce2" office:value-type="string" calcext:value-type="string">
            <text:p>STORTI SER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65070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TTARO MARCO</text:p>
          </table:table-cell>
          <table:table-cell table:style-name="ce2" office:value-type="string" calcext:value-type="string">
            <text:p>LUSI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20340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TTARO MARCO</text:p>
          </table:table-cell>
          <table:table-cell table:style-name="ce2" office:value-type="string" calcext:value-type="string">
            <text:p>LUS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22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VANELLO VALER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49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AVANELLO VALERIO</text:p>
          </table:table-cell>
          <table:table-cell table:style-name="ce2" office:value-type="string" calcext:value-type="string">
            <text:p>MERC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1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ECANA (PRONTOCHEF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698400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ECANA (PRONTOCHEF)</text:p>
          </table:table-cell>
          <table:table-cell table:style-name="ce2" office:value-type="string" calcext:value-type="string">
            <text:p>MARIOTTO 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77333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ECANA (PRONTOCHEF)</text:p>
          </table:table-cell>
          <table:table-cell table:style-name="ce2" office:value-type="string" calcext:value-type="string">
            <text:p>MASINI FRAN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05513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ECANA (PRONTOCHEF)</text:p>
          </table:table-cell>
          <table:table-cell table:style-name="ce2" office:value-type="string" calcext:value-type="string">
            <text:p>UFFICIO AMMINISTRATIV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3469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ECANA (PRONTOCHEF)</text:p>
          </table:table-cell>
          <table:table-cell table:style-name="ce2" office:value-type="string" calcext:value-type="string">
            <text:p>UFFICIO COMMERCIAL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8400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EDEVARA</text:p>
          </table:table-cell>
          <table:table-cell table:style-name="ce2" office:value-type="string" calcext:value-type="string">
            <text:p>AS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671834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EDEVAR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71902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ERBELLINI ANDREINA</text:p>
          </table:table-cell>
          <table:table-cell table:style-name="ce2" office:value-type="string" calcext:value-type="string">
            <text:p>PER INS. I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8402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ERBELLINI TRANQUIL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37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ERINELLI RUL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8431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ERINI SANTE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901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EROTELLI CARROZZERIA (CAR.VI.PER.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527</text:p>
          </table:table-cell>
          <table:table-cell table:style-name="ce2" office:value-type="string" calcext:value-type="string">
            <text:p>MANUTENZIONI RIPARAZIONI</text:p>
          </table:table-cell>
          <table:table-cell table:style-name="ce2" office:value-type="string" calcext:value-type="string">
            <text:p>CAMION</text:p>
          </table:table-cell>
          <table:table-cell table:style-name="ce2" table:number-columns-repeated="5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PERUSI (POSTEGGIO VR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09477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PERUSI (POSTEGGIO VR)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807315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ERUSI (POSTEGGIO VR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067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ESARES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1-72006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ETTENE STEFANO</text:p>
          </table:table-cell>
          <table:table-cell table:style-name="ce2" office:value-type="string" calcext:value-type="string">
            <text:p>PER RINGHIERA – FABB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37357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EZZO ADRIANO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2543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EZZO AUGUSTO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6426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EZZO AUGUST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77715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IACENZA ANTONIO</text:p>
          </table:table-cell>
          <table:table-cell table:style-name="ce2" office:value-type="string" calcext:value-type="string">
            <text:p>COMPRATO CASA FOGG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9644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IACENZA ANTONIO</text:p>
          </table:table-cell>
          <table:table-cell table:style-name="ce2" office:value-type="string" calcext:value-type="string">
            <text:p>COMPRATO CASA FOGGIN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eco_sicura@alice.it" xlink:type="simple">eco_sicura@alice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LASTRO PLAST SNC (FRANCO POLATO)</text:p>
          </table:table-cell>
          <table:table-cell table:style-name="ce2" office:value-type="string" calcext:value-type="string">
            <text:p>RICICLO MAT. PLASTICHE BINS USA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931277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ILASTRO PLAST SNC (FRANCO POLATO)</text:p>
          </table:table-cell>
          <table:table-cell table:style-name="ce2" office:value-type="string" calcext:value-type="string">
            <text:p>RICICLO MAT. PLASTICHE BINS USAT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4-57223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ILASTRO PLAST SNC (FRANCO POLATO)</text:p>
          </table:table-cell>
          <table:table-cell table:style-name="ce2" office:value-type="string" calcext:value-type="string">
            <text:p>RICICLO MAT. PLASTICHE BINS USA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57223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IOVANI EUGENIO E FIGLI</text:p>
          </table:table-cell>
          <table:table-cell table:style-name="ce2" office:value-type="string" calcext:value-type="string">
            <text:p>(FRATELLO)</text:p>
          </table:table-cell>
          <table:table-cell table:style-name="ce2" office:value-type="string" calcext:value-type="string">
            <text:p>CELL</text:p>
          </table:table-cell>
          <table:table-cell table:style-name="ce14" office:value-type="string" calcext:value-type="string">
            <text:p>335-845756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IOVANI EUGENIO E FIGLI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71863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IOVANI EUGENIO E FIGLI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0-997147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IOVANI EUGENIO E FIGLI</text:p>
          </table:table-cell>
          <table:table-cell table:style-name="ce2" office:value-type="string" calcext:value-type="string">
            <text:p>GIUL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45756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ITTONI (POSTEGGIO VICENZA)</text:p>
          </table:table-cell>
          <table:table-cell table:style-name="ce2" office:value-type="string" calcext:value-type="string">
            <text:p>PER RICAVI MELONI STEF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618158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IZZIGHELLA LERIS ROBER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514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376-398845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 office:value-type="string" calcext:value-type="string">
            <text:p>PAD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4832416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 office:value-type="string" calcext:value-type="string">
            <text:p>SIMON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8-3750230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502956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22438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 (PER BANCALI LEGNO USATI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102</text:p>
          </table:table-cell>
          <table:table-cell table:style-name="ce2" office:value-type="string" calcext:value-type="string">
            <text:p>IMBALLAGGI BANCALI USAT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IZZOLINI (ASOLA INSALAT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65638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LAFONI GIANN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53647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LAFONI GIANN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-24702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OGGI ANGELO (ASCOLI SCAROLA)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932652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OGGI ANGELO (ASCOLI SCAROLA)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4-93289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OGGI ANGELO (ASCOLI SCAROL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30679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OKER (PADOVA) (EX-DARE)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22516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OKER (PADOVA) (EX-DAR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37626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OKER (PADOVA) (EX-DA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193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OKER (PADOVA) (EX-DAR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4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OLI VITTORIO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9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OLIFRUTTA</text:p>
          </table:table-cell>
          <table:table-cell table:style-name="ce2" office:value-type="string" calcext:value-type="string">
            <text:p>DAX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23-59207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OLIFRUTTA</text:p>
          </table:table-cell>
          <table:table-cell table:style-name="ce2" office:value-type="string" calcext:value-type="string">
            <text:p>MAURIZIO PER PAGAMENT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3598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OLIFRUTTA</text:p>
          </table:table-cell>
          <table:table-cell table:style-name="ce2" office:value-type="string" calcext:value-type="string">
            <text:p>PARABOSH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10924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OLIFRUTTA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23-59236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ONTINA 2000</text:p>
          </table:table-cell>
          <table:table-cell table:style-name="ce2" office:value-type="string" calcext:value-type="string">
            <text:p>MAURIZ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73-66405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ORRINI FLAV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1967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ORRINI LINO E DINO</text:p>
          </table:table-cell>
          <table:table-cell table:style-name="ce2" office:value-type="string" calcext:value-type="string">
            <text:p>MIL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9304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ORRINI LINO E DIN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1874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ORRINI STELV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76-81800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OZZA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923998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OZZA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73002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RANDINI PNEUMATICI</text:p>
          </table:table-cell>
          <table:table-cell table:style-name="ce2" office:value-type="string" calcext:value-type="string">
            <text:p>MOZZECAN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930127</text:p>
          </table:table-cell>
          <table:table-cell table:style-name="ce2" office:value-type="string" calcext:value-type="string">
            <text:p>MANUTENZIONI RIPARAZIONI GOMME PNEUMATIC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RANDINI PNEUMATIC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30098</text:p>
          </table:table-cell>
          <table:table-cell table:style-name="ce2" office:value-type="string" calcext:value-type="string">
            <text:p>MANUTENZIONI RIPARAZIONI GOMME PNEUMATICI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PRIMO FIORE (POSTEGGIO MILANO)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126002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RIMO FIORE (POSTEGGIO MILANO)</text:p>
          </table:table-cell>
          <table:table-cell table:style-name="ce2" office:value-type="string" calcext:value-type="string">
            <text:p>MOGLIE ENZ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90530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ROMAPRIM (FRANCIA PER INSALATA)</text:p>
          </table:table-cell>
          <table:table-cell table:style-name="ce2" office:value-type="string" calcext:value-type="string">
            <text:p>(NUMERO TROVATO SU CARTELLINI PEDANE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6 09 54 72 6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ROMAPRIM (FRANCIA PER INSALATA)</text:p>
          </table:table-cell>
          <table:table-cell table:style-name="ce2" office:value-type="string" calcext:value-type="string">
            <text:p>GIAMARCO (PREFISSO PER FISSI 0033 E SI TOGLIE UNO “0”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0954726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RONTISSIMA 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2969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RT CARROZZERIA ISOLA D.SCA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4009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RT CARROZZERIA ISOLA D.SCA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12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MAGAZZINO CASAZZA (BG)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5-81264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MAGAZZINO CASAZZA (BG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81017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MERCATO BG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5-424036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MERCATO BG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45238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PUNTO FRESCO SRL</text:p>
          </table:table-cell>
          <table:table-cell table:style-name="ce2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72103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QUAGLIA (AZIENDA AGRICOLA)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664845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QUAGLIA (AZIENDA AGRICO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639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QUAGLIA (DISTRIBUTORE NOGARA AGIP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32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QUIKER S.R.L.</text:p>
          </table:table-cell>
          <table:table-cell table:style-name="ce2" office:value-type="string" calcext:value-type="string">
            <text:p>TOR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9723396 (-7)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&amp;C LAB SRL</text:p>
          </table:table-cell>
          <table:table-cell table:style-name="ce2" office:value-type="string" calcext:value-type="string">
            <text:p>GIOVANNI ANNUNZIATA RESP.VERO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9537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&amp;C LAB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4-34904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&amp;C LAB SRL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34904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AIMONDO E CESARI S.R.L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311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AIMONDO E CESARI S.R.L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327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AS ASSICURAZIONI ISOLA DELLA SCA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218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AS ASSICURAZIONI ISOLA DELLA SCA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90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EAMI RO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69414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ECUPERO IMB.USATO (SUP.MARTINELLI)</text:p>
          </table:table-cell>
          <table:table-cell table:style-name="ce2" office:value-type="string" calcext:value-type="string">
            <text:p>SIMONINI 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02683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ENATO LUSA</text:p>
          </table:table-cell>
          <table:table-cell table:style-name="ce2" office:value-type="string" calcext:value-type="string">
            <text:p>GIONATA CORZ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689154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RENATO LUS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45-8343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ENATO LUS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5-87871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IELLO (DI CASTELLETTOBERTOLA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1050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IELLO (DI CASTELLETTOBERTOLA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25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IGHET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08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IGONI FERDINAND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38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IGONI FERDINAN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61400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IGONI MARIO (CARROZZIER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85850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IGONI MAURO (FAGN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398106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IGONI ROBERTO</text:p>
          </table:table-cell>
          <table:table-cell table:style-name="ce2" office:value-type="string" calcext:value-type="string">
            <text:p>INS. GENTILE INS. LATTUG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15930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IGONI SAPORETTI (PER GENTILE E LATTUG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54815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IGONI SAPORETTI (PER GENTILE E LATTUG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3011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INCO PNEUMATIC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0030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INCO PNEUMATIC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30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ISCALD.INFRA SOFITTO ADAMI LORIS</text:p>
          </table:table-cell>
          <table:table-cell table:style-name="ce2" office:value-type="string" calcext:value-type="string">
            <text:p>PER MANUTENZIONI E RIPARAZIO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646548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ISCALD.INFRA SOFITTO ADAMI LORIS</text:p>
          </table:table-cell>
          <table:table-cell table:style-name="ce2" office:value-type="string" calcext:value-type="string">
            <text:p>PER MANUTENZIONI E RIPARAZIO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0039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ISPOLI (ISALATA NAPOLI)</text:p>
          </table:table-cell>
          <table:table-cell table:style-name="ce2" office:value-type="string" calcext:value-type="string">
            <text:p>CARMIN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494992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RISPOLI (ISALATA NAPOLI)</text:p>
          </table:table-cell>
          <table:table-cell table:style-name="ce2" office:value-type="string" calcext:value-type="string">
            <text:p>EN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1245327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RIZZ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068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IZZO</text:p>
          </table:table-cell>
          <table:table-cell table:style-name="ce2" office:value-type="string" calcext:value-type="string">
            <text:p>ADEL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009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IZZO</text:p>
          </table:table-cell>
          <table:table-cell table:style-name="ce2" office:value-type="string" calcext:value-type="string">
            <text:p>LUIG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071169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RIZZO</text:p>
          </table:table-cell>
          <table:table-cell table:style-name="ce2" office:value-type="string" calcext:value-type="string">
            <text:p>NIPOTE: 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532667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OBISON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21-77719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OCCO TRASPORTI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32849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OCCO TRASPORT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631170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ROCCO TRASPORTI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logistica@roccotrasporti.it" xlink:type="simple">logistica@roccotrasporti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ROCCO TRASPOR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3112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ODEGHER GIUL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242191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ODEGHER GIUL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840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OMANI MAURI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66589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OMANI MAURIZI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7522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ONZAT GIACOMO S.P.A. (PORDENONE)</text:p>
          </table:table-cell>
          <table:table-cell table:style-name="ce2" office:value-type="string" calcext:value-type="string">
            <text:p>TOMAT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4-8513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ONZAT GIACOMO S.P.A. (PORDENON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4-85744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OSA (MONSELICE CASTELFRANC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80977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OSSIGNOLI VITTOR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89420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OSSINI ALBERTO</text:p>
          </table:table-cell>
          <table:table-cell table:style-name="ce2" office:value-type="string" calcext:value-type="string">
            <text:p>FIGLIO FILIPP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0559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ROSSINI ALBERT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6902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ROSSINI ALBER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0559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OSSINI ALBER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4492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UFFATO ANTON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31-27568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UFFATO ANTONI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31-27536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UFFATO ANTON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7900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UIN LUCIAN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5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UIN LUCI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44885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RUIN LUCIA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45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3"/>
          <table:table-cell table:number-columns-repeated="2"/>
          <table:table-cell table:style-name="ce2" table:number-columns-repeated="247"/>
          <table:table-cell table:number-columns-repeated="771"/>
        </table:table-row>
        <table:table-row table:style-name="ro2">
          <table:table-cell table:style-name="ce2" office:value-type="string" calcext:value-type="string">
            <text:p>S.ANNA (CHIOGGIA)</text:p>
          </table:table-cell>
          <table:table-cell table:style-name="ce2" office:value-type="string" calcext:value-type="string">
            <text:p>R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67746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ALUTE E SICUREZZA (AYAAD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50246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ALUTE E SICUREZZA (AYAAD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254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ALVAG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178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ALVI (BG) (AGRINATURA)</text:p>
          </table:table-cell>
          <table:table-cell table:style-name="ce2" office:value-type="string" calcext:value-type="string">
            <text:p>CRISTI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7063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ALVI (BG) (AGRINATURA)</text:p>
          </table:table-cell>
          <table:table-cell table:style-name="ce2" office:value-type="string" calcext:value-type="string">
            <text:p>GIOSEPP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5431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ALVI (BG) (AGRINATUR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68406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ALVI (BG) (AGRINATU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5-6665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ALVI ENZ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588959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ALVI ENZ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9334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ANDU (CONOSCE FINANZIERE)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274222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ANDU (CONOSCE FINANZIERE)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9-954117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ANTIN DINO (FAGN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37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 office:value-type="string" calcext:value-type="string">
            <text:p>ONOFRIO FIGLIO DI ANGE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204895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0-675576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441325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30-541491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913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9217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NTUCC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9945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ATIN DANIEL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480091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ATIN LUIGI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539682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BIZZERA</text:p>
          </table:table-cell>
          <table:table-cell table:style-name="ce2" office:value-type="string" calcext:value-type="string">
            <text:p>BRU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6559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BIZZERA</text:p>
          </table:table-cell>
          <table:table-cell table:style-name="ce2" office:value-type="string" calcext:value-type="string">
            <text:p>FLAV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06559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CANDOLA ANTONELLO (BUTTAPIETR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11815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CANOLA RICCARD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31605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CAPINI TELONI</text:p>
          </table:table-cell>
          <table:table-cell table:style-name="ce2" office:value-type="string" calcext:value-type="string">
            <text:p>GREMBIULI OPERAIE MS.120 / CLAUDI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51350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CAPINI TELONI</text:p>
          </table:table-cell>
          <table:table-cell table:style-name="ce2" office:value-type="string" calcext:value-type="string">
            <text:p>GREMBIULI OPERAIE MS.120 / CLAUD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983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CAPPINI UGO E F.LLI</text:p>
          </table:table-cell>
          <table:table-cell table:style-name="ce2" office:value-type="string" calcext:value-type="string">
            <text:p>VIA CAMAGR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11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CARABELLO &amp; C. SNC OFFICINA IVEC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10070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CARABELLO &amp; C. SNC OFFICINA IVECO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scarabellosnc@tiscalinet.it" xlink:type="simple">scarabellosnc@tiscalinet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CARABELLO &amp; C. SNC OFFICINA IVE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070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CHIAVO RE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614478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CIPIONI DANIELE</text:p>
          </table:table-cell>
          <table:table-cell table:style-name="ce2" office:value-type="string" calcext:value-type="string">
            <text:p>PRODUZIONE BIOLOGI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4623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COLARI FABIO (BONFERRAR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241432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EGALA ELEONORA</text:p>
          </table:table-cell>
          <table:table-cell table:number-columns-repeated="2" table:style-name="ce2" office:value-type="string" calcext:value-type="string">
            <text:p>CELL</text:p>
          </table:table-cell>
          <table:table-cell table:style-name="ce10" office:value-type="string" calcext:value-type="string">
            <text:p>340-406989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EGALA ELEONORA</text:p>
          </table:table-cell>
          <table:table-cell table:style-name="ce2" office:value-type="string" calcext:value-type="string">
            <text:p>NEGOZ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917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EGALA ROMA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274216</text:p>
          </table:table-cell>
          <table:table-cell table:style-name="ce2" office:value-type="string" calcext:value-type="string">
            <text:p>MANUTENZIONI RIPARAZIONI ELETTRICIST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ELECTA S.R.L.(AGENZIA)</text:p>
          </table:table-cell>
          <table:table-cell table:style-name="ce2" office:value-type="string" calcext:value-type="string">
            <text:p>RINNER ANTON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3-62200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ENO E SENO</text:p>
          </table:table-cell>
          <table:table-cell table:style-name="ce2" office:value-type="string" calcext:value-type="string">
            <text:p>PER COLTELL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27915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ENO E SENO</text:p>
          </table:table-cell>
          <table:table-cell table:style-name="ce2" office:value-type="string" calcext:value-type="string">
            <text:p>PER COLTEL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0178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GUAZZABIA AZ.AGR. DI MACACCARI</text:p>
          </table:table-cell>
          <table:table-cell table:style-name="ce2" office:value-type="string" calcext:value-type="string">
            <text:p>FIGLIO JIMM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2-142615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GUAZZABIA AZ.AGR. DI MACACCARI</text:p>
          </table:table-cell>
          <table:table-cell table:style-name="ce2" office:value-type="string" calcext:value-type="string">
            <text:p>PADRE DO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218509</text:p>
          </table:table-cell>
          <table:table-cell table:style-name="ce2" table:number-columns-repeated="249"/>
          <table:table-cell table:number-columns-repeated="771"/>
        </table:table-row>
        <table:table-row table:style-name="ro3">
          <table:table-cell table:style-name="ce2" office:value-type="string" calcext:value-type="string">
            <text:p>SHOP S.P.A.</text:p>
          </table:table-cell>
          <table:table-cell table:style-name="ce2" office:value-type="string" calcext:value-type="string">
            <text:p>CONTABILITA'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9350669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HOP S.P.A.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2-241044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HOP S.P.A.</text:p>
          </table:table-cell>
          <table:table-cell table:style-name="ce2" office:value-type="string" calcext:value-type="string">
            <text:p>MAGAZZINO BELLINGERI ROBER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2441109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SHOP S.P.A.</text:p>
          </table:table-cell>
          <table:table-cell table:style-name="ce2" office:value-type="string" calcext:value-type="string">
            <text:p>MICH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1164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SILE S.R.L. (TREVIS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230628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SILL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2721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ILVANA (POSTI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8811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INGH</text:p>
          </table:table-cell>
          <table:table-cell table:style-name="ce2" office:value-type="string" calcext:value-type="string">
            <text:p>INDIANI NOGAR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40923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INGH MAAN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0-973307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INGH MAAN</text:p>
          </table:table-cell>
          <table:table-cell table:style-name="ce2" office:value-type="string" calcext:value-type="string">
            <text:p>INDIANI – FIGLIO SINGH RANVIND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335153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INGH MAAN (DASH MESH)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8-199939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INGH RANVIR (CONOSCE GIANELLO) (LALLY)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779030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BIA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35825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BIA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7-67451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13300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IPO (CESENA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547-672680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PAZZAG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54671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IPO (CESENA)</text:p>
          </table:table-cell>
          <table:table-cell table:style-name="ce2" office:value-type="string" calcext:value-type="string">
            <text:p>STEFA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47-674514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ISA – CEDI SISA CENTRO NORD (SUPERMERCATI)</text:p>
          </table:table-cell>
          <table:table-cell table:style-name="ce2" office:value-type="string" calcext:value-type="string">
            <text:p>PER COORD.BANCARIE STEFANIA SANTAGIULIAN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Stefania.santagiuliana@cedielaborazioni.it" xlink:type="simple">Stefania.santagiuliana@cedielaborazioni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ISA – CEDI SISA CENTRO NORD (SUPERMERCATI)</text:p>
          </table:table-cell>
          <table:table-cell table:style-name="ce2" office:value-type="string" calcext:value-type="string">
            <text:p>PER PAGAMENTI: ?? BARBARA GARBINA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415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ISA – CEDI SISA CENTRO NORD (SUPERMERCATI)</text:p>
          </table:table-cell>
          <table:table-cell table:style-name="ce2" office:value-type="string" calcext:value-type="string">
            <text:p>RESP.ACQ FEDERICO CHIAVEL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80-800990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9" office:value-type="string" calcext:value-type="string">
            <text:p>360-42304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ISA – CEDI SISA CENTRO NORD (SUPERMERCATI)</text:p>
          </table:table-cell>
          <table:table-cell table:style-name="ce2" office:value-type="string" calcext:value-type="string">
            <text:p>RESP.ACQ ROMEO LORE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5685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ISA – CEDI SISA CENTRO NORD (SUPERMERCATI)</text:p>
          </table:table-cell>
          <table:table-cell table:style-name="ce2" office:value-type="string" calcext:value-type="string">
            <text:p>RESP.LOGISTICA MORENO ZIM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07055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ISA – CEDI SISA CENTRO NORD (SUPERMERCATI)</text:p>
          </table:table-cell>
          <table:table-cell table:style-name="ce2" office:value-type="string" calcext:value-type="string">
            <text:p>RESP.ORDINI FT NC FEDERICO CHIAVELL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907027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ISA – CEDI SISA CENTRO NORD (SUPERMERCATI)</text:p>
          </table:table-cell>
          <table:table-cell table:style-name="ce2" office:value-type="string" calcext:value-type="string">
            <text:p>RESP.ORDINI FT NC FEDERICO CHIAVEL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07056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ISA – CEDI SISA CENTRO NORD (SUPERMERCATI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4-41569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LEFRUTTA (PIERO EX-MORAND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4701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LIM ALIMENTARI</text:p>
          </table:table-cell>
          <table:table-cell table:style-name="ce2" office:value-type="string" calcext:value-type="string">
            <text:p>FINO ANTON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43492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ACQUISTI ORTOFRUTT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0-993333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ACQUISTI ORTOFRUTTA FERRAR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61324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AMBROSINI</text:p>
          </table:table-cell>
          <table:table-cell table:style-name="ce2" office:value-type="string" calcext:value-type="string">
            <text:p>CELL</text:p>
          </table:table-cell>
          <table:table-cell table:style-name="ce14" office:value-type="string" calcext:value-type="string">
            <text:p>338-737334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ALL CENTER ROZZANO PER PAG. LUN-&gt;VEN 13.30-&gt;17.00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2-5758400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ENTRALINO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2-5758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ONTROLLO QUALIT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0-993339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ONTROLLO QUALITA E RIC.MERCI – FONTA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701483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CURRO' – ORDINI ORTOFRUTTA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30-701483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FERRARI GIORGIO – PER ORARI SCARICO E RITARDI VET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66-667762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FERRARI REN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05880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FONTANA – CONTROLLO QUALITA' – INVIO DDT GIORNALIER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30-701481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INVIO DDT GIORNALIER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op320112@sma.it" xlink:type="simple">op320112@sma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IVA VIMERCATI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2-57583368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PER FATTURA NON PAGATE DISABBINATA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PER RICHIEDERE LORO FT SCONT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PORTINERIA</text:p>
          </table:table-cell>
          <table:table-cell table:style-name="ce2" office:value-type="string" calcext:value-type="string">
            <text:p>TEL</text:p>
          </table:table-cell>
          <table:table-cell table:style-name="ce14" office:value-type="string" calcext:value-type="string">
            <text:p>030-993332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RICEVIMENTO MERCI</text:p>
          </table:table-cell>
          <table:table-cell table:style-name="ce2" office:value-type="string" calcext:value-type="string">
            <text:p>FAX</text:p>
          </table:table-cell>
          <table:table-cell table:style-name="ce14" office:value-type="string" calcext:value-type="string">
            <text:p>030-993339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SMA SPA</text:p>
          </table:table-cell>
          <table:table-cell table:style-name="ce2" office:value-type="string" calcext:value-type="string">
            <text:p>X CASSE IFC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701484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OFFIATI (PER TRATTORE)</text:p>
          </table:table-cell>
          <table:table-cell table:style-name="ce2" office:value-type="string" calcext:value-type="string">
            <text:p>FRACCA DAVID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12389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OFFIATI (PER TRATTORE)</text:p>
          </table:table-cell>
          <table:table-cell table:style-name="ce2" office:value-type="string" calcext:value-type="string">
            <text:p>OFFICINA (FRACCA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6024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SOFFIATI (PER TRATTORE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7904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OFFIATI (PER TRATTOR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801012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OGEGROSS SPA</text:p>
          </table:table-cell>
          <table:table-cell table:style-name="ce2" office:value-type="string" calcext:value-type="string">
            <text:p>COMPRATORE: GIUSEPPE VANNUL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412397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OGEGROSS SP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10-8335322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GEGROSS SPA</text:p>
          </table:table-cell>
          <table:table-cell table:style-name="ce2" office:value-type="string" calcext:value-type="string">
            <text:p>COMPRATORE: GIUSEPPE VANNULL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giuseppe.vannulli@sogegross.it" xlink:type="simple">giuseppe.vannulli@sogegross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OGEGROSS SPA</text:p>
          </table:table-cell>
          <table:table-cell table:style-name="ce2" office:value-type="string" calcext:value-type="string">
            <text:p>COMPRATORE: GIUSEPPE VANNUL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0-833539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OGEGROSS SPA</text:p>
          </table:table-cell>
          <table:table-cell table:style-name="ce2" office:value-type="string" calcext:value-type="string">
            <text:p>GIUSVA MINUTO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0-833543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GEGROSS SPA</text:p>
          </table:table-cell>
          <table:table-cell table:style-name="ce2" office:value-type="string" calcext:value-type="string">
            <text:p>GIUSVA MINUTOL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giusva.minutoli@sogegross.it" xlink:type="simple">giusva.minutoli@sogegross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OGEGROSS SPA</text:p>
          </table:table-cell>
          <table:table-cell table:style-name="ce2" office:value-type="string" calcext:value-type="string">
            <text:p>SIMONA CONT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0-8335386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GEGROSS SPA</text:p>
          </table:table-cell>
          <table:table-cell table:style-name="ce2" office:value-type="string" calcext:value-type="string">
            <text:p>SIMONA CONTE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simona.conte@sogegross.it" xlink:type="simple">simona.conte@sogegross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OGEGROSS SPA</text:p>
          </table:table-cell>
          <table:table-cell table:style-name="ce2" office:value-type="string" calcext:value-type="string">
            <text:p>VALERIA GHIGLIER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0-833539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SOGEGROSS SPA</text:p>
          </table:table-cell>
          <table:table-cell table:style-name="ce2" office:value-type="string" calcext:value-type="string">
            <text:p>VALERIA GHIGLIER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valeria.ghiglieri@sogegross.it" xlink:type="simple">valeria.ghiglieri@sogegross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OGEGROSS SPA</text:p>
          </table:table-cell>
          <table:table-cell table:style-name="ce2" office:value-type="string" calcext:value-type="string">
            <text:p>SCARICO COF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0-833525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OLDINI NELL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28058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OLDINI NELL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131-85456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OLDINI NELL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31-85446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OLOSOLE S.R.L. (BRESCIA)</text:p>
          </table:table-cell>
          <table:table-cell table:style-name="ce2" office:value-type="string" calcext:value-type="string">
            <text:p>FELIC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018523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OLOSOLE S.R.L. (BRESCIA)</text:p>
          </table:table-cell>
          <table:table-cell table:style-name="ce2" office:value-type="string" calcext:value-type="string">
            <text:p>FELIC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216140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PAGNA</text:p>
          </table:table-cell>
          <table:table-cell table:style-name="ce2" office:value-type="string" calcext:value-type="string">
            <text:p>ANTONIO MAREND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9-5046401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PEDIZIONIERE AVESANI DINO</text:p>
          </table:table-cell>
          <table:table-cell table:style-name="ce2" office:value-type="string" calcext:value-type="string">
            <text:p>(LAVORA PER RENATO EXPORT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8205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PEDIZIONIERE AVESANI DINO</text:p>
          </table:table-cell>
          <table:table-cell table:style-name="ce2" office:value-type="string" calcext:value-type="string">
            <text:p>PER DOCUMENTI DOGANA EXPORT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8205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PEDIZIONIERE AVESANI D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44615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PINELLI CLAUDI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7165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PINELLI CLAUDIO</text:p>
          </table:table-cell>
          <table:table-cell table:style-name="ce2" office:value-type="string" calcext:value-type="string">
            <text:p>ABITAZIONE CORRAD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7160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PINELLI CLAUD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0-49345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TEGANO LUCIANO (PRODUTTORE MELONI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803651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TERZI GIORGIO (VALEGGI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6505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UPER GI BI (MILANO)</text:p>
          </table:table-cell>
          <table:table-cell table:style-name="ce2" office:value-type="string" calcext:value-type="string">
            <text:p>CLAUD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36517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UPER GI BI (MILANO)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6082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UPER GI BI (MILA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518886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UPERMERCATI GRISI SRL</text:p>
          </table:table-cell>
          <table:table-cell table:style-name="ce2" office:value-type="string" calcext:value-type="string">
            <text:p>SIG.VALENT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65206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SUPERMERCATI GRISI SRL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15103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18 (POSTEGGIO TORINO)</text:p>
          </table:table-cell>
          <table:table-cell table:style-name="ce2" office:value-type="string" calcext:value-type="string">
            <text:p>SIGN.FABAR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493735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TARGA (AZ.AGR.)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722974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ARGA ROBERT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52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ARGA ROBERTO</text:p>
          </table:table-cell>
          <table:table-cell table:style-name="ce2" office:value-type="string" calcext:value-type="string">
            <text:p>FIGLIO ALESSIO LAVO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20505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ARGA ROBERTO</text:p>
          </table:table-cell>
          <table:table-cell table:style-name="ce2" office:value-type="string" calcext:value-type="string">
            <text:p>FIGLIO ALESSIO PERSONA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62546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ARGA ROBERTO</text:p>
          </table:table-cell>
          <table:table-cell table:style-name="ce2" office:value-type="string" calcext:value-type="string">
            <text:p>POST.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04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ASSO RODOLFO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50025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ASSO RODOLFO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5649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ASSO RODOLF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30451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CNOCASA (ISOLA DELLA SCALA)</text:p>
          </table:table-cell>
          <table:table-cell table:style-name="ce2" office:value-type="string" calcext:value-type="string">
            <text:p>TITOLARE TOMASETTO 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941026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CNOCASA (ISOLA DELLA SCAL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043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CNOCASA (ISOLA DELLA SCA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42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CNOFER (OSTIGL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86-80243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LECOM ITALIA</text:p>
          </table:table-cell>
          <table:table-cell table:style-name="ce2" office:value-type="string" calcext:value-type="string">
            <text:p>PER DISDETTA UTENZA TELEFONICA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80330818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LECOM ITALIA</text:p>
          </table:table-cell>
          <table:table-cell table:style-name="ce2" office:value-type="string" calcext:value-type="string">
            <text:p>TECNICO CHE HA RISOLTO PROB.ADSL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28323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LECOM ITALIA – TECNICO</text:p>
          </table:table-cell>
          <table:table-cell table:style-name="ce2" office:value-type="string" calcext:value-type="string">
            <text:p>VENUTO 04/2011 PER PROB. ADSL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684013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LEFONITALIA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20089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LEFONITALIA</text:p>
          </table:table-cell>
          <table:table-cell table:style-name="ce2" office:value-type="string" calcext:value-type="string">
            <text:p>TECNICO MAU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476488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LEFONITAL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522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MU BV HOLLAND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3172562439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MU BV HOLLAND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3172567310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NDE DA SOLE (ISOLA D. SCALA)</text:p>
          </table:table-cell>
          <table:table-cell table:style-name="ce2" office:value-type="string" calcext:value-type="string">
            <text:p>FAUS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28625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NDE DA SOLE (ISOLA D. SCALA)</text:p>
          </table:table-cell>
          <table:table-cell table:style-name="ce2" office:value-type="string" calcext:value-type="string">
            <text:p>FAUS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92519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LUIGI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038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LUIG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7306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LUIGINO “UFFICIO”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02018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54632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RAZZAN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00800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RRA ORT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600103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 OR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601213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ALFONSO MAROTTA (X IMBALLAGG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0053060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DEMET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334623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MOGLIE DEMETRIO PER PAG: MODE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9191763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ROBERTO (PER FATTUR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575305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RUB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180898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SARA (COLLABORATRICE DEMETR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7035595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1818014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UFFICIO (ULTIMO)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28-1818602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 office:value-type="string" calcext:value-type="string">
            <text:p>U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67507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RRAMORE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28-347015</text:p>
          </table:table-cell>
          <table:table-cell table:style-name="ce2" office:value-type="string" calcext:value-type="string">
            <text:p>PRODOTTI CAMPANIA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TERRE EUGANEE SOC.COOP.A R.L.</text:p>
          </table:table-cell>
          <table:table-cell table:style-name="ce2" office:value-type="string" calcext:value-type="string">
            <text:p>X IMBALLAGGI IFCO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commerciale@terreeuganee.it" xlink:type="simple">commerciale@terreeuganee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RRE EUGANEE SOC.COOP.A R.L.</text:p>
          </table:table-cell>
          <table:table-cell table:style-name="ce2" office:value-type="string" calcext:value-type="string">
            <text:p>X IMBALLAGGI: STEFAN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9-77853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RRE EUGANEE SOC.COOP.A R.L.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9-77808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TERRON VITTORIO</text:p>
          </table:table-cell>
          <table:table-cell table:style-name="ce2" office:value-type="string" calcext:value-type="string">
            <text:p>PER LAVORAZIONE GREZZ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464100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SINI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506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SINI</text:p>
          </table:table-cell>
          <table:table-cell table:style-name="ce2" office:value-type="string" calcext:value-type="string">
            <text:p>ABITAZIONE SOREL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324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SINI</text:p>
          </table:table-cell>
          <table:table-cell table:style-name="ce2" office:value-type="string" calcext:value-type="string">
            <text:p>CELLULA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063359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SI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505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SINI </text:p>
          </table:table-cell>
          <table:table-cell table:style-name="ce2" office:value-type="string" calcext:value-type="string">
            <text:p>COMMERCIALISTA STUDIO BELLE'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25140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STON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3320807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TESTONE GIUSEPPE</text:p>
          </table:table-cell>
          <table:table-cell table:style-name="ce2" office:value-type="string" calcext:value-type="string">
            <text:p>COMPARE DI LUCCI GREGO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42676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EZZA (BUTTAPIETRA) (VITANATURE PRODUCE)</text:p>
          </table:table-cell>
          <table:table-cell table:style-name="ce2" office:value-type="string" calcext:value-type="string">
            <text:p>RESP.ACQUISTI SIG. CAZADOR STEF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396271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ZZA (BUTTAPIETRA) (VITANATURE PRODUC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6671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ZZA F.LLI AZ AGRICOLA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33146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ZZA F.LLI AZ AGRICOLA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-855034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ZZA F.LLI AZ AGRICOLA</text:p>
          </table:table-cell>
          <table:table-cell table:style-name="ce2" office:value-type="string" calcext:value-type="string">
            <text:p>GIAMPIET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33146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EZZA F.LLI AZ AGRICO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55065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HIND SATNAM SINGH</text:p>
          </table:table-cell>
          <table:table-cell table:style-name="ce2" office:value-type="string" calcext:value-type="string">
            <text:p>INDIA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7-913573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HIND SATNAM SINGH</text:p>
          </table:table-cell>
          <table:table-cell table:style-name="ce2" office:value-type="string" calcext:value-type="string">
            <text:p>INDIANI 2014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4-747556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IATI SOC.COOP. (FOGGIA)</text:p>
          </table:table-cell>
          <table:table-cell table:style-name="ce2" office:value-type="string" calcext:value-type="string">
            <text:p>PIETR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057755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IATI SOC.COOP. (FOGGI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82-421174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IATI SOC.COOP. (FOGGI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82-421175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IEFFE (LA TIEFFE ORTOF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111393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IEFFE (LA TIEFFE ORTOF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7518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IEFFE (LA TIEFFE ORTOF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7517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REFERENTE: BARBARA CHIORLIN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781373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REFERENTE: BARBARA CHIORLIN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781361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IM (ALESSANDRO BARONI)</text:p>
          </table:table-cell>
          <table:table-cell table:style-name="ce2" office:value-type="string" calcext:value-type="string">
            <text:p>RAPPRESENTANT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272511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IM PER GUAST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80084690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IOZZO FRATELLI</text:p>
          </table:table-cell>
          <table:table-cell table:style-name="ce2" office:value-type="string" calcext:value-type="string">
            <text:p>FAB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66615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IOZZO FRATELLI</text:p>
          </table:table-cell>
          <table:table-cell table:style-name="ce2" office:value-type="string" calcext:value-type="string">
            <text:p>LUIGI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882321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IOZZO FRATELL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6-33718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IOZZO PIERINO GOBETT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1-49011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IOZZO PIERINO GOBETTO</text:p>
          </table:table-cell>
          <table:table-cell table:style-name="ce2" office:value-type="string" calcext:value-type="string">
            <text:p>S.ANNA DI CHIOGIA VENEZ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49017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IOZZO PIERINO GOBETT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411440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IPOLITOGRAFIA GI BI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63916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TIPOLITOGRAFIA GI B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007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GNOLI LUSIA RENZ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5644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GNOLI LUSIA RENZ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3448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MEZZOLI (GEOMETR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0011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MEZZOLI (GEOMETR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11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MEZZOLI (GEOMETR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322371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TOMIOLO STUDIO ASSOCIATO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57301089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OMIOLO STUDIO ASSOCIATO</text:p>
          </table:table-cell>
          <table:table-cell table:style-name="ce2" office:value-type="string" calcext:value-type="string">
            <text:p>GIOV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108434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MIOLO STUDIO ASSOCIATO</text:p>
          </table:table-cell>
          <table:table-cell table:style-name="ce2" office:value-type="string" calcext:value-type="string">
            <text:p>UFFICI VERON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033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MIOLO STUDIO ASSOCIATO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232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5">
          <table:table-cell table:style-name="ce2" office:value-type="string" calcext:value-type="string">
            <text:p>TONDODONATO CESILIO (CUGINO BIOCCA)</text:p>
          </table:table-cell>
          <table:table-cell table:style-name="ce2" office:value-type="string" calcext:value-type="string">
            <text:p>FINOCCHIO RADICCHIO (NSALATA SU PROGRAMMA) </text:p>
            <text:p>CI HA CHIAMATO LUI NEL 2015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9214072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OP FRUIT</text:p>
          </table:table-cell>
          <table:table-cell table:style-name="ce2" office:value-type="string" calcext:value-type="string">
            <text:p>MERCATO TRIEST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0-30701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P FRUIT</text:p>
          </table:table-cell>
          <table:table-cell table:style-name="ce2" office:value-type="string" calcext:value-type="string">
            <text:p>MERCATO TRIEST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0-30400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P FRUIT (POSTEGGIO PADOVA)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11485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P FRUIT (POSTEGGIO PADOV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540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RRESANI ANDRE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047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ABITAZION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38611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0590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106019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NICOLETTA (COMMERCIALE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193541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SATTO ANDREA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938507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SATTO ANDRE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51150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OSATTO FRUIT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2-73988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P PALLET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833134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NSFER TRADE</text:p>
          </table:table-cell>
          <table:table-cell table:style-name="ce2" office:value-type="string" calcext:value-type="string">
            <text:p>ANTONELLA FACCHINEL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46885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NSFER TRADE</text:p>
          </table:table-cell>
          <table:table-cell table:style-name="ce2" office:value-type="string" calcext:value-type="string">
            <text:p>ANTONELLA FACCHINELLI</text:p>
          </table:table-cell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ANGE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910422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AUTISTA MAURIZ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674199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AUTISTA MAURIZIO “PERSONALE”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0743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AUTISTA SANDRO “RAGIONIERE”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8213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NSLUSIA</text:p>
          </table:table-cell>
          <table:table-cell table:style-name="ce2" office:value-type="string" calcext:value-type="string">
            <text:p>MASSI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2594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NSLUS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74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NSLUS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5" office:value-type="string" calcext:value-type="string">
            <text:p>0425-60775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NSLUSI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25-60785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SPORTI DELLI QUANTI TRASPORTI</text:p>
          </table:table-cell>
          <table:table-cell table:style-name="ce2" office:value-type="string" calcext:value-type="string">
            <text:p>MAGNOLIA MATT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01545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SPORTI DELLI QUANTI TRASPORTI</text:p>
          </table:table-cell>
          <table:table-cell table:style-name="ce2" office:value-type="string" calcext:value-type="string">
            <text:p>SAN NICANDRO GARG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175052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SPORTI DEVI (AQUILA)</text:p>
          </table:table-cell>
          <table:table-cell table:style-name="ce2" office:value-type="string" calcext:value-type="string">
            <text:p>DANIE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651071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SPORTI DEVI (AQUIL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71185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SPORTI KIARA (AVEZZANO)</text:p>
          </table:table-cell>
          <table:table-cell table:style-name="ce2" office:value-type="string" calcext:value-type="string">
            <text:p>N° DATO DA PANDO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686304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SPORTI KIARA (AVEZZ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36651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SPORTI KIARA (AVEZZANO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575633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SPORTI KIARA (AVEZZAN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863-2239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SPORTI STRANOTIR – SICILIA</text:p>
          </table:table-cell>
          <table:table-cell table:style-name="ce2" office:value-type="string" calcext:value-type="string">
            <text:p>MARIAN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79677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SPORTI STRANOTIR – SICILIA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95-53342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TTAMENTO ACQUE ZANATTA CAR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6183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ATTAMENTO ACQUE ZANATTA CARL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89902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ATTAMENTO ACQUE ZANATTA CARLO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zanattacarlo.it" xlink:type="simple">info@zanattacarlo.it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RATTAMENTO ACQUE ZANATTA CAR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4124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I FRUTTA NICOLA CULTRON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0049-1768449385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I FRUTTA NICOLA CULTRON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049-80318072641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TRI FRUTTA NICOLA CULTRONA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trifrutta.de" xlink:type="simple">info@trifrutta.de</text:a></text:p>
          </table:table-cell>
          <table:table-cell table:style-name="ce10"/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RI FRUTTA NICOLA CULTRON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049-1769993543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IF IOANA MARIA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107937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OMBIN STEFANO (LAVORAVA PER FORNARI?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63918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ONCHETTO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95666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ONCHETTO</text:p>
          </table:table-cell>
          <table:table-cell table:style-name="ce2" office:value-type="string" calcext:value-type="string">
            <text:p>PA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1-528993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OPICAL FRUIT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2-551077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OPICAL FRUIT</text:p>
          </table:table-cell>
          <table:table-cell table:style-name="ce2" office:value-type="string" calcext:value-type="string">
            <text:p>GIAN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802283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ROPICAL FRUIT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2-546110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URAZZA BRUNO</text:p>
          </table:table-cell>
          <table:table-cell table:style-name="ce2" office:value-type="string" calcext:value-type="string">
            <text:p>SEMINA RADICCHIO € 15/ CAMPO V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?? 347-604263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URAZZA BRUNO</text:p>
          </table:table-cell>
          <table:table-cell table:style-name="ce2" office:value-type="string" calcext:value-type="string">
            <text:p>SEMINA RADICCHIO € 15/ CAMPO VR</text:p>
          </table:table-cell>
          <table:table-cell table:style-name="ce2" office:value-type="string" calcext:value-type="string">
            <text:p>TEL</text:p>
          </table:table-cell>
          <table:table-cell table:style-name="ce2" office:value-type="string" calcext:value-type="string">
            <text:p>0442-81516</text:p>
          </table:table-cell>
          <table:table-cell table:style-name="ce2" office:value-type="string" calcext:value-type="string">
            <text:p>SEMINA RADICCHIO € 15/ CAMPO VR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CO</text:p>
          </table:table-cell>
          <table:table-cell table:style-name="ce2" office:value-type="string" calcext:value-type="string">
            <text:p>MARTIN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370193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URCO</text:p>
          </table:table-cell>
          <table:table-cell table:style-name="ce2" office:value-type="string" calcext:value-type="string">
            <text:p>MOGLIE: ALESSANDRA PACHER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166206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URC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8-148060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URC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037787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93678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01596</text:p>
          </table:table-cell>
          <table:table-cell table:style-name="ce2" office:value-type="string" calcext:value-type="string">
            <text:p>COMMERCIALIST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CO ALESSANDR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01071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URCO ALESSAND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00192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TURELLA IMBALLAGGI</text:p>
          </table:table-cell>
          <table:table-cell table:style-name="ce2" office:value-type="string" calcext:value-type="string">
            <text:p>AUGUS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449530</text:p>
          </table:table-cell>
          <table:table-cell table:style-name="ce2" office:value-type="string" calcext:value-type="string">
            <text:p>IMBALLAGGI CASSETTE PLASTIC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ELLA IMBALLAGGI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44-785310</text:p>
          </table:table-cell>
          <table:table-cell table:style-name="ce2" office:value-type="string" calcext:value-type="string">
            <text:p>IMBALLAGGI CASSETTE PLASTIC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ELLA IMBALLAGGI</text:p>
          </table:table-cell>
          <table:table-cell table:style-name="ce2" office:value-type="string" calcext:value-type="string">
            <text:p>MATTE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2053197</text:p>
          </table:table-cell>
          <table:table-cell table:style-name="ce2" office:value-type="string" calcext:value-type="string">
            <text:p>IMBALLAGGI CASSETTE PLASTIC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ELLA IMBALLAGGI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4-785309</text:p>
          </table:table-cell>
          <table:table-cell table:style-name="ce2" office:value-type="string" calcext:value-type="string">
            <text:p>IMBALLAGGI CASSETTE PLASTIC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RIN IMPIANTI SRL (IMPIANTO ALLARME)</text:p>
          </table:table-cell>
          <table:table-cell table:style-name="ce2" office:value-type="string" calcext:value-type="string">
            <text:p>REPERIBI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6-6185164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RIN IMPIANTI SRL (IMPIANTO ALLARME)</text:p>
          </table:table-cell>
          <table:table-cell table:style-name="ce2" office:value-type="string" calcext:value-type="string">
            <text:p>TECNICO (MICHELE BERTON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2821802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RIN IMPIANTI SRL (IMPIANTO ALLARM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80411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RRIN IMPIANTI SRL (IMPIANTO ALLARM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799282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TURRIN IMPIANTI SRL (IMPIANTO ALLARME)</text:p>
          </table:table-cell>
          <table:table-cell table:style-name="ce2"/>
          <table:table-cell table:style-name="ce2" office:value-type="string" calcext:value-type="string">
            <text:p>WEB</text:p>
          </table:table-cell>
          <table:table-cell table:style-name="ce10" office:value-type="string" calcext:value-type="string">
            <text:p><text:a xlink:href="http://www.turrinimpianti.it/" xlink:type="simple">www.turrinimpianti.it</text:a></text:p>
          </table:table-cell>
          <table:table-cell table:style-name="ce2" office:value-type="string" calcext:value-type="string">
            <text:p>MANUTENZIONI RIPARAZIONI IMPIANTO ALLARM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TUZZA MARIA ROSA (AZ.AGR.)</text:p>
          </table:table-cell>
          <table:table-cell table:style-name="ce2" office:value-type="string" calcext:value-type="string">
            <text:p>(VEDI MORATELLO ENRICO)</text:p>
          </table:table-cell>
          <table:table-cell table:style-name="ce2" office:value-type="string" calcext:value-type="string">
            <text:p>REMINDER</text:p>
          </table:table-cell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GOLINI MAR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3-271850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GOLINI MARIN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12992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LISSE SRL (MERCATO PADOVA)</text:p>
          </table:table-cell>
          <table:table-cell table:style-name="ce2" office:value-type="string" calcext:value-type="string">
            <text:p>MARCHIORO DAVID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21163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LISSE SRL (MERCATO PADOVA)</text:p>
          </table:table-cell>
          <table:table-cell table:style-name="ce2" office:value-type="string" calcext:value-type="string">
            <text:p>MARCHIORO ULIS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0792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LISSE SRL (MERCATO PADOV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7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LISSE SRL (MERCATO PADOVA)</text:p>
          </table:table-cell>
          <table:table-cell table:style-name="ce2" office:value-type="string" calcext:value-type="string">
            <text:p>VENDITORE DE STEFANI ANTONEL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708000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LISSE SRL (MERCATO PADOV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9-870298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LSS - COMPRI MARCO PER TIROCINIO</text:p>
          </table:table-cell>
          <table:table-cell table:style-name="ce2" office:value-type="string" calcext:value-type="string">
            <text:p>CELLULARE PERSONA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495903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LSS - COMPRI MARCO PER TIROCINIO</text:p>
          </table:table-cell>
          <table:table-cell table:style-name="ce2" office:value-type="string" calcext:value-type="string">
            <text:p>SEGRETERI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71235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NI CONSULTING SRL (BOLZANO)</text:p>
          </table:table-cell>
          <table:table-cell table:number-columns-repeated="2" table:style-name="ce2" office:value-type="string" calcext:value-type="string">
            <text:p>FAX</text:p>
          </table:table-cell>
          <table:table-cell table:style-name="ce10" office:value-type="string" calcext:value-type="string">
            <text:p>0473-497510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UNI CONSULTING SRL (BOLZANO)</text:p>
          </table:table-cell>
          <table:table-cell table:style-name="ce2" office:value-type="string" calcext:value-type="string">
            <text:p>SVETLANA KONOBEEV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1573231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UNI CONSULTING SRL (BOLZANO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73-497500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UNI CONSULTING SRL (BOLZANO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4">
          <table:table-cell table:style-name="ce2" office:value-type="string" calcext:value-type="string">
            <text:p>UNI CONSULTING SRL (BOLZANO)</text:p>
          </table:table-cell>
          <table:table-cell table:style-name="ce2"/>
          <table:table-cell table:style-name="ce2" office:value-type="string" calcext:value-type="string">
            <text:p>WEB</text:p>
          </table:table-cell>
          <table:table-cell table:style-name="ce2" office:value-type="string" calcext:value-type="string">
            <text:p><text:a xlink:href="http://www.uni-consulting.eu/" xlink:type="simple">www.uni-consulting.eu</text:a></text:p>
          </table:table-cell>
          <table:table-cell table:style-name="ce2" office:value-type="string" calcext:value-type="string">
            <text:p>AGENZIA COMMERCIO RUSS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UNICOMM SRL</text:p>
          </table:table-cell>
          <table:table-cell table:style-name="ce2" office:value-type="string" calcext:value-type="string">
            <text:p>OPERATORE ORTOFRUTTA FABIO FRANZO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268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NICOMM SRL</text:p>
          </table:table-cell>
          <table:table-cell table:style-name="ce2" office:value-type="string" calcext:value-type="string">
            <text:p>PADOV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0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NICOMM SRL</text:p>
          </table:table-cell>
          <table:table-cell table:style-name="ce2" office:value-type="string" calcext:value-type="string">
            <text:p>RESP.ACQUISTI ORTOF. SIG.GHELLER VITTOR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9-870300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DIEGO BORTOLOT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85608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DIEGO BORTOLOTT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33075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DIEGO BORTOLO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33072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ROBERTO SCEVAROL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695798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ROBERTO SCEVAROL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493902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NICREDIT</text:p>
          </table:table-cell>
          <table:table-cell table:style-name="ce2" office:value-type="string" calcext:value-type="string">
            <text:p>ROBERTO SCEVAROL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487140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NICREDIT FILIALE ISOLA</text:p>
          </table:table-cell>
          <table:table-cell table:style-name="ce2" office:value-type="string" calcext:value-type="string">
            <text:p>DIRETTORE MORELATO GIACO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08555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NICREDIT FILIALE ISOLA</text:p>
          </table:table-cell>
          <table:table-cell table:style-name="ce2" office:value-type="string" calcext:value-type="string">
            <text:p>DIRETTORE MORELATO GIACOM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3181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UNICREDITO</text:p>
          </table:table-cell>
          <table:table-cell table:style-name="ce2" office:value-type="string" calcext:value-type="string">
            <text:p>DIEGO BORTOLOTTO</text:p>
          </table:table-cell>
          <table:table-cell table:style-name="ce2" office:value-type="string" calcext:value-type="string">
            <text:p>MAIL</text:p>
          </table:table-cell>
          <table:table-cell table:style-name="ce11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NIONE AGRICOLTORI ISOLA DELLA SCALA</text:p>
          </table:table-cell>
          <table:table-cell table:style-name="ce2" office:value-type="string" calcext:value-type="string">
            <text:p>DIRETTO LUC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886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NIONE AGRICOLTORI ISOLA DELLA SCALA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34964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NIONE AGRICOLTORI ISOLA DELLA SCALA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0004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UNIONE AGRICOLTORI ISOLA DELLA SCAL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8865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UNIONE AGRICOLTORI VERONA</text:p>
          </table:table-cell>
          <table:table-cell table:style-name="ce2" office:value-type="string" calcext:value-type="string">
            <text:p>FRANCESCA QUINTANINI X CONTRIBUT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62881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.S.D. SRL (IMPIANTO ALLARM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305465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.S.D. SRL (IMPIANTO ALLARME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info@vsd-sistemi.com" xlink:type="simple">info@vsd-sistemi.com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.S.D. SRL (IMPIANTO ALLARM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305453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VAGNARELLI ENRI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1427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6"/>
          <table:table-cell table:style-name="ce16" table:number-columns-repeated="242"/>
          <table:table-cell table:number-columns-repeated="771"/>
        </table:table-row>
        <table:table-row table:style-name="ro2">
          <table:table-cell table:style-name="ce2" office:value-type="string" calcext:value-type="string">
            <text:p>VAGNARELLI ENRI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704356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VALENTI (CORRIDONIA DI MACERATA)</text:p>
          </table:table-cell>
          <table:table-cell table:style-name="ce2" office:value-type="string" calcext:value-type="string">
            <text:p>PER VERZ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2474094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VALLE PIETRO FRANCESCO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2-55180342</text:p>
          </table:table-cell>
          <table:table-cell table:style-name="ce2" office:value-type="string" calcext:value-type="string">
            <text:p>POSTEGGIO MIL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VALLE PIETRO FRANCES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1-317391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ALLE PIETRO FRANCESC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41-59254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ALPE IMBALLAGGI (IMBALL. LEGNO)</text:p>
          </table:table-cell>
          <table:table-cell table:style-name="ce2" office:value-type="string" calcext:value-type="string">
            <text:p>VITTOR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969152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ALPE IMBALLAGGI (IMBALL. LEGNO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96159</text:p>
          </table:table-cell>
          <table:table-cell table:style-name="ce2" table:number-columns-repeated="249"/>
          <table:table-cell table:number-columns-repeated="771"/>
        </table:table-row>
        <table:table-row table:style-name="ro4">
          <table:table-cell table:style-name="ce2" office:value-type="string" calcext:value-type="string">
            <text:p>VALPE IMBALLAGGI (IMBALL. LEGNO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10" office:value-type="string" calcext:value-type="string">
            <text:p><text:a xlink:href="mailto:valpe.imballaggi@tin.it" xlink:type="simple">valpe.imballaggi@tin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ALPE IMBALLAGGI (IMBALL. LEGN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99217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ARA SNC</text:p>
          </table:table-cell>
          <table:table-cell table:style-name="ce2" office:value-type="string" calcext:value-type="string">
            <text:p>BATTERIE TREVENZU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31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ARA SNC</text:p>
          </table:table-cell>
          <table:table-cell table:style-name="ce2" office:value-type="string" calcext:value-type="string">
            <text:p>BATTERIE TREVENZUOL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5064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CHINI CARLET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5600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NDITTI ANGE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319178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VENDITTI ANGE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863-528543</text:p>
          </table:table-cell>
          <table:table-cell table:style-name="ce2" office:value-type="string" calcext:value-type="string">
            <text:p>PRODOTTI AVEZZANO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VENERI LIVIO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86-80253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NETO BANCA (FABRIZIO MORA)</text:p>
          </table:table-cell>
          <table:table-cell table:style-name="ce2" office:value-type="string" calcext:value-type="string">
            <text:p>UFFICIO DIRETT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2752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NETO BANCA (FABRIZIO MORA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697211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NETO BANCA (FABRIZIO MOR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222582</text:p>
          </table:table-cell>
          <table:table-cell table:style-name="ce2" table:number-columns-repeated="7"/>
          <table:table-cell table:style-name="ce16" table:number-columns-repeated="242"/>
          <table:table-cell table:number-columns-repeated="771"/>
        </table:table-row>
        <table:table-row table:style-name="ro4">
          <table:table-cell table:style-name="ce2" office:value-type="string" calcext:value-type="string">
            <text:p>VENETO BANCA (FABRIZIO MORA)</text:p>
          </table:table-cell>
          <table:table-cell table:style-name="ce2"/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NETO BANCA (FABRIZIO MOR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2254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NETO BANCA (FILIALE BOVOLONE)</text:p>
          </table:table-cell>
          <table:table-cell table:style-name="ce2" office:value-type="string" calcext:value-type="string">
            <text:p>BEATRICE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0130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NETO BANCA (FILIALE BOVOLONE)</text:p>
          </table:table-cell>
          <table:table-cell table:style-name="ce2" office:value-type="string" calcext:value-type="string">
            <text:p>CAPO AREA: GENNAR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188335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NETO BANCA (FILIALE BOVOLONE)</text:p>
          </table:table-cell>
          <table:table-cell table:style-name="ce2" office:value-type="string" calcext:value-type="string">
            <text:p>LUIGINO ISELL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1-683341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NETO BANCA (FILIALE BOVOLON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90148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NTURI CARL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48058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NTURI CARL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0187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NTURI MIR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8272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NTURI MIR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96084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RDE EUROPA (UDINE)</text:p>
          </table:table-cell>
          <table:table-cell table:style-name="ce2" office:value-type="string" calcext:value-type="string">
            <text:p>MATTIA (FIGLIO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60076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RDE EUROPA (UDINE)</text:p>
          </table:table-cell>
          <table:table-cell table:style-name="ce2" office:value-type="string" calcext:value-type="string">
            <text:p>SIG.RA TERESA (TITOLARE PER PAG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040523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RDE EUROPA (UDINE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32-52022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RDE EUROPA (UDINE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32-52022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RDE EUROPA ZEVIO</text:p>
          </table:table-cell>
          <table:table-cell table:style-name="ce2" office:value-type="string" calcext:value-type="string">
            <text:p>BELLINI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9790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RDE EUROPA ZEVIO</text:p>
          </table:table-cell>
          <table:table-cell table:style-name="ce2" office:value-type="string" calcext:value-type="string">
            <text:p>BELLI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06831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RONA SUD SISTEMI</text:p>
          </table:table-cell>
          <table:table-cell table:style-name="ce2" office:value-type="string" calcext:value-type="string">
            <text:p>PER PROGRAMMI CONTABILITA'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29551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RTRAS</text:p>
          </table:table-cell>
          <table:table-cell table:style-name="ce2" office:value-type="string" calcext:value-type="string">
            <text:p>ABITAZIONE FRANCESCO FURFAR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66097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ERTRAS</text:p>
          </table:table-cell>
          <table:table-cell table:style-name="ce2" office:value-type="string" calcext:value-type="string">
            <text:p>ALAM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0-769030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AREGGIO FRUTTA DI VANNUCCI</text:p>
          </table:table-cell>
          <table:table-cell table:style-name="ce2" office:value-type="string" calcext:value-type="string">
            <text:p>MERCATO VIAREG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84-39216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CENTINI ALESSANDR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56825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CENTINI SANTO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9-124273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CENTINI SANTO</text:p>
          </table:table-cell>
          <table:table-cell table:style-name="ce2" office:value-type="string" calcext:value-type="string">
            <text:p>SAN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28-083204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CENTINI SANTO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131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CANTELE BATIST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93-312362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SIG.CARUS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5-003775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STUDIO CARUS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605130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STUDIO CARUS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05130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STUDIO ROCCO VERSACI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877676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STUDIO ROCCO VERSAC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875172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58245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2</text:p>
          </table:table-cell>
          <table:table-cell table:style-name="ce2" office:value-type="string" calcext:value-type="string">
            <text:p>ZANDONA' CARL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9-844425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1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FRUTTA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1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FRUTTA (GIANCARL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7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FRUTTA (GIANCARL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7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FRUTTA (MATTE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2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LLAFRUTTA (MATTEO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699812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3" office:value-type="string" calcext:value-type="string">
            <text:p>0382-34282</text:p>
          </table:table-cell>
          <table:table-cell table:number-columns-repeated="2"/>
          <table:table-cell table:style-name="ce2" table:number-columns-repeated="247"/>
          <table:table-cell table:number-columns-repeated="771"/>
        </table:table-row>
        <table:table-row table:style-name="ro2">
          <table:table-cell table:style-name="ce2" office:value-type="string" calcext:value-type="string">
            <text:p>VINCI GIOVANNI (PUGLIE)</text:p>
          </table:table-cell>
          <table:table-cell table:style-name="ce2" office:value-type="string" calcext:value-type="string">
            <text:p>AZIENDA BRINDISI E META' PONT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830641</text:p>
          </table:table-cell>
          <table:table-cell table:style-name="ce2" office:value-type="string" calcext:value-type="string">
            <text:p>PRODOTTI PUGLI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VIPAK (CASS. POLIST.) =&gt; ORA ECOFORM</text:p>
          </table:table-cell>
          <table:table-cell table:style-name="ce2" office:value-type="string" calcext:value-type="string">
            <text:p>ELIA VICENTINI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30-93316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PAK (CASS. POLIST.) =&gt; ORA ECOFORM</text:p>
          </table:table-cell>
          <table:table-cell table:style-name="ce2" office:value-type="string" calcext:value-type="string">
            <text:p>VIVIANI VAL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552993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TTORIA ASSICURAZIONI</text:p>
          </table:table-cell>
          <table:table-cell table:style-name="ce2" office:value-type="string" calcext:value-type="string">
            <text:p>ISOLA DELLA SCA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32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ITTORIA ASSICURAZIONI</text:p>
          </table:table-cell>
          <table:table-cell table:style-name="ce2" office:value-type="string" calcext:value-type="string">
            <text:p>ISOLA DELLA SCAL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2333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OL ORTOFRUTTA DI CONSALTER WALTER</text:p>
          </table:table-cell>
          <table:table-cell table:style-name="ce2" office:value-type="string" calcext:value-type="string">
            <text:p>CONSALTER VALTE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380190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OL ORTOFRUTTA DI CONSALTER WALTER</text:p>
          </table:table-cell>
          <table:table-cell table:style-name="ce2" office:value-type="string" calcext:value-type="string">
            <text:p>OSCAR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578621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VOL ORTOFRUTTA DI CONSALTER WALTER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22-150000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FFANI MASSIM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6856696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MBLERLA MAURIZI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4-5474921</text:p>
          </table:table-cell>
          <table:table-cell table:style-name="ce2" office:value-type="string" calcext:value-type="string">
            <text:p>MAGAZZINO A CASAZZA (LUI è DI OSTIGLIA) COMPRA LATTUGA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AMMINISTRAZIONE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6439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AUREL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50757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LUCA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22930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5-736350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MBONI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63724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MBOTTO GIUSEPPE</text:p>
          </table:table-cell>
          <table:table-cell table:style-name="ce2" office:value-type="string" calcext:value-type="string">
            <text:p>CASA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30048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MBOTTO GIUSEPPE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6-334125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NARINI LUCIANO (MODENA)</text:p>
          </table:table-cell>
          <table:table-cell table:style-name="ce2" office:value-type="string" calcext:value-type="string">
            <text:p>GIOVANNI (PER PAGAMENT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51554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NARINI LUCIANO (MODENA)</text:p>
          </table:table-cell>
          <table:table-cell table:style-name="ce2" office:value-type="string" calcext:value-type="string">
            <text:p>MAURO (PER PAGAMENTI TI DICE DI PARLARE CON GIOVANNI)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51554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NARINI LUCIANO (MODENA)</text:p>
          </table:table-cell>
          <table:table-cell table:style-name="ce2" office:value-type="string" calcext:value-type="string">
            <text:p>UFFIC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9-79894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NARINI LUCIANO (MODENA)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59-977280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NARINI LUCIANO (MODENA)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59-977219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NOLINI S.R.L.</text:p>
          </table:table-cell>
          <table:table-cell table:style-name="ce2" office:value-type="string" calcext:value-type="string">
            <text:p>CLAUDIO TONOLI AMMINISTRATOR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48588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NOLINI S.R.L.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7-33563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NOLINI S.R.L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5-710012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PPOLA CLEMENTE E MARCO AZ.AGR.</text:p>
          </table:table-cell>
          <table:table-cell table:style-name="ce2" office:value-type="string" calcext:value-type="string">
            <text:p>CLEMENTE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1258848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PPOLA CLEMENTE E MARCO AZ.AGR.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9-4636541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PPOLA CLEMENTE E MARCO AZ.AGR.</text:p>
          </table:table-cell>
          <table:table-cell table:style-name="ce2"/>
          <table:table-cell table:style-name="ce2" office:value-type="string" calcext:value-type="string">
            <text:p>FAX</text:p>
          </table:table-cell>
          <table:table-cell table:style-name="ce10" office:value-type="string" calcext:value-type="string">
            <text:p>0442-64126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APPOLA CLEMENTE E MARCO AZ.AGR.</text:p>
          </table:table-cell>
          <table:table-cell table:style-name="ce2"/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442-64126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ERBINATI</text:p>
          </table:table-cell>
          <table:table-cell table:style-name="ce2" office:value-type="string" calcext:value-type="string">
            <text:p>ABITAZIONE GIORGI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42-429489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ERBINATI</text:p>
          </table:table-cell>
          <table:table-cell table:style-name="ce2" office:value-type="string" calcext:value-type="string">
            <text:p>ENRIC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13152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ERBINATI</text:p>
          </table:table-cell>
          <table:table-cell table:style-name="ce2" office:value-type="string" calcext:value-type="string">
            <text:p>GIORGI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35-7413150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ERBINATI</text:p>
          </table:table-cell>
          <table:table-cell table:style-name="ce2" office:value-type="string" calcext:value-type="string">
            <text:p>MAGAZZIN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142-429207</text:p>
          </table:table-cell>
          <table:table-cell table:style-name="ce2" table:number-columns-repeated="249"/>
          <table:table-cell table:number-columns-repeated="771"/>
        </table:table-row>
        <table:table-row table:style-name="ro2">
          <table:table-cell table:style-name="ce2" office:value-type="string" calcext:value-type="string">
            <text:p>ZOBOLETTI AFRO (MARCHE)</text:p>
          </table:table-cell>
          <table:table-cell table:style-name="ce2" office:value-type="string" calcext:value-type="string">
            <text:p>UFFICIO: PIERO</text:p>
          </table:table-cell>
          <table:table-cell table:style-name="ce2" office:value-type="string" calcext:value-type="string">
            <text:p>TEL</text:p>
          </table:table-cell>
          <table:table-cell table:style-name="ce10" office:value-type="string" calcext:value-type="string">
            <text:p>0735-659524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ZOBOLETTI AFRO (MARCHE)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8-2294150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ZUARI GINO</text:p>
          </table:table-cell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0054958</text:p>
          </table:table-cell>
          <table:table-cell table:style-name="ce2" office:value-type="string" calcext:value-type="string">
            <text:p>PRODOTTI MARCHE</text:p>
          </table:table-cell>
          <table:table-cell table:style-name="ce2" table:number-columns-repeated="248"/>
          <table:table-cell table:number-columns-repeated="771"/>
        </table:table-row>
        <table:table-row table:style-name="ro2">
          <table:table-cell table:style-name="ce2" office:value-type="string" calcext:value-type="string">
            <text:p>ZUARI GINO</text:p>
          </table:table-cell>
          <table:table-cell table:style-name="ce2"/>
          <table:table-cell table:style-name="ce2" office:value-type="string" calcext:value-type="string">
            <text:p>CELL</text:p>
          </table:table-cell>
          <table:table-cell table:style-name="ce10" office:value-type="string" calcext:value-type="string">
            <text:p>347-4505209</text:p>
          </table:table-cell>
          <table:table-cell table:style-name="ce2" table:number-columns-repeated="249"/>
          <table:table-cell table:number-columns-repeated="771"/>
        </table:table-row>
        <table:table-row table:style-name="ro7" table:number-rows-repeated="30141">
          <table:table-cell table:style-name="ce2" table:number-columns-repeated="3"/>
          <table:table-cell table:style-name="ce10"/>
          <table:table-cell table:style-name="ce2" table:number-columns-repeated="249"/>
          <table:table-cell table:number-columns-repeated="771"/>
        </table:table-row>
        <table:table-row table:style-name="ro7" table:number-rows-repeated="1016594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3:.$D$1132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2:Foglio1.F183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Tahoma1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fo:background-color="transparent" style:print-page-order="ttb" style:first-page-number="continue" style:scale-to-X="1" style:scale-to-Y="3" style:writing-mode="lr-tb" style:print="charts drawings grid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7.51mm" fo:margin-left="0mm" fo:margin-right="0mm" fo:margin-bottom="12.7mm"/>
      </style:header-style>
      <style:footer-style>
        <style:header-footer-properties fo:min-height="7.51mm" fo:margin-left="0mm" fo:margin-right="0mm" fo:margin-top="12.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 style:data-style-name="N2" text:time-value="10:28:09.718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Windows_x86 LibreOffice_project/de093506bcdc5fafd9023ee680b8c60e3e0645d7</meta:generator>
    <meta:creation-date>2006-08-22T11:19:42</meta:creation-date>
    <dc:date>2015-04-17T10:32:06.031000000</dc:date>
    <meta:editing-cycles>207</meta:editing-cycles>
    <meta:editing-duration>P1DT14H22M41S</meta:editing-duration>
    <meta:print-date>2015-02-26T15:09:04.140000000</meta:print-date>
    <meta:document-statistic meta:table-count="3" meta:cell-count="6838" meta:object-count="0"/>
    <meta:user-defined meta:name="Info 1"/>
    <meta:user-defined meta:name="Info 2"/>
    <meta:user-defined meta:name="Info 3"/>
    <meta:user-defined meta:name="Info 4"/>
  </office:meta>
</office:document-meta>
</file>